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_32_4" style:data-style-name="N0">
      <style:table-cell-properties style:vertical-align="automatic" fo:background-color="transparent"/>
    </style:style>
    <style:style style:name="ce30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_32_4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5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5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_32_4" style:data-style-name="N36"/>
    <style:style style:name="ce59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Normal_32_5" style:data-style-name="N0">
      <style:table-cell-properties style:vertical-align="automatic" fo:background-color="transparent"/>
    </style:style>
    <style:style style:name="ce61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2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8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3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341836.5" table:style-name="ce9">
            <text:p>17.341.837</text:p>
          </table:table-cell>
          <table:table-cell office:value-type="percentage" office:value="1" table:style-name="ce10">
            <text:p>100,0%</text:p>
          </table:table-cell>
          <table:table-cell office:value-type="float" office:value="7489362" table:style-name="ce8">
            <text:p>7.489.362</text:p>
          </table:table-cell>
          <table:table-cell office:value-type="float" office:value="7353386" table:style-name="ce8">
            <text:p>7.353.386</text:p>
          </table:table-cell>
          <table:table-cell office:value-type="float" office:value="4227432" table:style-name="ce8">
            <text:p>4.227.432</text:p>
          </table:table-cell>
          <table:table-cell office:value-type="date" office:date-value="2022-09-19T00:00:00" table:style-name="ce11">
            <text:p>19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091" table:style-name="ce14">
            <text:p>2.688.091</text:p>
          </table:table-cell>
          <table:table-cell office:value-type="percentage" office:value="0.97979853574649156" table:style-name="ce15">
            <text:p>98,0%</text:p>
          </table:table-cell>
          <table:table-cell office:value-type="float" office:value="1152277" table:style-name="ce13">
            <text:p>1.152.277</text:p>
          </table:table-cell>
          <table:table-cell office:value-type="float" office:value="1132245" table:style-name="ce13">
            <text:p>1.132.245</text:p>
          </table:table-cell>
          <table:table-cell office:value-type="float" office:value="732452" table:style-name="ce13">
            <text:p>732.452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444.5" table:style-name="ce14">
            <text:p>2.303.445</text:p>
          </table:table-cell>
          <table:table-cell office:value-type="percentage" office:value="0.93891791332235763" table:style-name="ce15">
            <text:p>93,9%</text:p>
          </table:table-cell>
          <table:table-cell office:value-type="float" office:value="929832" table:style-name="ce13">
            <text:p>929.832</text:p>
          </table:table-cell>
          <table:table-cell office:value-type="float" office:value="920706" table:style-name="ce13">
            <text:p>920.706</text:p>
          </table:table-cell>
          <table:table-cell office:value-type="float" office:value="730246" table:style-name="ce13">
            <text:p>730.246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0584.5" table:style-name="ce14">
            <text:p>2.060.585</text:p>
          </table:table-cell>
          <table:table-cell office:value-type="percentage" office:value="0.97213798367837589" table:style-name="ce15">
            <text:p>97,2%</text:p>
          </table:table-cell>
          <table:table-cell office:value-type="float" office:value="929378" table:style-name="ce13">
            <text:p>929.378</text:p>
          </table:table-cell>
          <table:table-cell office:value-type="float" office:value="914381" table:style-name="ce13">
            <text:p>914.381</text:p>
          </table:table-cell>
          <table:table-cell office:value-type="float" office:value="495051" table:style-name="ce13">
            <text:p>495.051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8914.5" table:style-name="ce14">
            <text:p>4.198.915</text:p>
          </table:table-cell>
          <table:table-cell office:value-type="percentage" office:value="0.94354915184462107" table:style-name="ce15">
            <text:p>94,4%</text:p>
          </table:table-cell>
          <table:table-cell office:value-type="float" office:value="1824751" table:style-name="ce13">
            <text:p>1.824.751</text:p>
          </table:table-cell>
          <table:table-cell office:value-type="float" office:value="1769682" table:style-name="ce13">
            <text:p>1.769.682</text:p>
          </table:table-cell>
          <table:table-cell office:value-type="float" office:value="1025454" table:style-name="ce13">
            <text:p>1.025.454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9956.5" table:style-name="ce14">
            <text:p>1.269.957</text:p>
          </table:table-cell>
          <table:table-cell office:value-type="percentage" office:value="0.97898313316168417" table:style-name="ce15">
            <text:p>97,9%</text:p>
          </table:table-cell>
          <table:table-cell office:value-type="float" office:value="520228" table:style-name="ce13">
            <text:p>520.228</text:p>
          </table:table-cell>
          <table:table-cell office:value-type="float" office:value="517262" table:style-name="ce13">
            <text:p>517.262</text:p>
          </table:table-cell>
          <table:table-cell office:value-type="float" office:value="355859" table:style-name="ce13">
            <text:p>355.859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90" table:style-name="ce7">
            <text:p>691.89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70" table:style-name="ce14">
            <text:p>5.623.870</text:p>
          </table:table-cell>
          <table:table-cell office:value-type="float" office:value="5357496" table:style-name="ce14">
            <text:p>5.357.496</text:p>
          </table:table-cell>
          <table:table-cell office:value-type="percentage" office:value="0.95263510714152355" table:style-name="ce15">
            <text:p>95,3%</text:p>
          </table:table-cell>
          <table:table-cell office:value-type="float" office:value="2152790" table:style-name="ce13">
            <text:p>2.152.790</text:p>
          </table:table-cell>
          <table:table-cell office:value-type="float" office:value="2127642" table:style-name="ce13">
            <text:p>2.127.642</text:p>
          </table:table-cell>
          <table:table-cell office:value-type="float" office:value="1541109" table:style-name="ce13">
            <text:p>1.541.109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3644.5" table:style-name="ce14">
            <text:p>4.043.645</text:p>
          </table:table-cell>
          <table:table-cell office:value-type="percentage" office:value="0.96096177345829792" table:style-name="ce15">
            <text:p>96,1%</text:p>
          </table:table-cell>
          <table:table-cell office:value-type="float" office:value="1769151" table:style-name="ce13">
            <text:p>1.769.151</text:p>
          </table:table-cell>
          <table:table-cell office:value-type="float" office:value="1718837" table:style-name="ce13">
            <text:p>1.718.837</text:p>
          </table:table-cell>
          <table:table-cell office:value-type="float" office:value="1111624" table:style-name="ce13">
            <text:p>1.111.624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07506.5" table:style-name="ce14">
            <text:p>14.407.507</text:p>
          </table:table-cell>
          <table:table-cell office:value-type="percentage" office:value="1" table:style-name="ce15">
            <text:p>100,0%</text:p>
          </table:table-cell>
          <table:table-cell office:value-type="float" office:value="6502654" table:style-name="ce13">
            <text:p>6.502.654</text:p>
          </table:table-cell>
          <table:table-cell office:value-type="float" office:value="6368792" table:style-name="ce13">
            <text:p>6.368.792</text:p>
          </table:table-cell>
          <table:table-cell office:value-type="float" office:value="3913418" table:style-name="ce13">
            <text:p>3.913.418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2273" table:style-name="ce14">
            <text:p>10.222.273</text:p>
          </table:table-cell>
          <table:table-cell office:value-type="percentage" office:value="0.97936331013275757" table:style-name="ce15">
            <text:p>97,9%</text:p>
          </table:table-cell>
          <table:table-cell office:value-type="float" office:value="4454441" table:style-name="ce13">
            <text:p>4.454.441</text:p>
          </table:table-cell>
          <table:table-cell office:value-type="float" office:value="4394235" table:style-name="ce13">
            <text:p>4.394.235</text:p>
          </table:table-cell>
          <table:table-cell office:value-type="float" office:value="3007145" table:style-name="ce13">
            <text:p>3.007.14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342" table:style-name="ce14">
            <text:p>2.356.342</text:p>
          </table:table-cell>
          <table:table-cell office:value-type="percentage" office:value="1" table:style-name="ce15">
            <text:p>100,0%</text:p>
          </table:table-cell>
          <table:table-cell office:value-type="float" office:value="970559" table:style-name="ce13">
            <text:p>970.559</text:p>
          </table:table-cell>
          <table:table-cell office:value-type="float" office:value="953377" table:style-name="ce13">
            <text:p>953.377</text:p>
          </table:table-cell>
          <table:table-cell office:value-type="float" office:value="658383" table:style-name="ce13">
            <text:p>658.383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79915" table:style-name="ce14">
            <text:p>6.179.915</text:p>
          </table:table-cell>
          <table:table-cell office:value-type="percentage" office:value="1" table:style-name="ce15">
            <text:p>100,0%</text:p>
          </table:table-cell>
          <table:table-cell office:value-type="float" office:value="2483028" table:style-name="ce13">
            <text:p>2.483.028</text:p>
          </table:table-cell>
          <table:table-cell office:value-type="float" office:value="2458867" table:style-name="ce13">
            <text:p>2.458.867</text:p>
          </table:table-cell>
          <table:table-cell office:value-type="float" office:value="2003077" table:style-name="ce13">
            <text:p>2.003.077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9" table:style-name="ce14">
            <text:p>659.499</text:p>
          </table:table-cell>
          <table:table-cell office:value-type="percentage" office:value="0.95850864839175232" table:style-name="ce15">
            <text:p>95,9%</text:p>
          </table:table-cell>
          <table:table-cell office:value-type="float" office:value="284791" table:style-name="ce13">
            <text:p>284.791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0109" table:style-name="ce14">
            <text:p>13.490.109</text:p>
          </table:table-cell>
          <table:table-cell office:value-type="percentage" office:value="0.98633141418236603" table:style-name="ce15">
            <text:p>98,6%</text:p>
          </table:table-cell>
          <table:table-cell office:value-type="float" office:value="5778961" table:style-name="ce13">
            <text:p>5.778.961</text:p>
          </table:table-cell>
          <table:table-cell office:value-type="float" office:value="5736059" table:style-name="ce13">
            <text:p>5.736.059</text:p>
          </table:table-cell>
          <table:table-cell office:value-type="float" office:value="3522243" table:style-name="ce13">
            <text:p>3.522.243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1737" table:style-name="ce14">
            <text:p>2.851.737</text:p>
          </table:table-cell>
          <table:table-cell office:value-type="percentage" office:value="0.97153997495975675" table:style-name="ce15">
            <text:p>97,2%</text:p>
          </table:table-cell>
          <table:table-cell office:value-type="float" office:value="1301673" table:style-name="ce13">
            <text:p>1.301.673</text:p>
          </table:table-cell>
          <table:table-cell office:value-type="float" office:value="1282881" table:style-name="ce13">
            <text:p>1.282.881</text:p>
          </table:table-cell>
          <table:table-cell office:value-type="float" office:value="715575" table:style-name="ce13">
            <text:p>715.57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6938" table:style-name="ce14">
            <text:p>1.336.938</text:p>
          </table:table-cell>
          <table:table-cell office:value-type="percentage" office:value="0.95076623080156086" table:style-name="ce15">
            <text:p>95,1%</text:p>
          </table:table-cell>
          <table:table-cell office:value-type="float" office:value="568963" table:style-name="ce13">
            <text:p>568.963</text:p>
          </table:table-cell>
          <table:table-cell office:value-type="float" office:value="563664" table:style-name="ce13">
            <text:p>563.664</text:p>
          </table:table-cell>
          <table:table-cell office:value-type="float" office:value="371322" table:style-name="ce13">
            <text:p>371.322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1938" table:style-name="ce14">
            <text:p>4.461.938</text:p>
          </table:table-cell>
          <table:table-cell office:value-type="percentage" office:value="0.98716905759443785" table:style-name="ce15">
            <text:p>98,7%</text:p>
          </table:table-cell>
          <table:table-cell office:value-type="float" office:value="1953476" table:style-name="ce13">
            <text:p>1.953.476</text:p>
          </table:table-cell>
          <table:table-cell office:value-type="float" office:value="1918039" table:style-name="ce13">
            <text:p>1.918.039</text:p>
          </table:table-cell>
          <table:table-cell office:value-type="float" office:value="1233559" table:style-name="ce13">
            <text:p>1.233.559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33.5" table:style-name="ce14">
            <text:p>160.334</text:p>
          </table:table-cell>
          <table:table-cell office:value-type="percentage" office:value="0.91833771500249151" table:style-name="ce15">
            <text:p>91,8%</text:p>
          </table:table-cell>
          <table:table-cell office:value-type="float" office:value="68562" table:style-name="ce13">
            <text:p>68.562</text:p>
          </table:table-cell>
          <table:table-cell office:value-type="float" office:value="65726" table:style-name="ce13">
            <text:p>65.726</text:p>
          </table:table-cell>
          <table:table-cell office:value-type="float" office:value="43923" table:style-name="ce13">
            <text:p>43.923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297.5" table:style-name="ce14">
            <text:p>151.298</text:p>
          </table:table-cell>
          <table:table-cell office:value-type="percentage" office:value="0.95491984347387027" table:style-name="ce15">
            <text:p>95,5%</text:p>
          </table:table-cell>
          <table:table-cell office:value-type="float" office:value="66598" table:style-name="ce13">
            <text:p>66.598</text:p>
          </table:table-cell>
          <table:table-cell office:value-type="float" office:value="63363" table:style-name="ce13">
            <text:p>63.363</text:p>
          </table:table-cell>
          <table:table-cell office:value-type="float" office:value="37002" table:style-name="ce13">
            <text:p>37.002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36" table:style-name="ce14">
            <text:p>207.736</text:p>
          </table:table-cell>
          <table:table-cell office:value-type="percentage" office:value="0.9303167096589281" table:style-name="ce15">
            <text:p>93,0%</text:p>
          </table:table-cell>
          <table:table-cell office:value-type="float" office:value="95152" table:style-name="ce13">
            <text:p>95.152</text:p>
          </table:table-cell>
          <table:table-cell office:value-type="float" office:value="94785" table:style-name="ce13">
            <text:p>94.785</text:p>
          </table:table-cell>
          <table:table-cell office:value-type="float" office:value="51245" table:style-name="ce13">
            <text:p>51.245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5028650" table:style-name="ce19">
            <text:p>5.028.650</text:p>
          </table:table-cell>
          <table:table-cell office:value-type="float" office:value="17097930" table:style-name="ce20">
            <text:p>17.097.93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970107" table:style-name="ce23">
            <text:p>96.970.107</text:p>
          </table:table-cell>
          <table:table-cell office:value-type="float" office:value="95763061" table:style-name="ce23">
            <text:p>95.763.061</text:p>
          </table:table-cell>
          <table:table-cell office:value-type="percentage" office:value="0.98755239075893775" table:style-name="ce24">
            <text:p>98,8%</text:p>
          </table:table-cell>
          <table:table-cell office:value-type="float" office:value="41304755" table:style-name="ce23">
            <text:p>41.304.755</text:p>
          </table:table-cell>
          <table:table-cell office:value-type="float" office:value="40649086" table:style-name="ce23">
            <text:p>40.649.086</text:p>
          </table:table-cell>
          <table:table-cell office:value-type="float" office:value="25968555" table:style-name="ce23">
            <text:p>25.968.5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47181" table:style-name="ce31">
            <text:p>7.047.181</text:p>
          </table:table-cell>
          <table:table-cell office:value-type="percentage" office:value="0.93862231045397548" table:style-name="ce32">
            <text:p>93,9%</text:p>
          </table:table-cell>
          <table:table-cell office:value-type="float" office:value="7037744" table:style-name="ce31">
            <text:p>7.037.744</text:p>
          </table:table-cell>
          <table:table-cell office:value-type="percentage" office:value="0.93736538534537472" table:style-name="ce32">
            <text:p>93,7%</text:p>
          </table:table-cell>
          <table:table-cell office:value-type="date" office:date-value="2022-09-19T00:00:00" table:style-name="ce33">
            <text:p>19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8480" table:style-name="ce31">
            <text:p>1.098.480</text:p>
          </table:table-cell>
          <table:table-cell office:value-type="percentage" office:value="0.92355188463504534" table:style-name="ce32">
            <text:p>92,4%</text:p>
          </table:table-cell>
          <table:table-cell office:value-type="float" office:value="1092493" table:style-name="ce31">
            <text:p>1.092.493</text:p>
          </table:table-cell>
          <table:table-cell office:value-type="percentage" office:value="0.91851828808953695" table:style-name="ce32">
            <text:p>91,9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6178" table:style-name="ce31">
            <text:p>886.178</text:p>
          </table:table-cell>
          <table:table-cell office:value-type="percentage" office:value="0.95242179296617646" table:style-name="ce32">
            <text:p>95,2%</text:p>
          </table:table-cell>
          <table:table-cell office:value-type="float" office:value="886974" table:style-name="ce31">
            <text:p>886.974</text:p>
          </table:table-cell>
          <table:table-cell office:value-type="percentage" office:value="0.95327729575139686" table:style-name="ce32">
            <text:p>95,3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7784" table:style-name="ce31">
            <text:p>897.784</text:p>
          </table:table-cell>
          <table:table-cell office:value-type="percentage" office:value="0.82883564887687911" table:style-name="ce32">
            <text:p>82,9%</text:p>
          </table:table-cell>
          <table:table-cell office:value-type="float" office:value="892252" table:style-name="ce31">
            <text:p>892.252</text:p>
          </table:table-cell>
          <table:table-cell office:value-type="percentage" office:value="0.82372849748012111" table:style-name="ce32">
            <text:p>82,4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48530" table:style-name="ce31">
            <text:p>1.748.530</text:p>
          </table:table-cell>
          <table:table-cell office:value-type="percentage" office:value="0.8598568093737291" table:style-name="ce32">
            <text:p>86,0%</text:p>
          </table:table-cell>
          <table:table-cell office:value-type="float" office:value="1715936" table:style-name="ce31">
            <text:p>1.715.936</text:p>
          </table:table-cell>
          <table:table-cell office:value-type="percentage" office:value="0.84382838958983786" table:style-name="ce32">
            <text:p>84,4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5104" table:style-name="ce31">
            <text:p>495.104</text:p>
          </table:table-cell>
          <table:table-cell office:value-type="percentage" office:value="0.93936576721524223" table:style-name="ce32">
            <text:p>93,9%</text:p>
          </table:table-cell>
          <table:table-cell office:value-type="float" office:value="497112" table:style-name="ce31">
            <text:p>497.112</text:p>
          </table:table-cell>
          <table:table-cell office:value-type="percentage" office:value="0.94317556568297467" table:style-name="ce32">
            <text:p>94,3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9564" table:style-name="ce31">
            <text:p>2.049.564</text:p>
          </table:table-cell>
          <table:table-cell office:value-type="percentage" office:value="0.94356510534037952" table:style-name="ce32">
            <text:p>94,4%</text:p>
          </table:table-cell>
          <table:table-cell office:value-type="float" office:value="2041890" table:style-name="ce31">
            <text:p>2.041.890</text:p>
          </table:table-cell>
          <table:table-cell office:value-type="percentage" office:value="0.94003219852781739" table:style-name="ce32">
            <text:p>94,0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64656" table:style-name="ce31">
            <text:p>1.664.656</text:p>
          </table:table-cell>
          <table:table-cell office:value-type="percentage" office:value="0.91661940374939022" table:style-name="ce32">
            <text:p>91,7%</text:p>
          </table:table-cell>
          <table:table-cell office:value-type="float" office:value="1642709" table:style-name="ce31">
            <text:p>1.642.709</text:p>
          </table:table-cell>
          <table:table-cell office:value-type="percentage" office:value="0.9045345970060823" table:style-name="ce32">
            <text:p>90,5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59484" table:style-name="ce31">
            <text:p>6.259.484</text:p>
          </table:table-cell>
          <table:table-cell office:value-type="percentage" office:value="0.92289913296357318" table:style-name="ce32">
            <text:p>92,3%</text:p>
          </table:table-cell>
          <table:table-cell office:value-type="float" office:value="6192852" table:style-name="ce31">
            <text:p>6.192.852</text:p>
          </table:table-cell>
          <table:table-cell office:value-type="percentage" office:value="0.91307490223982202" table:style-name="ce32">
            <text:p>91,3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98350" table:style-name="ce31">
            <text:p>4.198.350</text:p>
          </table:table-cell>
          <table:table-cell office:value-type="percentage" office:value="0.93462281830069549" table:style-name="ce32">
            <text:p>93,5%</text:p>
          </table:table-cell>
          <table:table-cell office:value-type="float" office:value="4222302" table:style-name="ce31">
            <text:p>4.222.302</text:p>
          </table:table-cell>
          <table:table-cell office:value-type="percentage" office:value="0.93995493347545178" table:style-name="ce32">
            <text:p>94,0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10333" table:style-name="ce31">
            <text:p>910.333</text:p>
          </table:table-cell>
          <table:table-cell office:value-type="percentage" office:value="0.95835623072145193" table:style-name="ce32">
            <text:p>95,8%</text:p>
          </table:table-cell>
          <table:table-cell office:value-type="float" office:value="907859" table:style-name="ce31">
            <text:p>907.859</text:p>
          </table:table-cell>
          <table:table-cell office:value-type="percentage" office:value="0.95575171862005071" table:style-name="ce32">
            <text:p>95,6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42722" table:style-name="ce31">
            <text:p>2.342.722</text:p>
          </table:table-cell>
          <table:table-cell office:value-type="percentage" office:value="0.95382771330635585" table:style-name="ce32">
            <text:p>95,4%</text:p>
          </table:table-cell>
          <table:table-cell office:value-type="float" office:value="2349526" table:style-name="ce31">
            <text:p>2.349.526</text:p>
          </table:table-cell>
          <table:table-cell office:value-type="percentage" office:value="0.95659792836445345" table:style-name="ce32">
            <text:p>95,7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9472" table:style-name="ce31">
            <text:p>269.472</text:p>
          </table:table-cell>
          <table:table-cell office:value-type="percentage" office:value="0.95734317657800405" table:style-name="ce32">
            <text:p>95,7%</text:p>
          </table:table-cell>
          <table:table-cell office:value-type="float" office:value="274251" table:style-name="ce31">
            <text:p>274.251</text:p>
          </table:table-cell>
          <table:table-cell office:value-type="percentage" office:value="0.97432135256981867" table:style-name="ce32">
            <text:p>97,4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23837" table:style-name="ce31">
            <text:p>5.523.837</text:p>
          </table:table-cell>
          <table:table-cell office:value-type="percentage" office:value="0.92512512334807373" table:style-name="ce32">
            <text:p>92,5%</text:p>
          </table:table-cell>
          <table:table-cell office:value-type="float" office:value="5534019" table:style-name="ce31">
            <text:p>5.534.019</text:p>
          </table:table-cell>
          <table:table-cell office:value-type="percentage" office:value="0.92683039162552827" table:style-name="ce32">
            <text:p>92,7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2780" table:style-name="ce31">
            <text:p>1.232.780</text:p>
          </table:table-cell>
          <table:table-cell office:value-type="percentage" office:value="0.93561543820876225" table:style-name="ce32">
            <text:p>93,6%</text:p>
          </table:table-cell>
          <table:table-cell office:value-type="float" office:value="1238318" table:style-name="ce31">
            <text:p>1.238.318</text:p>
          </table:table-cell>
          <table:table-cell office:value-type="percentage" office:value="0.93981849008890317" table:style-name="ce32">
            <text:p>94,0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40321" table:style-name="ce31">
            <text:p>540.321</text:p>
          </table:table-cell>
          <table:table-cell office:value-type="percentage" office:value="0.93130853847294093" table:style-name="ce32">
            <text:p>93,1%</text:p>
          </table:table-cell>
          <table:table-cell office:value-type="float" office:value="541278" table:style-name="ce31">
            <text:p>541.278</text:p>
          </table:table-cell>
          <table:table-cell office:value-type="percentage" office:value="0.93295804362139634" table:style-name="ce32">
            <text:p>93,3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69248" table:style-name="ce31">
            <text:p>1.869.248</text:p>
          </table:table-cell>
          <table:table-cell office:value-type="percentage" office:value="0.95601336502232703" table:style-name="ce32">
            <text:p>95,6%</text:p>
          </table:table-cell>
          <table:table-cell office:value-type="float" office:value="1858241" table:style-name="ce31">
            <text:p>1.858.241</text:p>
          </table:table-cell>
          <table:table-cell office:value-type="percentage" office:value="0.95038391451131898" table:style-name="ce32">
            <text:p>95,0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5544" table:style-name="ce31">
            <text:p>65.544</text:p>
          </table:table-cell>
          <table:table-cell office:value-type="percentage" office:value="0.92277802024525191" table:style-name="ce32">
            <text:p>92,3%</text:p>
          </table:table-cell>
          <table:table-cell office:value-type="float" office:value="63820" table:style-name="ce31">
            <text:p>63.820</text:p>
          </table:table-cell>
          <table:table-cell office:value-type="percentage" office:value="0.89850624392853629" table:style-name="ce32">
            <text:p>89,9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3110" table:style-name="ce31">
            <text:p>63.110</text:p>
          </table:table-cell>
          <table:table-cell office:value-type="percentage" office:value="0.92447191867108081" table:style-name="ce32">
            <text:p>92,4%</text:p>
          </table:table-cell>
          <table:table-cell office:value-type="float" office:value="61516" table:style-name="ce31">
            <text:p>61.516</text:p>
          </table:table-cell>
          <table:table-cell office:value-type="percentage" office:value="0.90112208127032489" table:style-name="ce32">
            <text:p>90,1%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52" table:style-name="ce31">
            <text:p>95.152</text:p>
          </table:table-cell>
          <table:table-cell office:value-type="string" table:style-name="ce32">
            <text:p>-</text:p>
          </table:table-cell>
          <table:table-cell office:value-type="float" office:value="94785" table:style-name="ce31">
            <text:p>94.785</text:p>
          </table:table-cell>
          <table:table-cell office:value-type="string" table:style-name="ce32">
            <text:p>-</text:p>
          </table:table-cell>
          <table:table-cell office:value-type="date" office:date-value="2022-08-01T00:00:00" table:style-name="ce33">
            <text:p>01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8128" table:style-name="ce31">
            <text:p>8.128</text:p>
          </table:table-cell>
          <table:table-cell office:value-type="string" table:style-name="ce32">
            <text:p>-</text:p>
          </table:table-cell>
          <table:table-cell office:value-type="float" office:value="8140" table:style-name="ce31">
            <text:p>8.140</text:p>
          </table:table-cell>
          <table:table-cell office:value-type="string" table:style-name="ce32">
            <text:p>-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5">
            <text:p>Totales</text:p>
          </table:table-cell>
          <table:table-cell office:value-type="float" office:value="42185033" table:style-name="ce36">
            <text:p>42.185.033</text:p>
          </table:table-cell>
          <table:table-cell office:value-type="float" office:value="39265958" table:style-name="ce36">
            <text:p>39.265.958</text:p>
          </table:table-cell>
          <table:table-cell office:value-type="percentage" office:value="0.93080306467936147" table:style-name="ce37">
            <text:p>93,1%</text:p>
          </table:table-cell>
          <table:table-cell office:value-type="float" office:value="39154017" table:style-name="ce36">
            <text:p>39.154.017</text:p>
          </table:table-cell>
          <table:table-cell office:value-type="percentage" office:value="0.92814949321006812" table:style-name="ce37">
            <text:p>92,8%</text:p>
          </table:table-cell>
          <table:table-cell table:style-name="ce38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office:value-type="string" table:style-name="ce43">
            <text:p>% Con al menos 1 dosis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5664" table:style-name="ce46">
            <text:p>435.664</text:p>
          </table:table-cell>
          <table:table-cell office:value-type="percentage" office:value="1" table:style-name="ce47">
            <text:p>100,0%</text:p>
          </table:table-cell>
          <table:table-cell office:value-type="float" office:value="656758" table:style-name="ce46">
            <text:p>656.758</text:p>
          </table:table-cell>
          <table:table-cell office:value-type="percentage" office:value="1" table:style-name="ce47">
            <text:p>100,0%</text:p>
          </table:table-cell>
          <table:table-cell office:value-type="float" office:value="937941" table:style-name="ce46">
            <text:p>937.941</text:p>
          </table:table-cell>
          <table:table-cell office:value-type="percentage" office:value="0.97882760801436819" table:style-name="ce47">
            <text:p>97,9%</text:p>
          </table:table-cell>
          <table:table-cell office:value-type="float" office:value="1230216" table:style-name="ce46">
            <text:p>1.230.216</text:p>
          </table:table-cell>
          <table:table-cell office:value-type="percentage" office:value="0.95544004268436178" table:style-name="ce47">
            <text:p>95,5%</text:p>
          </table:table-cell>
          <table:table-cell office:value-type="float" office:value="1278403" table:style-name="ce46">
            <text:p>1.278.403</text:p>
          </table:table-cell>
          <table:table-cell office:value-type="percentage" office:value="0.92347739277169705" table:style-name="ce47">
            <text:p>92,3%</text:p>
          </table:table-cell>
          <table:table-cell office:value-type="float" office:value="969959" table:style-name="ce46">
            <text:p>969.959</text:p>
          </table:table-cell>
          <table:table-cell office:value-type="percentage" office:value="0.8803619257324331" table:style-name="ce47">
            <text:p>88,0%</text:p>
          </table:table-cell>
          <table:table-cell office:value-type="float" office:value="814191" table:style-name="ce46">
            <text:p>814.191</text:p>
          </table:table-cell>
          <table:table-cell office:value-type="percentage" office:value="0.87914960609515913" table:style-name="ce47">
            <text:p>87,9%</text:p>
          </table:table-cell>
          <table:table-cell office:value-type="float" office:value="724049" table:style-name="ce46">
            <text:p>724.049</text:p>
          </table:table-cell>
          <table:table-cell office:value-type="percentage" office:value="0.9368606423530691" table:style-name="ce47">
            <text:p>93,7%</text:p>
          </table:table-cell>
          <table:table-cell office:value-type="float" office:value="7047181" table:style-name="ce46">
            <text:p>7.047.181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862231045397548" table:style-name="ce47">
            <text:p>93,9%</text:p>
          </table:table-cell>
          <table:table-cell office:value-type="percentage" office:value="0.82886393043132167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1750" table:style-name="ce49">
            <text:p>101.750</text:p>
          </table:table-cell>
          <table:table-cell office:value-type="percentage" office:value="1" table:style-name="ce50">
            <text:p>100,0%</text:p>
          </table:table-cell>
          <table:table-cell office:value-type="float" office:value="119921" table:style-name="ce49">
            <text:p>119.921</text:p>
          </table:table-cell>
          <table:table-cell office:value-type="percentage" office:value="1" table:style-name="ce50">
            <text:p>100,0%</text:p>
          </table:table-cell>
          <table:table-cell office:value-type="float" office:value="156131" table:style-name="ce49">
            <text:p>156.131</text:p>
          </table:table-cell>
          <table:table-cell office:value-type="percentage" office:value="0.96789411691773608" table:style-name="ce50">
            <text:p>96,8%</text:p>
          </table:table-cell>
          <table:table-cell office:value-type="float" office:value="188706" table:style-name="ce49">
            <text:p>188.706</text:p>
          </table:table-cell>
          <table:table-cell office:value-type="percentage" office:value="0.93897596656217341" table:style-name="ce50">
            <text:p>93,9%</text:p>
          </table:table-cell>
          <table:table-cell office:value-type="float" office:value="192619" table:style-name="ce49">
            <text:p>192.619</text:p>
          </table:table-cell>
          <table:table-cell office:value-type="percentage" office:value="0.90161816539269879" table:style-name="ce50">
            <text:p>90,2%</text:p>
          </table:table-cell>
          <table:table-cell office:value-type="float" office:value="132344" table:style-name="ce49">
            <text:p>132.344</text:p>
          </table:table-cell>
          <table:table-cell office:value-type="percentage" office:value="0.83614905419578212" table:style-name="ce50">
            <text:p>83,6%</text:p>
          </table:table-cell>
          <table:table-cell office:value-type="float" office:value="111162" table:style-name="ce49">
            <text:p>111.162</text:p>
          </table:table-cell>
          <table:table-cell office:value-type="percentage" office:value="0.84987538035749777" table:style-name="ce50">
            <text:p>85,0%</text:p>
          </table:table-cell>
          <table:table-cell office:value-type="float" office:value="95847" table:style-name="ce49">
            <text:p>95.847</text:p>
          </table:table-cell>
          <table:table-cell office:value-type="percentage" office:value="0.89545671123069592" table:style-name="ce50">
            <text:p>89,5%</text:p>
          </table:table-cell>
          <table:table-cell office:value-type="float" office:value="1098480" table:style-name="ce49">
            <text:p>1.098.480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2355188463504534" table:style-name="ce50">
            <text:p>92,4%</text:p>
          </table:table-cell>
          <table:table-cell office:value-type="percentage" office:value="0.82522182231227081" table:style-name="ce50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9318" table:style-name="ce49">
            <text:p>89.318</text:p>
          </table:table-cell>
          <table:table-cell office:value-type="percentage" office:value="1" table:style-name="ce50">
            <text:p>100,0%</text:p>
          </table:table-cell>
          <table:table-cell office:value-type="float" office:value="114861" table:style-name="ce49">
            <text:p>114.861</text:p>
          </table:table-cell>
          <table:table-cell office:value-type="percentage" office:value="1" table:style-name="ce50">
            <text:p>100,0%</text:p>
          </table:table-cell>
          <table:table-cell office:value-type="float" office:value="149267" table:style-name="ce49">
            <text:p>149.267</text:p>
          </table:table-cell>
          <table:table-cell office:value-type="percentage" office:value="0.98208434765445096" table:style-name="ce50">
            <text:p>98,2%</text:p>
          </table:table-cell>
          <table:table-cell office:value-type="float" office:value="154551" table:style-name="ce49">
            <text:p>154.551</text:p>
          </table:table-cell>
          <table:table-cell office:value-type="percentage" office:value="0.95352998155266133" table:style-name="ce50">
            <text:p>95,4%</text:p>
          </table:table-cell>
          <table:table-cell office:value-type="float" office:value="152699" table:style-name="ce49">
            <text:p>152.699</text:p>
          </table:table-cell>
          <table:table-cell office:value-type="percentage" office:value="0.92031702025072326" table:style-name="ce50">
            <text:p>92,0%</text:p>
          </table:table-cell>
          <table:table-cell office:value-type="float" office:value="93266" table:style-name="ce49">
            <text:p>93.266</text:p>
          </table:table-cell>
          <table:table-cell office:value-type="percentage" office:value="0.85887412400659358" table:style-name="ce50">
            <text:p>85,9%</text:p>
          </table:table-cell>
          <table:table-cell office:value-type="float" office:value="69035" table:style-name="ce49">
            <text:p>69.035</text:p>
          </table:table-cell>
          <table:table-cell office:value-type="percentage" office:value="0.87119204462280109" table:style-name="ce50">
            <text:p>87,1%</text:p>
          </table:table-cell>
          <table:table-cell office:value-type="float" office:value="63181" table:style-name="ce49">
            <text:p>63.181</text:p>
          </table:table-cell>
          <table:table-cell office:value-type="percentage" office:value="0.96820215765600093" table:style-name="ce50">
            <text:p>96,8%</text:p>
          </table:table-cell>
          <table:table-cell office:value-type="float" office:value="886178" table:style-name="ce49">
            <text:p>886.178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242179296617646" table:style-name="ce50">
            <text:p>95,2%</text:p>
          </table:table-cell>
          <table:table-cell office:value-type="percentage" office:value="0.87490139590813998" table:style-name="ce50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874" table:style-name="ce49">
            <text:p>51.874</text:p>
          </table:table-cell>
          <table:table-cell office:value-type="percentage" office:value="0.96720302798650082" table:style-name="ce50">
            <text:p>96,7%</text:p>
          </table:table-cell>
          <table:table-cell office:value-type="float" office:value="79972" table:style-name="ce49">
            <text:p>79.972</text:p>
          </table:table-cell>
          <table:table-cell office:value-type="percentage" office:value="0.91675264231836207" table:style-name="ce50">
            <text:p>91,7%</text:p>
          </table:table-cell>
          <table:table-cell office:value-type="float" office:value="112256" table:style-name="ce49">
            <text:p>112.256</text:p>
          </table:table-cell>
          <table:table-cell office:value-type="percentage" office:value="0.88117871468605025" table:style-name="ce50">
            <text:p>88,1%</text:p>
          </table:table-cell>
          <table:table-cell office:value-type="float" office:value="153817" table:style-name="ce49">
            <text:p>153.817</text:p>
          </table:table-cell>
          <table:table-cell office:value-type="percentage" office:value="0.8665355927620163" table:style-name="ce50">
            <text:p>86,7%</text:p>
          </table:table-cell>
          <table:table-cell office:value-type="float" office:value="174086" table:style-name="ce49">
            <text:p>174.086</text:p>
          </table:table-cell>
          <table:table-cell office:value-type="percentage" office:value="0.80363580967856596" table:style-name="ce50">
            <text:p>80,4%</text:p>
          </table:table-cell>
          <table:table-cell office:value-type="float" office:value="135730" table:style-name="ce49">
            <text:p>135.730</text:p>
          </table:table-cell>
          <table:table-cell office:value-type="percentage" office:value="0.73747466679706819" table:style-name="ce50">
            <text:p>73,7%</text:p>
          </table:table-cell>
          <table:table-cell office:value-type="float" office:value="105147" table:style-name="ce49">
            <text:p>105.147</text:p>
          </table:table-cell>
          <table:table-cell office:value-type="percentage" office:value="0.7663049419515644" table:style-name="ce50">
            <text:p>76,6%</text:p>
          </table:table-cell>
          <table:table-cell office:value-type="float" office:value="84902" table:style-name="ce49">
            <text:p>84.902</text:p>
          </table:table-cell>
          <table:table-cell office:value-type="percentage" office:value="0.85297781707121045" table:style-name="ce50">
            <text:p>85,3%</text:p>
          </table:table-cell>
          <table:table-cell office:value-type="float" office:value="897784" table:style-name="ce49">
            <text:p>897.784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883564887687911" table:style-name="ce50">
            <text:p>82,9%</text:p>
          </table:table-cell>
          <table:table-cell office:value-type="percentage" office:value="0.73602426677051092" table:style-name="ce50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4917" table:style-name="ce49">
            <text:p>94.917</text:p>
          </table:table-cell>
          <table:table-cell office:value-type="percentage" office:value="0.94574639803909843" table:style-name="ce50">
            <text:p>94,6%</text:p>
          </table:table-cell>
          <table:table-cell office:value-type="float" office:value="156310" table:style-name="ce49">
            <text:p>156.310</text:p>
          </table:table-cell>
          <table:table-cell office:value-type="percentage" office:value="0.93349497748527888" table:style-name="ce50">
            <text:p>93,3%</text:p>
          </table:table-cell>
          <table:table-cell office:value-type="float" office:value="229659" table:style-name="ce49">
            <text:p>229.659</text:p>
          </table:table-cell>
          <table:table-cell office:value-type="percentage" office:value="0.91295740494126532" table:style-name="ce50">
            <text:p>91,3%</text:p>
          </table:table-cell>
          <table:table-cell office:value-type="float" office:value="326289" table:style-name="ce49">
            <text:p>326.289</text:p>
          </table:table-cell>
          <table:table-cell office:value-type="percentage" office:value="0.8860601715696258" table:style-name="ce50">
            <text:p>88,6%</text:p>
          </table:table-cell>
          <table:table-cell office:value-type="float" office:value="325536" table:style-name="ce49">
            <text:p>325.536</text:p>
          </table:table-cell>
          <table:table-cell office:value-type="percentage" office:value="0.82601337207089476" table:style-name="ce50">
            <text:p>82,6%</text:p>
          </table:table-cell>
          <table:table-cell office:value-type="float" office:value="240244" table:style-name="ce49">
            <text:p>240.244</text:p>
          </table:table-cell>
          <table:table-cell office:value-type="percentage" office:value="0.76789127474733265" table:style-name="ce50">
            <text:p>76,8%</text:p>
          </table:table-cell>
          <table:table-cell office:value-type="float" office:value="202260" table:style-name="ce49">
            <text:p>202.260</text:p>
          </table:table-cell>
          <table:table-cell office:value-type="percentage" office:value="0.79420114579202183" table:style-name="ce50">
            <text:p>79,4%</text:p>
          </table:table-cell>
          <table:table-cell office:value-type="float" office:value="173315" table:style-name="ce49">
            <text:p>173.315</text:p>
          </table:table-cell>
          <table:table-cell office:value-type="percentage" office:value="0.94057471576262452" table:style-name="ce50">
            <text:p>94,1%</text:p>
          </table:table-cell>
          <table:table-cell office:value-type="float" office:value="1748530" table:style-name="ce49">
            <text:p>1.748.530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598568093737291" table:style-name="ce50">
            <text:p>86,0%</text:p>
          </table:table-cell>
          <table:table-cell office:value-type="percentage" office:value="0.77907420749440048" table:style-name="ce50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606" table:style-name="ce49">
            <text:p>42.606</text:p>
          </table:table-cell>
          <table:table-cell office:value-type="percentage" office:value="1" table:style-name="ce50">
            <text:p>100,0%</text:p>
          </table:table-cell>
          <table:table-cell office:value-type="float" office:value="56237" table:style-name="ce49">
            <text:p>56.237</text:p>
          </table:table-cell>
          <table:table-cell office:value-type="percentage" office:value="1" table:style-name="ce50">
            <text:p>100,0%</text:p>
          </table:table-cell>
          <table:table-cell office:value-type="float" office:value="77323" table:style-name="ce49">
            <text:p>77.323</text:p>
          </table:table-cell>
          <table:table-cell office:value-type="percentage" office:value="0.97559836986007542" table:style-name="ce50">
            <text:p>97,6%</text:p>
          </table:table-cell>
          <table:table-cell office:value-type="float" office:value="85267" table:style-name="ce49">
            <text:p>85.267</text:p>
          </table:table-cell>
          <table:table-cell office:value-type="percentage" office:value="0.93730900296801145" table:style-name="ce50">
            <text:p>93,7%</text:p>
          </table:table-cell>
          <table:table-cell office:value-type="float" office:value="89583" table:style-name="ce49">
            <text:p>89.583</text:p>
          </table:table-cell>
          <table:table-cell office:value-type="percentage" office:value="0.91987554679317352" table:style-name="ce50">
            <text:p>92,0%</text:p>
          </table:table-cell>
          <table:table-cell office:value-type="float" office:value="57044" table:style-name="ce49">
            <text:p>57.044</text:p>
          </table:table-cell>
          <table:table-cell office:value-type="percentage" office:value="0.84939992257065433" table:style-name="ce50">
            <text:p>84,9%</text:p>
          </table:table-cell>
          <table:table-cell office:value-type="float" office:value="43639" table:style-name="ce49">
            <text:p>43.639</text:p>
          </table:table-cell>
          <table:table-cell office:value-type="percentage" office:value="0.85780276374501208" table:style-name="ce50">
            <text:p>85,8%</text:p>
          </table:table-cell>
          <table:table-cell office:value-type="float" office:value="43405" table:style-name="ce49">
            <text:p>43.405</text:p>
          </table:table-cell>
          <table:table-cell office:value-type="percentage" office:value="0.9585274827197845" table:style-name="ce50">
            <text:p>95,9%</text:p>
          </table:table-cell>
          <table:table-cell office:value-type="float" office:value="495104" table:style-name="ce49">
            <text:p>495.104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3936576721524223" table:style-name="ce50">
            <text:p>93,9%</text:p>
          </table:table-cell>
          <table:table-cell office:value-type="percentage" office:value="0.84828194738330009" table:style-name="ce50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30097" table:style-name="ce49">
            <text:p>230.097</text:p>
          </table:table-cell>
          <table:table-cell office:value-type="percentage" office:value="1" table:style-name="ce50">
            <text:p>100,0%</text:p>
          </table:table-cell>
          <table:table-cell office:value-type="float" office:value="252392" table:style-name="ce49">
            <text:p>252.392</text:p>
          </table:table-cell>
          <table:table-cell office:value-type="percentage" office:value="1" table:style-name="ce50">
            <text:p>100,0%</text:p>
          </table:table-cell>
          <table:table-cell office:value-type="float" office:value="324752" table:style-name="ce49">
            <text:p>324.752</text:p>
          </table:table-cell>
          <table:table-cell office:value-type="percentage" office:value="0.99238791968048212" table:style-name="ce50">
            <text:p>99,2%</text:p>
          </table:table-cell>
          <table:table-cell office:value-type="float" office:value="358070" table:style-name="ce49">
            <text:p>358.070</text:p>
          </table:table-cell>
          <table:table-cell office:value-type="percentage" office:value="0.93931579761964101" table:style-name="ce50">
            <text:p>93,9%</text:p>
          </table:table-cell>
          <table:table-cell office:value-type="float" office:value="326520" table:style-name="ce49">
            <text:p>326.520</text:p>
          </table:table-cell>
          <table:table-cell office:value-type="percentage" office:value="0.9064913576271092" table:style-name="ce50">
            <text:p>90,6%</text:p>
          </table:table-cell>
          <table:table-cell office:value-type="float" office:value="219393" table:style-name="ce49">
            <text:p>219.393</text:p>
          </table:table-cell>
          <table:table-cell office:value-type="percentage" office:value="0.84739785710423254" table:style-name="ce50">
            <text:p>84,7%</text:p>
          </table:table-cell>
          <table:table-cell office:value-type="float" office:value="181629" table:style-name="ce49">
            <text:p>181.629</text:p>
          </table:table-cell>
          <table:table-cell office:value-type="percentage" office:value="0.85763460966384764" table:style-name="ce50">
            <text:p>85,8%</text:p>
          </table:table-cell>
          <table:table-cell office:value-type="float" office:value="156711" table:style-name="ce49">
            <text:p>156.711</text:p>
          </table:table-cell>
          <table:table-cell office:value-type="percentage" office:value="0.93170548995826352" table:style-name="ce50">
            <text:p>93,2%</text:p>
          </table:table-cell>
          <table:table-cell office:value-type="float" office:value="2049564" table:style-name="ce49">
            <text:p>2.049.564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356510534037952" table:style-name="ce50">
            <text:p>94,4%</text:p>
          </table:table-cell>
          <table:table-cell office:value-type="percentage" office:value="0.85876222268125724" table:style-name="ce50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9217" table:style-name="ce49">
            <text:p>139.217</text:p>
          </table:table-cell>
          <table:table-cell office:value-type="percentage" office:value="1" table:style-name="ce50">
            <text:p>100,0%</text:p>
          </table:table-cell>
          <table:table-cell office:value-type="float" office:value="159785" table:style-name="ce49">
            <text:p>159.785</text:p>
          </table:table-cell>
          <table:table-cell office:value-type="percentage" office:value="1" table:style-name="ce50">
            <text:p>100,0%</text:p>
          </table:table-cell>
          <table:table-cell office:value-type="float" office:value="225926" table:style-name="ce49">
            <text:p>225.926</text:p>
          </table:table-cell>
          <table:table-cell office:value-type="percentage" office:value="0.99078183380988305" table:style-name="ce50">
            <text:p>99,1%</text:p>
          </table:table-cell>
          <table:table-cell office:value-type="float" office:value="290782" table:style-name="ce49">
            <text:p>290.782</text:p>
          </table:table-cell>
          <table:table-cell office:value-type="percentage" office:value="0.93376834817457544" table:style-name="ce50">
            <text:p>93,4%</text:p>
          </table:table-cell>
          <table:table-cell office:value-type="float" office:value="292899" table:style-name="ce49">
            <text:p>292.899</text:p>
          </table:table-cell>
          <table:table-cell office:value-type="percentage" office:value="0.88574487194607487" table:style-name="ce50">
            <text:p>88,6%</text:p>
          </table:table-cell>
          <table:table-cell office:value-type="float" office:value="213246" table:style-name="ce49">
            <text:p>213.246</text:p>
          </table:table-cell>
          <table:table-cell office:value-type="percentage" office:value="0.82733335661161356" table:style-name="ce50">
            <text:p>82,7%</text:p>
          </table:table-cell>
          <table:table-cell office:value-type="float" office:value="181799" table:style-name="ce49">
            <text:p>181.799</text:p>
          </table:table-cell>
          <table:table-cell office:value-type="percentage" office:value="0.83016274567107473" table:style-name="ce50">
            <text:p>83,0%</text:p>
          </table:table-cell>
          <table:table-cell office:value-type="float" office:value="161002" table:style-name="ce49">
            <text:p>161.002</text:p>
          </table:table-cell>
          <table:table-cell office:value-type="percentage" office:value="0.90544158006028708" table:style-name="ce50">
            <text:p>90,5%</text:p>
          </table:table-cell>
          <table:table-cell office:value-type="float" office:value="1664656" table:style-name="ce49">
            <text:p>1.664.656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1661940374939022" table:style-name="ce50">
            <text:p>91,7%</text:p>
          </table:table-cell>
          <table:table-cell office:value-type="percentage" office:value="0.81256003936239174" table:style-name="ce50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61399" table:style-name="ce49">
            <text:p>461.399</text:p>
          </table:table-cell>
          <table:table-cell office:value-type="percentage" office:value="1" table:style-name="ce50">
            <text:p>100,0%</text:p>
          </table:table-cell>
          <table:table-cell office:value-type="float" office:value="622402" table:style-name="ce49">
            <text:p>622.402</text:p>
          </table:table-cell>
          <table:table-cell office:value-type="percentage" office:value="0.97902588495853626" table:style-name="ce50">
            <text:p>97,9%</text:p>
          </table:table-cell>
          <table:table-cell office:value-type="float" office:value="810600" table:style-name="ce49">
            <text:p>810.600</text:p>
          </table:table-cell>
          <table:table-cell office:value-type="percentage" office:value="0.95086828609099994" table:style-name="ce50">
            <text:p>95,1%</text:p>
          </table:table-cell>
          <table:table-cell office:value-type="float" office:value="1045841" table:style-name="ce49">
            <text:p>1.045.841</text:p>
          </table:table-cell>
          <table:table-cell office:value-type="percentage" office:value="0.9530162629704183" table:style-name="ce50">
            <text:p>95,3%</text:p>
          </table:table-cell>
          <table:table-cell office:value-type="float" office:value="1168319" table:style-name="ce49">
            <text:p>1.168.319</text:p>
          </table:table-cell>
          <table:table-cell office:value-type="percentage" office:value="0.91594788048889486" table:style-name="ce50">
            <text:p>91,6%</text:p>
          </table:table-cell>
          <table:table-cell office:value-type="float" office:value="836153" table:style-name="ce49">
            <text:p>836.153</text:p>
          </table:table-cell>
          <table:table-cell office:value-type="percentage" office:value="0.86502046288748102" table:style-name="ce50">
            <text:p>86,5%</text:p>
          </table:table-cell>
          <table:table-cell office:value-type="float" office:value="703147" table:style-name="ce49">
            <text:p>703.147</text:p>
          </table:table-cell>
          <table:table-cell office:value-type="percentage" office:value="0.84813684112760523" table:style-name="ce50">
            <text:p>84,8%</text:p>
          </table:table-cell>
          <table:table-cell office:value-type="float" office:value="611623" table:style-name="ce49">
            <text:p>611.623</text:p>
          </table:table-cell>
          <table:table-cell office:value-type="percentage" office:value="0.91101684185753462" table:style-name="ce50">
            <text:p>91,1%</text:p>
          </table:table-cell>
          <table:table-cell office:value-type="float" office:value="6259484" table:style-name="ce49">
            <text:p>6.259.484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2289913296357318" table:style-name="ce50">
            <text:p>92,3%</text:p>
          </table:table-cell>
          <table:table-cell office:value-type="percentage" office:value="0.81596630954552019" table:style-name="ce50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9221" table:style-name="ce49">
            <text:p>299.221</text:p>
          </table:table-cell>
          <table:table-cell office:value-type="percentage" office:value="1" table:style-name="ce50">
            <text:p>100,0%</text:p>
          </table:table-cell>
          <table:table-cell office:value-type="float" office:value="437986" table:style-name="ce49">
            <text:p>437.986</text:p>
          </table:table-cell>
          <table:table-cell office:value-type="percentage" office:value="0.99592974605253581" table:style-name="ce50">
            <text:p>99,6%</text:p>
          </table:table-cell>
          <table:table-cell office:value-type="float" office:value="577027" table:style-name="ce49">
            <text:p>577.027</text:p>
          </table:table-cell>
          <table:table-cell office:value-type="percentage" office:value="0.96631778142479152" table:style-name="ce50">
            <text:p>96,6%</text:p>
          </table:table-cell>
          <table:table-cell office:value-type="float" office:value="724375" table:style-name="ce49">
            <text:p>724.375</text:p>
          </table:table-cell>
          <table:table-cell office:value-type="percentage" office:value="0.95025423195189274" table:style-name="ce50">
            <text:p>95,0%</text:p>
          </table:table-cell>
          <table:table-cell office:value-type="float" office:value="768715" table:style-name="ce49">
            <text:p>768.715</text:p>
          </table:table-cell>
          <table:table-cell office:value-type="percentage" office:value="0.91434991073159655" table:style-name="ce50">
            <text:p>91,4%</text:p>
          </table:table-cell>
          <table:table-cell office:value-type="float" office:value="532034" table:style-name="ce49">
            <text:p>532.034</text:p>
          </table:table-cell>
          <table:table-cell office:value-type="percentage" office:value="0.86661638875360181" table:style-name="ce50">
            <text:p>86,7%</text:p>
          </table:table-cell>
          <table:table-cell office:value-type="float" office:value="450263" table:style-name="ce49">
            <text:p>450.263</text:p>
          </table:table-cell>
          <table:table-cell office:value-type="percentage" office:value="0.87809420542813288" table:style-name="ce50">
            <text:p>87,8%</text:p>
          </table:table-cell>
          <table:table-cell office:value-type="float" office:value="408729" table:style-name="ce49">
            <text:p>408.729</text:p>
          </table:table-cell>
          <table:table-cell office:value-type="percentage" office:value="0.94445073468755847" table:style-name="ce50">
            <text:p>94,4%</text:p>
          </table:table-cell>
          <table:table-cell office:value-type="float" office:value="4198350" table:style-name="ce49">
            <text:p>4.198.350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462281830069549" table:style-name="ce50">
            <text:p>93,5%</text:p>
          </table:table-cell>
          <table:table-cell office:value-type="percentage" office:value="0.83184318744928964" table:style-name="ce50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8453" table:style-name="ce49">
            <text:p>78.453</text:p>
          </table:table-cell>
          <table:table-cell office:value-type="percentage" office:value="1" table:style-name="ce50">
            <text:p>100,0%</text:p>
          </table:table-cell>
          <table:table-cell office:value-type="float" office:value="96178" table:style-name="ce49">
            <text:p>96.178</text:p>
          </table:table-cell>
          <table:table-cell office:value-type="percentage" office:value="1" table:style-name="ce50">
            <text:p>100,0%</text:p>
          </table:table-cell>
          <table:table-cell office:value-type="float" office:value="133511" table:style-name="ce49">
            <text:p>133.511</text:p>
          </table:table-cell>
          <table:table-cell office:value-type="percentage" office:value="1" table:style-name="ce50">
            <text:p>100,0%</text:p>
          </table:table-cell>
          <table:table-cell office:value-type="float" office:value="162406" table:style-name="ce49">
            <text:p>162.406</text:p>
          </table:table-cell>
          <table:table-cell office:value-type="percentage" office:value="0.96697290313361473" table:style-name="ce50">
            <text:p>96,7%</text:p>
          </table:table-cell>
          <table:table-cell office:value-type="float" office:value="147461" table:style-name="ce49">
            <text:p>147.461</text:p>
          </table:table-cell>
          <table:table-cell office:value-type="percentage" office:value="0.93604636400568764" table:style-name="ce50">
            <text:p>93,6%</text:p>
          </table:table-cell>
          <table:table-cell office:value-type="float" office:value="114995" table:style-name="ce49">
            <text:p>114.995</text:p>
          </table:table-cell>
          <table:table-cell office:value-type="percentage" office:value="0.8856533325118221" table:style-name="ce50">
            <text:p>88,6%</text:p>
          </table:table-cell>
          <table:table-cell office:value-type="float" office:value="95824" table:style-name="ce49">
            <text:p>95.824</text:p>
          </table:table-cell>
          <table:table-cell office:value-type="percentage" office:value="0.85172346363749485" table:style-name="ce50">
            <text:p>85,2%</text:p>
          </table:table-cell>
          <table:table-cell office:value-type="float" office:value="81505" table:style-name="ce49">
            <text:p>81.505</text:p>
          </table:table-cell>
          <table:table-cell office:value-type="percentage" office:value="0.95095030860236385" table:style-name="ce50">
            <text:p>95,1%</text:p>
          </table:table-cell>
          <table:table-cell office:value-type="float" office:value="910333" table:style-name="ce49">
            <text:p>910.333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835623072145193" table:style-name="ce50">
            <text:p>95,8%</text:p>
          </table:table-cell>
          <table:table-cell office:value-type="percentage" office:value="0.86042897961151188" table:style-name="ce50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3147" table:style-name="ce49">
            <text:p>243.147</text:p>
          </table:table-cell>
          <table:table-cell office:value-type="percentage" office:value="1" table:style-name="ce50">
            <text:p>100,0%</text:p>
          </table:table-cell>
          <table:table-cell office:value-type="float" office:value="292432" table:style-name="ce49">
            <text:p>292.432</text:p>
          </table:table-cell>
          <table:table-cell office:value-type="percentage" office:value="1" table:style-name="ce50">
            <text:p>100,0%</text:p>
          </table:table-cell>
          <table:table-cell office:value-type="float" office:value="348372" table:style-name="ce49">
            <text:p>348.372</text:p>
          </table:table-cell>
          <table:table-cell office:value-type="percentage" office:value="0.98530967344145082" table:style-name="ce50">
            <text:p>98,5%</text:p>
          </table:table-cell>
          <table:table-cell office:value-type="float" office:value="394033" table:style-name="ce49">
            <text:p>394.033</text:p>
          </table:table-cell>
          <table:table-cell office:value-type="percentage" office:value="0.96293499511241443" table:style-name="ce50">
            <text:p>96,3%</text:p>
          </table:table-cell>
          <table:table-cell office:value-type="float" office:value="412836" table:style-name="ce49">
            <text:p>412.836</text:p>
          </table:table-cell>
          <table:table-cell office:value-type="percentage" office:value="0.93225272504330037" table:style-name="ce50">
            <text:p>93,2%</text:p>
          </table:table-cell>
          <table:table-cell office:value-type="float" office:value="269350" table:style-name="ce49">
            <text:p>269.350</text:p>
          </table:table-cell>
          <table:table-cell office:value-type="percentage" office:value="0.8728183591598131" table:style-name="ce50">
            <text:p>87,3%</text:p>
          </table:table-cell>
          <table:table-cell office:value-type="float" office:value="205179" table:style-name="ce49">
            <text:p>205.179</text:p>
          </table:table-cell>
          <table:table-cell office:value-type="percentage" office:value="0.89068075463835183" table:style-name="ce50">
            <text:p>89,1%</text:p>
          </table:table-cell>
          <table:table-cell office:value-type="float" office:value="177373" table:style-name="ce49">
            <text:p>177.373</text:p>
          </table:table-cell>
          <table:table-cell office:value-type="percentage" office:value="0.96743280390959074" table:style-name="ce50">
            <text:p>96,7%</text:p>
          </table:table-cell>
          <table:table-cell office:value-type="float" office:value="2342722" table:style-name="ce49">
            <text:p>2.342.722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382771330635585" table:style-name="ce50">
            <text:p>95,4%</text:p>
          </table:table-cell>
          <table:table-cell office:value-type="percentage" office:value="0.86867990964360242" table:style-name="ce50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3492" table:style-name="ce49">
            <text:p>23.492</text:p>
          </table:table-cell>
          <table:table-cell office:value-type="percentage" office:value="1" table:style-name="ce50">
            <text:p>100,0%</text:p>
          </table:table-cell>
          <table:table-cell office:value-type="float" office:value="28791" table:style-name="ce49">
            <text:p>28.791</text:p>
          </table:table-cell>
          <table:table-cell office:value-type="percentage" office:value="1" table:style-name="ce50">
            <text:p>100,0%</text:p>
          </table:table-cell>
          <table:table-cell office:value-type="float" office:value="38547" table:style-name="ce49">
            <text:p>38.547</text:p>
          </table:table-cell>
          <table:table-cell office:value-type="percentage" office:value="0.99826487802351482" table:style-name="ce50">
            <text:p>99,8%</text:p>
          </table:table-cell>
          <table:table-cell office:value-type="float" office:value="45985" table:style-name="ce49">
            <text:p>45.985</text:p>
          </table:table-cell>
          <table:table-cell office:value-type="percentage" office:value="0.96810526315789469" table:style-name="ce50">
            <text:p>96,8%</text:p>
          </table:table-cell>
          <table:table-cell office:value-type="float" office:value="48560" table:style-name="ce49">
            <text:p>48.560</text:p>
          </table:table-cell>
          <table:table-cell office:value-type="percentage" office:value="0.93882917021112056" table:style-name="ce50">
            <text:p>93,9%</text:p>
          </table:table-cell>
          <table:table-cell office:value-type="float" office:value="32623" table:style-name="ce49">
            <text:p>32.623</text:p>
          </table:table-cell>
          <table:table-cell office:value-type="percentage" office:value="0.88084566367858297" table:style-name="ce50">
            <text:p>88,1%</text:p>
          </table:table-cell>
          <table:table-cell office:value-type="float" office:value="25904" table:style-name="ce49">
            <text:p>25.904</text:p>
          </table:table-cell>
          <table:table-cell office:value-type="percentage" office:value="0.85871510972618181" table:style-name="ce50">
            <text:p>85,9%</text:p>
          </table:table-cell>
          <table:table-cell office:value-type="float" office:value="25570" table:style-name="ce49">
            <text:p>25.570</text:p>
          </table:table-cell>
          <table:table-cell office:value-type="percentage" office:value="0.98402924764287092" table:style-name="ce50">
            <text:p>98,4%</text:p>
          </table:table-cell>
          <table:table-cell office:value-type="float" office:value="269472" table:style-name="ce49">
            <text:p>269.472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5734317657800405" table:style-name="ce50">
            <text:p>95,7%</text:p>
          </table:table-cell>
          <table:table-cell office:value-type="percentage" office:value="0.85228480340063761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5169" table:style-name="ce49">
            <text:p>375.169</text:p>
          </table:table-cell>
          <table:table-cell office:value-type="percentage" office:value="1" table:style-name="ce50">
            <text:p>100,0%</text:p>
          </table:table-cell>
          <table:table-cell office:value-type="float" office:value="512966" table:style-name="ce49">
            <text:p>512.966</text:p>
          </table:table-cell>
          <table:table-cell office:value-type="percentage" office:value="0.97327767763969264" table:style-name="ce50">
            <text:p>97,3%</text:p>
          </table:table-cell>
          <table:table-cell office:value-type="float" office:value="694738" table:style-name="ce49">
            <text:p>694.738</text:p>
          </table:table-cell>
          <table:table-cell office:value-type="percentage" office:value="0.96430048663489054" table:style-name="ce50">
            <text:p>96,4%</text:p>
          </table:table-cell>
          <table:table-cell office:value-type="float" office:value="951544" table:style-name="ce49">
            <text:p>951.544</text:p>
          </table:table-cell>
          <table:table-cell office:value-type="percentage" office:value="0.96138959079937636" table:style-name="ce50">
            <text:p>96,1%</text:p>
          </table:table-cell>
          <table:table-cell office:value-type="float" office:value="1055239" table:style-name="ce49">
            <text:p>1.055.239</text:p>
          </table:table-cell>
          <table:table-cell office:value-type="percentage" office:value="0.91281044745262463" table:style-name="ce50">
            <text:p>91,3%</text:p>
          </table:table-cell>
          <table:table-cell office:value-type="float" office:value="783802" table:style-name="ce49">
            <text:p>783.802</text:p>
          </table:table-cell>
          <table:table-cell office:value-type="percentage" office:value="0.8700751739479865" table:style-name="ce50">
            <text:p>87,0%</text:p>
          </table:table-cell>
          <table:table-cell office:value-type="float" office:value="641212" table:style-name="ce49">
            <text:p>641.212</text:p>
          </table:table-cell>
          <table:table-cell office:value-type="percentage" office:value="0.87173665671049283" table:style-name="ce50">
            <text:p>87,2%</text:p>
          </table:table-cell>
          <table:table-cell office:value-type="float" office:value="509167" table:style-name="ce49">
            <text:p>509.167</text:p>
          </table:table-cell>
          <table:table-cell office:value-type="percentage" office:value="0.89211725128780184" table:style-name="ce50">
            <text:p>89,2%</text:p>
          </table:table-cell>
          <table:table-cell office:value-type="float" office:value="5523837" table:style-name="ce49">
            <text:p>5.523.837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512512334807373" table:style-name="ce50">
            <text:p>92,5%</text:p>
          </table:table-cell>
          <table:table-cell office:value-type="percentage" office:value="0.81764026556034286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2899" table:style-name="ce49">
            <text:p>72.899</text:p>
          </table:table-cell>
          <table:table-cell office:value-type="percentage" office:value="1" table:style-name="ce50">
            <text:p>100,0%</text:p>
          </table:table-cell>
          <table:table-cell office:value-type="float" office:value="103912" table:style-name="ce49">
            <text:p>103.912</text:p>
          </table:table-cell>
          <table:table-cell office:value-type="percentage" office:value="0.99990377398433439" table:style-name="ce50">
            <text:p>100,0%</text:p>
          </table:table-cell>
          <table:table-cell office:value-type="float" office:value="149944" table:style-name="ce49">
            <text:p>149.944</text:p>
          </table:table-cell>
          <table:table-cell office:value-type="percentage" office:value="0.97657303261018225" table:style-name="ce50">
            <text:p>97,7%</text:p>
          </table:table-cell>
          <table:table-cell office:value-type="float" office:value="210153" table:style-name="ce49">
            <text:p>210.153</text:p>
          </table:table-cell>
          <table:table-cell office:value-type="percentage" office:value="0.96354933219625594" table:style-name="ce50">
            <text:p>96,4%</text:p>
          </table:table-cell>
          <table:table-cell office:value-type="float" office:value="237165" table:style-name="ce49">
            <text:p>237.165</text:p>
          </table:table-cell>
          <table:table-cell office:value-type="percentage" office:value="0.93938637767954747" table:style-name="ce50">
            <text:p>93,9%</text:p>
          </table:table-cell>
          <table:table-cell office:value-type="float" office:value="175286" table:style-name="ce49">
            <text:p>175.286</text:p>
          </table:table-cell>
          <table:table-cell office:value-type="percentage" office:value="0.88050674623506842" table:style-name="ce50">
            <text:p>88,1%</text:p>
          </table:table-cell>
          <table:table-cell office:value-type="float" office:value="150702" table:style-name="ce49">
            <text:p>150.702</text:p>
          </table:table-cell>
          <table:table-cell office:value-type="percentage" office:value="0.86640718872708244" table:style-name="ce50">
            <text:p>86,6%</text:p>
          </table:table-cell>
          <table:table-cell office:value-type="float" office:value="132719" table:style-name="ce49">
            <text:p>132.719</text:p>
          </table:table-cell>
          <table:table-cell office:value-type="percentage" office:value="0.91773386070697571" table:style-name="ce50">
            <text:p>91,8%</text:p>
          </table:table-cell>
          <table:table-cell office:value-type="float" office:value="1232780" table:style-name="ce49">
            <text:p>1.232.780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561543820876225" table:style-name="ce50">
            <text:p>93,6%</text:p>
          </table:table-cell>
          <table:table-cell office:value-type="percentage" office:value="0.8147508783431896" table:style-name="ce50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591" table:style-name="ce49">
            <text:p>42.591</text:p>
          </table:table-cell>
          <table:table-cell office:value-type="percentage" office:value="1" table:style-name="ce50">
            <text:p>100,0%</text:p>
          </table:table-cell>
          <table:table-cell office:value-type="float" office:value="56017" table:style-name="ce49">
            <text:p>56.017</text:p>
          </table:table-cell>
          <table:table-cell office:value-type="percentage" office:value="0.98900070621468927" table:style-name="ce50">
            <text:p>98,9%</text:p>
          </table:table-cell>
          <table:table-cell office:value-type="float" office:value="72669" table:style-name="ce49">
            <text:p>72.669</text:p>
          </table:table-cell>
          <table:table-cell office:value-type="percentage" office:value="0.96034095414298926" table:style-name="ce50">
            <text:p>96,0%</text:p>
          </table:table-cell>
          <table:table-cell office:value-type="float" office:value="92598" table:style-name="ce49">
            <text:p>92.598</text:p>
          </table:table-cell>
          <table:table-cell office:value-type="percentage" office:value="0.94779831726340358" table:style-name="ce50">
            <text:p>94,8%</text:p>
          </table:table-cell>
          <table:table-cell office:value-type="float" office:value="96695" table:style-name="ce49">
            <text:p>96.695</text:p>
          </table:table-cell>
          <table:table-cell office:value-type="percentage" office:value="0.9146070391494755" table:style-name="ce50">
            <text:p>91,5%</text:p>
          </table:table-cell>
          <table:table-cell office:value-type="float" office:value="66171" table:style-name="ce49">
            <text:p>66.171</text:p>
          </table:table-cell>
          <table:table-cell office:value-type="percentage" office:value="0.86239883225377623" table:style-name="ce50">
            <text:p>86,2%</text:p>
          </table:table-cell>
          <table:table-cell office:value-type="float" office:value="60175" table:style-name="ce49">
            <text:p>60.175</text:p>
          </table:table-cell>
          <table:table-cell office:value-type="percentage" office:value="0.8746112031626988" table:style-name="ce50">
            <text:p>87,5%</text:p>
          </table:table-cell>
          <table:table-cell office:value-type="float" office:value="53405" table:style-name="ce49">
            <text:p>53.405</text:p>
          </table:table-cell>
          <table:table-cell office:value-type="percentage" office:value="0.92844352497348792" table:style-name="ce50">
            <text:p>92,8%</text:p>
          </table:table-cell>
          <table:table-cell office:value-type="float" office:value="540321" table:style-name="ce49">
            <text:p>540.321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130853847294093" table:style-name="ce50">
            <text:p>93,1%</text:p>
          </table:table-cell>
          <table:table-cell office:value-type="percentage" office:value="0.82158855568429601" table:style-name="ce50">
            <text:p>82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5341" table:style-name="ce49">
            <text:p>165.341</text:p>
          </table:table-cell>
          <table:table-cell office:value-type="percentage" office:value="1" table:style-name="ce50">
            <text:p>100,0%</text:p>
          </table:table-cell>
          <table:table-cell office:value-type="float" office:value="215113" table:style-name="ce49">
            <text:p>215.113</text:p>
          </table:table-cell>
          <table:table-cell office:value-type="percentage" office:value="0.9942088867936737" table:style-name="ce50">
            <text:p>99,4%</text:p>
          </table:table-cell>
          <table:table-cell office:value-type="float" office:value="281575" table:style-name="ce49">
            <text:p>281.575</text:p>
          </table:table-cell>
          <table:table-cell office:value-type="percentage" office:value="0.99089255110623131" table:style-name="ce50">
            <text:p>99,1%</text:p>
          </table:table-cell>
          <table:table-cell office:value-type="float" office:value="328355" table:style-name="ce49">
            <text:p>328.355</text:p>
          </table:table-cell>
          <table:table-cell office:value-type="percentage" office:value="0.97299884136819303" table:style-name="ce50">
            <text:p>97,3%</text:p>
          </table:table-cell>
          <table:table-cell office:value-type="float" office:value="327592" table:style-name="ce49">
            <text:p>327.592</text:p>
          </table:table-cell>
          <table:table-cell office:value-type="percentage" office:value="0.94118323067022158" table:style-name="ce50">
            <text:p>94,1%</text:p>
          </table:table-cell>
          <table:table-cell office:value-type="float" office:value="213233" table:style-name="ce49">
            <text:p>213.233</text:p>
          </table:table-cell>
          <table:table-cell office:value-type="percentage" office:value="0.89731310623435101" table:style-name="ce50">
            <text:p>89,7%</text:p>
          </table:table-cell>
          <table:table-cell office:value-type="float" office:value="176811" table:style-name="ce49">
            <text:p>176.811</text:p>
          </table:table-cell>
          <table:table-cell office:value-type="percentage" office:value="0.88753858896167459" table:style-name="ce50">
            <text:p>88,8%</text:p>
          </table:table-cell>
          <table:table-cell office:value-type="float" office:value="161228" table:style-name="ce49">
            <text:p>161.228</text:p>
          </table:table-cell>
          <table:table-cell office:value-type="percentage" office:value="0.93294062505424813" table:style-name="ce50">
            <text:p>93,3%</text:p>
          </table:table-cell>
          <table:table-cell office:value-type="float" office:value="1869248" table:style-name="ce49">
            <text:p>1.869.248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601336502232703" table:style-name="ce50">
            <text:p>95,6%</text:p>
          </table:table-cell>
          <table:table-cell office:value-type="percentage" office:value="0.85513571476933159" table:style-name="ce50">
            <text:p>85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411" table:style-name="ce49">
            <text:p>2.411</text:p>
          </table:table-cell>
          <table:table-cell office:value-type="percentage" office:value="0.84984138174127599" table:style-name="ce50">
            <text:p>85,0%</text:p>
          </table:table-cell>
          <table:table-cell office:value-type="float" office:value="3937" table:style-name="ce49">
            <text:p>3.937</text:p>
          </table:table-cell>
          <table:table-cell office:value-type="percentage" office:value="0.8939600363306085" table:style-name="ce50">
            <text:p>89,4%</text:p>
          </table:table-cell>
          <table:table-cell office:value-type="float" office:value="7729" table:style-name="ce49">
            <text:p>7.729</text:p>
          </table:table-cell>
          <table:table-cell office:value-type="percentage" office:value="0.92796254052107097" table:style-name="ce50">
            <text:p>92,8%</text:p>
          </table:table-cell>
          <table:table-cell office:value-type="float" office:value="10710" table:style-name="ce49">
            <text:p>10.710</text:p>
          </table:table-cell>
          <table:table-cell office:value-type="percentage" office:value="0.92671108419139914" table:style-name="ce50">
            <text:p>92,7%</text:p>
          </table:table-cell>
          <table:table-cell office:value-type="float" office:value="11355" table:style-name="ce49">
            <text:p>11.355</text:p>
          </table:table-cell>
          <table:table-cell office:value-type="percentage" office:value="0.91891235736829324" table:style-name="ce50">
            <text:p>91,9%</text:p>
          </table:table-cell>
          <table:table-cell office:value-type="float" office:value="9671" table:style-name="ce49">
            <text:p>9.671</text:p>
          </table:table-cell>
          <table:table-cell office:value-type="percentage" office:value="0.84840775506623389" table:style-name="ce50">
            <text:p>84,8%</text:p>
          </table:table-cell>
          <table:table-cell office:value-type="float" office:value="9939" table:style-name="ce49">
            <text:p>9.939</text:p>
          </table:table-cell>
          <table:table-cell office:value-type="percentage" office:value="0.91477220432581685" table:style-name="ce50">
            <text:p>91,5%</text:p>
          </table:table-cell>
          <table:table-cell office:value-type="float" office:value="9792" table:style-name="ce49">
            <text:p>9.792</text:p>
          </table:table-cell>
          <table:table-cell office:value-type="percentage" office:value="1.0550587221204613" table:style-name="ce50">
            <text:p>105,5%</text:p>
          </table:table-cell>
          <table:table-cell office:value-type="float" office:value="65544" table:style-name="ce49">
            <text:p>65.544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92277802024525191" table:style-name="ce50">
            <text:p>92,3%</text:p>
          </table:table-cell>
          <table:table-cell office:value-type="percentage" office:value="0.78479830453680088" table:style-name="ce50">
            <text:p>78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102" table:style-name="ce49">
            <text:p>2.102</text:p>
          </table:table-cell>
          <table:table-cell office:value-type="percentage" office:value="0.83711668657905214" table:style-name="ce50">
            <text:p>83,7%</text:p>
          </table:table-cell>
          <table:table-cell office:value-type="float" office:value="3432" table:style-name="ce49">
            <text:p>3.432</text:p>
          </table:table-cell>
          <table:table-cell office:value-type="percentage" office:value="0.9024454378122535" table:style-name="ce50">
            <text:p>90,2%</text:p>
          </table:table-cell>
          <table:table-cell office:value-type="float" office:value="7519" table:style-name="ce49">
            <text:p>7.519</text:p>
          </table:table-cell>
          <table:table-cell office:value-type="percentage" office:value="0.93928794503435353" table:style-name="ce50">
            <text:p>93,9%</text:p>
          </table:table-cell>
          <table:table-cell office:value-type="float" office:value="10179" table:style-name="ce49">
            <text:p>10.179</text:p>
          </table:table-cell>
          <table:table-cell office:value-type="percentage" office:value="0.94241273956115179" table:style-name="ce50">
            <text:p>94,2%</text:p>
          </table:table-cell>
          <table:table-cell office:value-type="float" office:value="10723" table:style-name="ce49">
            <text:p>10.723</text:p>
          </table:table-cell>
          <table:table-cell office:value-type="percentage" office:value="0.9816900119014923" table:style-name="ce50">
            <text:p>98,2%</text:p>
          </table:table-cell>
          <table:table-cell office:value-type="float" office:value="9430" table:style-name="ce49">
            <text:p>9.430</text:p>
          </table:table-cell>
          <table:table-cell office:value-type="percentage" office:value="0.86102994886778672" table:style-name="ce50">
            <text:p>86,1%</text:p>
          </table:table-cell>
          <table:table-cell office:value-type="float" office:value="10452" table:style-name="ce49">
            <text:p>10.452</text:p>
          </table:table-cell>
          <table:table-cell office:value-type="percentage" office:value="0.89402104182704645" table:style-name="ce50">
            <text:p>89,4%</text:p>
          </table:table-cell>
          <table:table-cell office:value-type="float" office:value="9273" table:style-name="ce49">
            <text:p>9.273</text:p>
          </table:table-cell>
          <table:table-cell office:value-type="percentage" office:value="0.96795407098121089" table:style-name="ce50">
            <text:p>96,8%</text:p>
          </table:table-cell>
          <table:table-cell office:value-type="float" office:value="63110" table:style-name="ce49">
            <text:p>63.110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2447191867108081" table:style-name="ce50">
            <text:p>92,4%</text:p>
          </table:table-cell>
          <table:table-cell office:value-type="percentage" office:value="0.75111280378948375" table:style-name="ce50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20" table:style-name="ce49">
            <text:p>20</text:p>
          </table:table-cell>
          <table:table-cell office:value-type="string" table:style-name="ce50">
            <text:p>-</text:p>
          </table:table-cell>
          <table:table-cell office:value-type="float" office:value="3697" table:style-name="ce49">
            <text:p>3.697</text:p>
          </table:table-cell>
          <table:table-cell office:value-type="string" table:style-name="ce50">
            <text:p>-</text:p>
          </table:table-cell>
          <table:table-cell office:value-type="float" office:value="9664" table:style-name="ce49">
            <text:p>9.664</text:p>
          </table:table-cell>
          <table:table-cell office:value-type="string" table:style-name="ce50">
            <text:p>-</text:p>
          </table:table-cell>
          <table:table-cell office:value-type="float" office:value="22696" table:style-name="ce49">
            <text:p>22.696</text:p>
          </table:table-cell>
          <table:table-cell office:value-type="string" table:style-name="ce50">
            <text:p>-</text:p>
          </table:table-cell>
          <table:table-cell office:value-type="float" office:value="32682" table:style-name="ce49">
            <text:p>32.682</text:p>
          </table:table-cell>
          <table:table-cell office:value-type="string" table:style-name="ce50">
            <text:p>-</text:p>
          </table:table-cell>
          <table:table-cell office:value-type="float" office:value="25127" table:style-name="ce49">
            <text:p>25.127</text:p>
          </table:table-cell>
          <table:table-cell office:value-type="string" table:style-name="ce50">
            <text:p>-</text:p>
          </table:table-cell>
          <table:table-cell office:value-type="float" office:value="1236" table:style-name="ce49">
            <text:p>1.236</text:p>
          </table:table-cell>
          <table:table-cell office:value-type="string" table:style-name="ce50">
            <text:p>-</text:p>
          </table:table-cell>
          <table:table-cell office:value-type="float" office:value="95152" table:style-name="ce49">
            <text:p>95.15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1">
            <text:p>Sanidad Exterior</text:p>
          </table:table-cell>
          <table:table-cell office:value-type="float" office:value="33" table:style-name="ce52">
            <text:p>33</text:p>
          </table:table-cell>
          <table:table-cell office:value-type="string" table:style-name="ce53">
            <text:p>-</text:p>
          </table:table-cell>
          <table:table-cell office:value-type="float" office:value="52" table:style-name="ce52">
            <text:p>52</text:p>
          </table:table-cell>
          <table:table-cell office:value-type="string" table:style-name="ce53">
            <text:p>-</text:p>
          </table:table-cell>
          <table:table-cell office:value-type="float" office:value="319" table:style-name="ce52">
            <text:p>319</text:p>
          </table:table-cell>
          <table:table-cell office:value-type="string" table:style-name="ce53">
            <text:p>-</text:p>
          </table:table-cell>
          <table:table-cell office:value-type="float" office:value="925" table:style-name="ce52">
            <text:p>925</text:p>
          </table:table-cell>
          <table:table-cell office:value-type="string" table:style-name="ce53">
            <text:p>-</text:p>
          </table:table-cell>
          <table:table-cell office:value-type="float" office:value="1971" table:style-name="ce52">
            <text:p>1.971</text:p>
          </table:table-cell>
          <table:table-cell office:value-type="string" table:style-name="ce53">
            <text:p>-</text:p>
          </table:table-cell>
          <table:table-cell office:value-type="float" office:value="2432" table:style-name="ce52">
            <text:p>2.432</text:p>
          </table:table-cell>
          <table:table-cell office:value-type="string" table:style-name="ce53">
            <text:p>-</text:p>
          </table:table-cell>
          <table:table-cell office:value-type="float" office:value="2125" table:style-name="ce52">
            <text:p>2.125</text:p>
          </table:table-cell>
          <table:table-cell office:value-type="string" table:style-name="ce53">
            <text:p>-</text:p>
          </table:table-cell>
          <table:table-cell office:value-type="float" office:value="271" table:style-name="ce52">
            <text:p>271</text:p>
          </table:table-cell>
          <table:table-cell office:value-type="string" table:style-name="ce53">
            <text:p>-</text:p>
          </table:table-cell>
          <table:table-cell office:value-type="float" office:value="8128" table:style-name="ce52">
            <text:p>8.12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4" table:style-name="ce29"/>
          <table:table-cell table:number-columns-repeated="16339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51731" table:style-name="ce56">
            <text:p>2.951.731</text:p>
          </table:table-cell>
          <table:table-cell office:value-type="percentage" office:value="1" table:style-name="ce57">
            <text:p>100,0%</text:p>
          </table:table-cell>
          <table:table-cell office:value-type="float" office:value="3969474" table:style-name="ce56">
            <text:p>3.969.474</text:p>
          </table:table-cell>
          <table:table-cell office:value-type="percentage" office:value="0.99315582427969773" table:style-name="ce57">
            <text:p>99,3%</text:p>
          </table:table-cell>
          <table:table-cell office:value-type="float" office:value="5339502" table:style-name="ce56">
            <text:p>5.339.502</text:p>
          </table:table-cell>
          <table:table-cell office:value-type="percentage" office:value="0.96946834045674568" table:style-name="ce57">
            <text:p>96,9%</text:p>
          </table:table-cell>
          <table:table-cell office:value-type="float" office:value="6774466" table:style-name="ce56">
            <text:p>6.774.466</text:p>
          </table:table-cell>
          <table:table-cell office:value-type="percentage" office:value="0.95017359742620811" table:style-name="ce57">
            <text:p>95,0%</text:p>
          </table:table-cell>
          <table:table-cell office:value-type="float" office:value="7141672" table:style-name="ce56">
            <text:p>7.141.672</text:p>
          </table:table-cell>
          <table:table-cell office:value-type="percentage" office:value="0.91363021837046532" table:style-name="ce57">
            <text:p>91,4%</text:p>
          </table:table-cell>
          <table:table-cell office:value-type="float" office:value="5139088" table:style-name="ce56">
            <text:p>5.139.088</text:p>
          </table:table-cell>
          <table:table-cell office:value-type="percentage" office:value="0.86487221517261803" table:style-name="ce57">
            <text:p>86,5%</text:p>
          </table:table-cell>
          <table:table-cell office:value-type="float" office:value="4265722" table:style-name="ce56">
            <text:p>4.265.722</text:p>
          </table:table-cell>
          <table:table-cell office:value-type="percentage" office:value="0.86620591905340627" table:style-name="ce57">
            <text:p>86,6%</text:p>
          </table:table-cell>
          <table:table-cell office:value-type="float" office:value="3684303" table:style-name="ce56">
            <text:p>3.684.303</text:p>
          </table:table-cell>
          <table:table-cell office:value-type="percentage" office:value="0.92478367012536766" table:style-name="ce57">
            <text:p>92,5%</text:p>
          </table:table-cell>
          <table:table-cell office:value-type="float" office:value="39265958" table:style-name="ce56">
            <text:p>39.265.958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3080306467936147" table:style-name="ce57">
            <text:p>93,1%</text:p>
          </table:table-cell>
          <table:table-cell office:value-type="percentage" office:value="0.82841851116708964" table:style-name="ce57">
            <text:p>82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office:value-type="string" table:style-name="ce43">
            <text:p>% pauta completa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0904" table:style-name="ce46">
            <text:p>430.904</text:p>
          </table:table-cell>
          <table:table-cell office:value-type="percentage" office:value="1" table:style-name="ce47">
            <text:p>100,0%</text:p>
          </table:table-cell>
          <table:table-cell office:value-type="float" office:value="653174" table:style-name="ce46">
            <text:p>653.174</text:p>
          </table:table-cell>
          <table:table-cell office:value-type="percentage" office:value="0.99824398653264523" table:style-name="ce47">
            <text:p>99,8%</text:p>
          </table:table-cell>
          <table:table-cell office:value-type="float" office:value="935016" table:style-name="ce46">
            <text:p>935.016</text:p>
          </table:table-cell>
          <table:table-cell office:value-type="percentage" office:value="0.97577510177629778" table:style-name="ce47">
            <text:p>97,6%</text:p>
          </table:table-cell>
          <table:table-cell office:value-type="float" office:value="1225537" table:style-name="ce46">
            <text:p>1.225.537</text:p>
          </table:table-cell>
          <table:table-cell office:value-type="percentage" office:value="0.95180612477098703" table:style-name="ce47">
            <text:p>95,2%</text:p>
          </table:table-cell>
          <table:table-cell office:value-type="float" office:value="1272972" table:style-name="ce46">
            <text:p>1.272.972</text:p>
          </table:table-cell>
          <table:table-cell office:value-type="percentage" office:value="0.91955421227216516" table:style-name="ce47">
            <text:p>92,0%</text:p>
          </table:table-cell>
          <table:table-cell office:value-type="float" office:value="957883" table:style-name="ce46">
            <text:p>957.883</text:p>
          </table:table-cell>
          <table:table-cell office:value-type="percentage" office:value="0.86940141027235196" table:style-name="ce47">
            <text:p>86,9%</text:p>
          </table:table-cell>
          <table:table-cell office:value-type="float" office:value="799453" table:style-name="ce46">
            <text:p>799.453</text:p>
          </table:table-cell>
          <table:table-cell office:value-type="percentage" office:value="0.86323576414083825" table:style-name="ce47">
            <text:p>86,3%</text:p>
          </table:table-cell>
          <table:table-cell office:value-type="float" office:value="762805" table:style-name="ce46">
            <text:p>762.805</text:p>
          </table:table-cell>
          <table:table-cell office:value-type="percentage" office:value="0.9870077609252037" table:style-name="ce47">
            <text:p>98,7%</text:p>
          </table:table-cell>
          <table:table-cell office:value-type="float" office:value="7037744" table:style-name="ce46">
            <text:p>7.037.744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736538534537472" table:style-name="ce47">
            <text:p>93,7%</text:p>
          </table:table-cell>
          <table:table-cell office:value-type="percentage" office:value="0.82775398463718342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0534" table:style-name="ce49">
            <text:p>100.534</text:p>
          </table:table-cell>
          <table:table-cell office:value-type="percentage" office:value="1" table:style-name="ce50">
            <text:p>100,0%</text:p>
          </table:table-cell>
          <table:table-cell office:value-type="float" office:value="119280" table:style-name="ce49">
            <text:p>119.280</text:p>
          </table:table-cell>
          <table:table-cell office:value-type="percentage" office:value="0.99711598746081509" table:style-name="ce50">
            <text:p>99,7%</text:p>
          </table:table-cell>
          <table:table-cell office:value-type="float" office:value="155586" table:style-name="ce49">
            <text:p>155.586</text:p>
          </table:table-cell>
          <table:table-cell office:value-type="percentage" office:value="0.96451552910544913" table:style-name="ce50">
            <text:p>96,5%</text:p>
          </table:table-cell>
          <table:table-cell office:value-type="float" office:value="188542" table:style-name="ce49">
            <text:p>188.542</text:p>
          </table:table-cell>
          <table:table-cell office:value-type="percentage" office:value="0.93815992436682094" table:style-name="ce50">
            <text:p>93,8%</text:p>
          </table:table-cell>
          <table:table-cell office:value-type="float" office:value="191281" table:style-name="ce49">
            <text:p>191.281</text:p>
          </table:table-cell>
          <table:table-cell office:value-type="percentage" office:value="0.8953552053249203" table:style-name="ce50">
            <text:p>89,5%</text:p>
          </table:table-cell>
          <table:table-cell office:value-type="float" office:value="130280" table:style-name="ce49">
            <text:p>130.280</text:p>
          </table:table-cell>
          <table:table-cell office:value-type="percentage" office:value="0.82310870746408216" table:style-name="ce50">
            <text:p>82,3%</text:p>
          </table:table-cell>
          <table:table-cell office:value-type="float" office:value="108651" table:style-name="ce49">
            <text:p>108.651</text:p>
          </table:table-cell>
          <table:table-cell office:value-type="percentage" office:value="0.83067783911068982" table:style-name="ce50">
            <text:p>83,1%</text:p>
          </table:table-cell>
          <table:table-cell office:value-type="float" office:value="98339" table:style-name="ce49">
            <text:p>98.339</text:p>
          </table:table-cell>
          <table:table-cell office:value-type="percentage" office:value="0.91873838018629073" table:style-name="ce50">
            <text:p>91,9%</text:p>
          </table:table-cell>
          <table:table-cell office:value-type="float" office:value="1092493" table:style-name="ce49">
            <text:p>1.092.493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1851828808953695" table:style-name="ce50">
            <text:p>91,9%</text:p>
          </table:table-cell>
          <table:table-cell office:value-type="percentage" office:value="0.82072415002858468" table:style-name="ce50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8640" table:style-name="ce49">
            <text:p>88.640</text:p>
          </table:table-cell>
          <table:table-cell office:value-type="percentage" office:value="1" table:style-name="ce50">
            <text:p>100,0%</text:p>
          </table:table-cell>
          <table:table-cell office:value-type="float" office:value="114698" table:style-name="ce49">
            <text:p>114.698</text:p>
          </table:table-cell>
          <table:table-cell office:value-type="percentage" office:value="1" table:style-name="ce50">
            <text:p>100,0%</text:p>
          </table:table-cell>
          <table:table-cell office:value-type="float" office:value="149558" table:style-name="ce49">
            <text:p>149.558</text:p>
          </table:table-cell>
          <table:table-cell office:value-type="percentage" office:value="0.98399894729916437" table:style-name="ce50">
            <text:p>98,4%</text:p>
          </table:table-cell>
          <table:table-cell office:value-type="float" office:value="155013" table:style-name="ce49">
            <text:p>155.013</text:p>
          </table:table-cell>
          <table:table-cell office:value-type="percentage" office:value="0.956380373018762" table:style-name="ce50">
            <text:p>95,6%</text:p>
          </table:table-cell>
          <table:table-cell office:value-type="float" office:value="152424" table:style-name="ce49">
            <text:p>152.424</text:p>
          </table:table-cell>
          <table:table-cell office:value-type="percentage" office:value="0.91865959498553518" table:style-name="ce50">
            <text:p>91,9%</text:p>
          </table:table-cell>
          <table:table-cell office:value-type="float" office:value="91969" table:style-name="ce49">
            <text:p>91.969</text:p>
          </table:table-cell>
          <table:table-cell office:value-type="percentage" office:value="0.8469302244200716" table:style-name="ce50">
            <text:p>84,7%</text:p>
          </table:table-cell>
          <table:table-cell office:value-type="float" office:value="67465" table:style-name="ce49">
            <text:p>67.465</text:p>
          </table:table-cell>
          <table:table-cell office:value-type="percentage" office:value="0.85137931904797959" table:style-name="ce50">
            <text:p>85,1%</text:p>
          </table:table-cell>
          <table:table-cell office:value-type="float" office:value="67207" table:style-name="ce49">
            <text:p>67.207</text:p>
          </table:table-cell>
          <table:table-cell office:value-type="percentage" office:value="1.0298976339340444" table:style-name="ce50">
            <text:p>103,0%</text:p>
          </table:table-cell>
          <table:table-cell office:value-type="float" office:value="886974" table:style-name="ce49">
            <text:p>886.974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327729575139686" table:style-name="ce50">
            <text:p>95,3%</text:p>
          </table:table-cell>
          <table:table-cell office:value-type="percentage" office:value="0.87568726681798303" table:style-name="ce50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435" table:style-name="ce49">
            <text:p>51.435</text:p>
          </table:table-cell>
          <table:table-cell office:value-type="percentage" office:value="0.95901776891093171" table:style-name="ce50">
            <text:p>95,9%</text:p>
          </table:table-cell>
          <table:table-cell office:value-type="float" office:value="79879" table:style-name="ce49">
            <text:p>79.879</text:p>
          </table:table-cell>
          <table:table-cell office:value-type="percentage" office:value="0.91568654423733864" table:style-name="ce50">
            <text:p>91,6%</text:p>
          </table:table-cell>
          <table:table-cell office:value-type="float" office:value="112199" table:style-name="ce49">
            <text:p>112.199</text:p>
          </table:table-cell>
          <table:table-cell office:value-type="percentage" office:value="0.88073128036862303" table:style-name="ce50">
            <text:p>88,1%</text:p>
          </table:table-cell>
          <table:table-cell office:value-type="float" office:value="153175" table:style-name="ce49">
            <text:p>153.175</text:p>
          </table:table-cell>
          <table:table-cell office:value-type="percentage" office:value="0.86291885436149351" table:style-name="ce50">
            <text:p>86,3%</text:p>
          </table:table-cell>
          <table:table-cell office:value-type="float" office:value="172970" table:style-name="ce49">
            <text:p>172.970</text:p>
          </table:table-cell>
          <table:table-cell office:value-type="percentage" office:value="0.79848400216043536" table:style-name="ce50">
            <text:p>79,8%</text:p>
          </table:table-cell>
          <table:table-cell office:value-type="float" office:value="133694" table:style-name="ce49">
            <text:p>133.694</text:p>
          </table:table-cell>
          <table:table-cell office:value-type="percentage" office:value="0.72641227512537554" table:style-name="ce50">
            <text:p>72,6%</text:p>
          </table:table-cell>
          <table:table-cell office:value-type="float" office:value="103009" table:style-name="ce49">
            <text:p>103.009</text:p>
          </table:table-cell>
          <table:table-cell office:value-type="percentage" office:value="0.75072332796455143" table:style-name="ce50">
            <text:p>75,1%</text:p>
          </table:table-cell>
          <table:table-cell office:value-type="float" office:value="85891" table:style-name="ce49">
            <text:p>85.891</text:p>
          </table:table-cell>
          <table:table-cell office:value-type="percentage" office:value="0.86291392059154481" table:style-name="ce50">
            <text:p>86,3%</text:p>
          </table:table-cell>
          <table:table-cell office:value-type="float" office:value="892252" table:style-name="ce49">
            <text:p>892.252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372849748012111" table:style-name="ce50">
            <text:p>82,4%</text:p>
          </table:table-cell>
          <table:table-cell office:value-type="percentage" office:value="0.73148900411961226" table:style-name="ce50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2904" table:style-name="ce49">
            <text:p>92.904</text:p>
          </table:table-cell>
          <table:table-cell office:value-type="percentage" office:value="0.92568900579900759" table:style-name="ce50">
            <text:p>92,6%</text:p>
          </table:table-cell>
          <table:table-cell office:value-type="float" office:value="152146" table:style-name="ce49">
            <text:p>152.146</text:p>
          </table:table-cell>
          <table:table-cell office:value-type="percentage" office:value="0.90862725893720964" table:style-name="ce50">
            <text:p>90,9%</text:p>
          </table:table-cell>
          <table:table-cell office:value-type="float" office:value="225730" table:style-name="ce49">
            <text:p>225.730</text:p>
          </table:table-cell>
          <table:table-cell office:value-type="percentage" office:value="0.89733855419292008" table:style-name="ce50">
            <text:p>89,7%</text:p>
          </table:table-cell>
          <table:table-cell office:value-type="float" office:value="324914" table:style-name="ce49">
            <text:p>324.914</text:p>
          </table:table-cell>
          <table:table-cell office:value-type="percentage" office:value="0.88232626470819853" table:style-name="ce50">
            <text:p>88,2%</text:p>
          </table:table-cell>
          <table:table-cell office:value-type="float" office:value="322676" table:style-name="ce49">
            <text:p>322.676</text:p>
          </table:table-cell>
          <table:table-cell office:value-type="percentage" office:value="0.81875642278073102" table:style-name="ce50">
            <text:p>81,9%</text:p>
          </table:table-cell>
          <table:table-cell office:value-type="float" office:value="234253" table:style-name="ce49">
            <text:p>234.253</text:p>
          </table:table-cell>
          <table:table-cell office:value-type="percentage" office:value="0.74874225696952645" table:style-name="ce50">
            <text:p>74,9%</text:p>
          </table:table-cell>
          <table:table-cell office:value-type="float" office:value="192369" table:style-name="ce49">
            <text:p>192.369</text:p>
          </table:table-cell>
          <table:table-cell office:value-type="percentage" office:value="0.75536280141830048" table:style-name="ce50">
            <text:p>75,5%</text:p>
          </table:table-cell>
          <table:table-cell office:value-type="float" office:value="170944" table:style-name="ce49">
            <text:p>170.944</text:p>
          </table:table-cell>
          <table:table-cell office:value-type="percentage" office:value="0.9277073779610886" table:style-name="ce50">
            <text:p>92,8%</text:p>
          </table:table-cell>
          <table:table-cell office:value-type="float" office:value="1715936" table:style-name="ce49">
            <text:p>1.715.936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4382838958983786" table:style-name="ce50">
            <text:p>84,4%</text:p>
          </table:table-cell>
          <table:table-cell office:value-type="percentage" office:value="0.76455164012691312" table:style-name="ce50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303" table:style-name="ce49">
            <text:p>42.303</text:p>
          </table:table-cell>
          <table:table-cell office:value-type="percentage" office:value="1" table:style-name="ce50">
            <text:p>100,0%</text:p>
          </table:table-cell>
          <table:table-cell office:value-type="float" office:value="56119" table:style-name="ce49">
            <text:p>56.119</text:p>
          </table:table-cell>
          <table:table-cell office:value-type="percentage" office:value="1" table:style-name="ce50">
            <text:p>100,0%</text:p>
          </table:table-cell>
          <table:table-cell office:value-type="float" office:value="77220" table:style-name="ce49">
            <text:p>77.220</text:p>
          </table:table-cell>
          <table:table-cell office:value-type="percentage" office:value="0.97429880010598435" table:style-name="ce50">
            <text:p>97,4%</text:p>
          </table:table-cell>
          <table:table-cell office:value-type="float" office:value="85225" table:style-name="ce49">
            <text:p>85.225</text:p>
          </table:table-cell>
          <table:table-cell office:value-type="percentage" office:value="0.93684731230075846" table:style-name="ce50">
            <text:p>93,7%</text:p>
          </table:table-cell>
          <table:table-cell office:value-type="float" office:value="89435" table:style-name="ce49">
            <text:p>89.435</text:p>
          </table:table-cell>
          <table:table-cell office:value-type="percentage" office:value="0.91835582116525993" table:style-name="ce50">
            <text:p>91,8%</text:p>
          </table:table-cell>
          <table:table-cell office:value-type="float" office:value="56895" table:style-name="ce49">
            <text:p>56.895</text:p>
          </table:table-cell>
          <table:table-cell office:value-type="percentage" office:value="0.84718127401054233" table:style-name="ce50">
            <text:p>84,7%</text:p>
          </table:table-cell>
          <table:table-cell office:value-type="float" office:value="43617" table:style-name="ce49">
            <text:p>43.617</text:p>
          </table:table-cell>
          <table:table-cell office:value-type="percentage" office:value="0.85737031431211053" table:style-name="ce50">
            <text:p>85,7%</text:p>
          </table:table-cell>
          <table:table-cell office:value-type="float" office:value="46298" table:style-name="ce49">
            <text:p>46.298</text:p>
          </table:table-cell>
          <table:table-cell office:value-type="percentage" office:value="1.022414592672747" table:style-name="ce50">
            <text:p>102,2%</text:p>
          </table:table-cell>
          <table:table-cell office:value-type="float" office:value="497112" table:style-name="ce49">
            <text:p>497.112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4317556568297467" table:style-name="ce50">
            <text:p>94,3%</text:p>
          </table:table-cell>
          <table:table-cell office:value-type="percentage" office:value="0.8517223359690228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28261" table:style-name="ce49">
            <text:p>228.261</text:p>
          </table:table-cell>
          <table:table-cell office:value-type="percentage" office:value="1" table:style-name="ce50">
            <text:p>100,0%</text:p>
          </table:table-cell>
          <table:table-cell office:value-type="float" office:value="250764" table:style-name="ce49">
            <text:p>250.764</text:p>
          </table:table-cell>
          <table:table-cell office:value-type="percentage" office:value="1" table:style-name="ce50">
            <text:p>100,0%</text:p>
          </table:table-cell>
          <table:table-cell office:value-type="float" office:value="323976" table:style-name="ce49">
            <text:p>323.976</text:p>
          </table:table-cell>
          <table:table-cell office:value-type="percentage" office:value="0.99001659317387991" table:style-name="ce50">
            <text:p>99,0%</text:p>
          </table:table-cell>
          <table:table-cell office:value-type="float" office:value="355549" table:style-name="ce49">
            <text:p>355.549</text:p>
          </table:table-cell>
          <table:table-cell office:value-type="percentage" office:value="0.93270252332746595" table:style-name="ce50">
            <text:p>93,3%</text:p>
          </table:table-cell>
          <table:table-cell office:value-type="float" office:value="324097" table:style-name="ce49">
            <text:p>324.097</text:p>
          </table:table-cell>
          <table:table-cell office:value-type="percentage" office:value="0.89976457654316189" table:style-name="ce50">
            <text:p>90,0%</text:p>
          </table:table-cell>
          <table:table-cell office:value-type="float" office:value="216477" table:style-name="ce49">
            <text:p>216.477</text:p>
          </table:table-cell>
          <table:table-cell office:value-type="percentage" office:value="0.836134908189199" table:style-name="ce50">
            <text:p>83,6%</text:p>
          </table:table-cell>
          <table:table-cell office:value-type="float" office:value="178680" table:style-name="ce49">
            <text:p>178.680</text:p>
          </table:table-cell>
          <table:table-cell office:value-type="percentage" office:value="0.84370971626081903" table:style-name="ce50">
            <text:p>84,4%</text:p>
          </table:table-cell>
          <table:table-cell office:value-type="float" office:value="164086" table:style-name="ce49">
            <text:p>164.086</text:p>
          </table:table-cell>
          <table:table-cell office:value-type="percentage" office:value="0.97555262250442931" table:style-name="ce50">
            <text:p>97,6%</text:p>
          </table:table-cell>
          <table:table-cell office:value-type="float" office:value="2041890" table:style-name="ce49">
            <text:p>2.041.890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003219852781739" table:style-name="ce50">
            <text:p>94,0%</text:p>
          </table:table-cell>
          <table:table-cell office:value-type="percentage" office:value="0.85554683575171719" table:style-name="ce50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7157" table:style-name="ce49">
            <text:p>137.157</text:p>
          </table:table-cell>
          <table:table-cell office:value-type="percentage" office:value="1" table:style-name="ce50">
            <text:p>100,0%</text:p>
          </table:table-cell>
          <table:table-cell office:value-type="float" office:value="158397" table:style-name="ce49">
            <text:p>158.397</text:p>
          </table:table-cell>
          <table:table-cell office:value-type="percentage" office:value="1" table:style-name="ce50">
            <text:p>100,0%</text:p>
          </table:table-cell>
          <table:table-cell office:value-type="float" office:value="223280" table:style-name="ce49">
            <text:p>223.280</text:p>
          </table:table-cell>
          <table:table-cell office:value-type="percentage" office:value="0.97917799568474051" table:style-name="ce50">
            <text:p>97,9%</text:p>
          </table:table-cell>
          <table:table-cell office:value-type="float" office:value="286839" table:style-name="ce49">
            <text:p>286.839</text:p>
          </table:table-cell>
          <table:table-cell office:value-type="percentage" office:value="0.92110646196135604" table:style-name="ce50">
            <text:p>92,1%</text:p>
          </table:table-cell>
          <table:table-cell office:value-type="float" office:value="287316" table:style-name="ce49">
            <text:p>287.316</text:p>
          </table:table-cell>
          <table:table-cell office:value-type="percentage" office:value="0.86886153120378851" table:style-name="ce50">
            <text:p>86,9%</text:p>
          </table:table-cell>
          <table:table-cell office:value-type="float" office:value="207063" table:style-name="ce49">
            <text:p>207.063</text:p>
          </table:table-cell>
          <table:table-cell office:value-type="percentage" office:value="0.80334508886483469" table:style-name="ce50">
            <text:p>80,3%</text:p>
          </table:table-cell>
          <table:table-cell office:value-type="float" office:value="174834" table:style-name="ce49">
            <text:p>174.834</text:p>
          </table:table-cell>
          <table:table-cell office:value-type="percentage" office:value="0.79835793088331997" table:style-name="ce50">
            <text:p>79,8%</text:p>
          </table:table-cell>
          <table:table-cell office:value-type="float" office:value="167823" table:style-name="ce49">
            <text:p>167.823</text:p>
          </table:table-cell>
          <table:table-cell office:value-type="percentage" office:value="0.9438014576865974" table:style-name="ce50">
            <text:p>94,4%</text:p>
          </table:table-cell>
          <table:table-cell office:value-type="float" office:value="1642709" table:style-name="ce49">
            <text:p>1.642.709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045345970060823" table:style-name="ce50">
            <text:p>90,5%</text:p>
          </table:table-cell>
          <table:table-cell office:value-type="percentage" office:value="0.80184716223709596" table:style-name="ce50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55803" table:style-name="ce49">
            <text:p>455.803</text:p>
          </table:table-cell>
          <table:table-cell office:value-type="percentage" office:value="1" table:style-name="ce50">
            <text:p>100,0%</text:p>
          </table:table-cell>
          <table:table-cell office:value-type="float" office:value="618645" table:style-name="ce49">
            <text:p>618.645</text:p>
          </table:table-cell>
          <table:table-cell office:value-type="percentage" office:value="0.97311619917701686" table:style-name="ce50">
            <text:p>97,3%</text:p>
          </table:table-cell>
          <table:table-cell office:value-type="float" office:value="802548" table:style-name="ce49">
            <text:p>802.548</text:p>
          </table:table-cell>
          <table:table-cell office:value-type="percentage" office:value="0.94142294752746092" table:style-name="ce50">
            <text:p>94,1%</text:p>
          </table:table-cell>
          <table:table-cell office:value-type="float" office:value="1040297" table:style-name="ce49">
            <text:p>1.040.297</text:p>
          </table:table-cell>
          <table:table-cell office:value-type="percentage" office:value="0.94796432662262931" table:style-name="ce50">
            <text:p>94,8%</text:p>
          </table:table-cell>
          <table:table-cell office:value-type="float" office:value="1156852" table:style-name="ce49">
            <text:p>1.156.852</text:p>
          </table:table-cell>
          <table:table-cell office:value-type="percentage" office:value="0.90695789201351595" table:style-name="ce50">
            <text:p>90,7%</text:p>
          </table:table-cell>
          <table:table-cell office:value-type="float" office:value="820323" table:style-name="ce49">
            <text:p>820.323</text:p>
          </table:table-cell>
          <table:table-cell office:value-type="percentage" office:value="0.84864394575783031" table:style-name="ce50">
            <text:p>84,9%</text:p>
          </table:table-cell>
          <table:table-cell office:value-type="float" office:value="685385" table:style-name="ce49">
            <text:p>685.385</text:p>
          </table:table-cell>
          <table:table-cell office:value-type="percentage" office:value="0.82671229324201589" table:style-name="ce50">
            <text:p>82,7%</text:p>
          </table:table-cell>
          <table:table-cell office:value-type="float" office:value="612999" table:style-name="ce49">
            <text:p>612.999</text:p>
          </table:table-cell>
          <table:table-cell office:value-type="percentage" office:value="0.9130664037190015" table:style-name="ce50">
            <text:p>91,3%</text:p>
          </table:table-cell>
          <table:table-cell office:value-type="float" office:value="6192852" table:style-name="ce49">
            <text:p>6.192.852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1307490223982202" table:style-name="ce50">
            <text:p>91,3%</text:p>
          </table:table-cell>
          <table:table-cell office:value-type="percentage" office:value="0.8072803751877301" table:style-name="ce50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5543" table:style-name="ce49">
            <text:p>295.543</text:p>
          </table:table-cell>
          <table:table-cell office:value-type="percentage" office:value="1" table:style-name="ce50">
            <text:p>100,0%</text:p>
          </table:table-cell>
          <table:table-cell office:value-type="float" office:value="435706" table:style-name="ce49">
            <text:p>435.706</text:p>
          </table:table-cell>
          <table:table-cell office:value-type="percentage" office:value="0.99074528851051447" table:style-name="ce50">
            <text:p>99,1%</text:p>
          </table:table-cell>
          <table:table-cell office:value-type="float" office:value="579708" table:style-name="ce49">
            <text:p>579.708</text:p>
          </table:table-cell>
          <table:table-cell office:value-type="percentage" office:value="0.97080751582543456" table:style-name="ce50">
            <text:p>97,1%</text:p>
          </table:table-cell>
          <table:table-cell office:value-type="float" office:value="733700" table:style-name="ce49">
            <text:p>733.700</text:p>
          </table:table-cell>
          <table:table-cell office:value-type="percentage" office:value="0.96248701291886618" table:style-name="ce50">
            <text:p>96,2%</text:p>
          </table:table-cell>
          <table:table-cell office:value-type="float" office:value="769933" table:style-name="ce49">
            <text:p>769.933</text:p>
          </table:table-cell>
          <table:table-cell office:value-type="percentage" office:value="0.91579866376916064" table:style-name="ce50">
            <text:p>91,6%</text:p>
          </table:table-cell>
          <table:table-cell office:value-type="float" office:value="530510" table:style-name="ce49">
            <text:p>530.510</text:p>
          </table:table-cell>
          <table:table-cell office:value-type="percentage" office:value="0.86413398466577951" table:style-name="ce50">
            <text:p>86,4%</text:p>
          </table:table-cell>
          <table:table-cell office:value-type="float" office:value="447242" table:style-name="ce49">
            <text:p>447.242</text:p>
          </table:table-cell>
          <table:table-cell office:value-type="percentage" office:value="0.87220270958104273" table:style-name="ce50">
            <text:p>87,2%</text:p>
          </table:table-cell>
          <table:table-cell office:value-type="float" office:value="429960" table:style-name="ce49">
            <text:p>429.960</text:p>
          </table:table-cell>
          <table:table-cell office:value-type="percentage" office:value="0.99350923934015611" table:style-name="ce50">
            <text:p>99,4%</text:p>
          </table:table-cell>
          <table:table-cell office:value-type="float" office:value="4222302" table:style-name="ce49">
            <text:p>4.222.302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995493347545178" table:style-name="ce50">
            <text:p>94,0%</text:p>
          </table:table-cell>
          <table:table-cell office:value-type="percentage" office:value="0.83658893471328277" table:style-name="ce50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7692" table:style-name="ce49">
            <text:p>77.692</text:p>
          </table:table-cell>
          <table:table-cell office:value-type="percentage" office:value="1" table:style-name="ce50">
            <text:p>100,0%</text:p>
          </table:table-cell>
          <table:table-cell office:value-type="float" office:value="95775" table:style-name="ce49">
            <text:p>95.775</text:p>
          </table:table-cell>
          <table:table-cell office:value-type="percentage" office:value="1" table:style-name="ce50">
            <text:p>100,0%</text:p>
          </table:table-cell>
          <table:table-cell office:value-type="float" office:value="132897" table:style-name="ce49">
            <text:p>132.897</text:p>
          </table:table-cell>
          <table:table-cell office:value-type="percentage" office:value="1.0169261965795615" table:style-name="ce50">
            <text:p>101,7%</text:p>
          </table:table-cell>
          <table:table-cell office:value-type="float" office:value="161611" table:style-name="ce49">
            <text:p>161.611</text:p>
          </table:table-cell>
          <table:table-cell office:value-type="percentage" office:value="0.96223943603269957" table:style-name="ce50">
            <text:p>96,2%</text:p>
          </table:table-cell>
          <table:table-cell office:value-type="float" office:value="146263" table:style-name="ce49">
            <text:p>146.263</text:p>
          </table:table-cell>
          <table:table-cell office:value-type="percentage" office:value="0.92844175299614051" table:style-name="ce50">
            <text:p>92,8%</text:p>
          </table:table-cell>
          <table:table-cell office:value-type="float" office:value="113393" table:style-name="ce49">
            <text:p>113.393</text:p>
          </table:table-cell>
          <table:table-cell office:value-type="percentage" office:value="0.87331526008533444" table:style-name="ce50">
            <text:p>87,3%</text:p>
          </table:table-cell>
          <table:table-cell office:value-type="float" office:value="93626" table:style-name="ce49">
            <text:p>93.626</text:p>
          </table:table-cell>
          <table:table-cell office:value-type="percentage" office:value="0.83218672781896075" table:style-name="ce50">
            <text:p>83,2%</text:p>
          </table:table-cell>
          <table:table-cell office:value-type="float" office:value="86602" table:style-name="ce49">
            <text:p>86.602</text:p>
          </table:table-cell>
          <table:table-cell office:value-type="percentage" office:value="1.0104189758368434" table:style-name="ce50">
            <text:p>101,0%</text:p>
          </table:table-cell>
          <table:table-cell office:value-type="float" office:value="907859" table:style-name="ce49">
            <text:p>907.859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575171862005071" table:style-name="ce50">
            <text:p>95,6%</text:p>
          </table:table-cell>
          <table:table-cell office:value-type="percentage" office:value="0.8580906031102109" table:style-name="ce50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1787" table:style-name="ce49">
            <text:p>241.787</text:p>
          </table:table-cell>
          <table:table-cell office:value-type="percentage" office:value="1" table:style-name="ce50">
            <text:p>100,0%</text:p>
          </table:table-cell>
          <table:table-cell office:value-type="float" office:value="291558" table:style-name="ce49">
            <text:p>291.558</text:p>
          </table:table-cell>
          <table:table-cell office:value-type="percentage" office:value="0.99852391699687315" table:style-name="ce50">
            <text:p>99,9%</text:p>
          </table:table-cell>
          <table:table-cell office:value-type="float" office:value="348220" table:style-name="ce49">
            <text:p>348.220</text:p>
          </table:table-cell>
          <table:table-cell office:value-type="percentage" office:value="0.98487976785098119" table:style-name="ce50">
            <text:p>98,5%</text:p>
          </table:table-cell>
          <table:table-cell office:value-type="float" office:value="393102" table:style-name="ce49">
            <text:p>393.102</text:p>
          </table:table-cell>
          <table:table-cell office:value-type="percentage" office:value="0.96065982404692085" table:style-name="ce50">
            <text:p>96,1%</text:p>
          </table:table-cell>
          <table:table-cell office:value-type="float" office:value="411486" table:style-name="ce49">
            <text:p>411.486</text:p>
          </table:table-cell>
          <table:table-cell office:value-type="percentage" office:value="0.92920419928777409" table:style-name="ce50">
            <text:p>92,9%</text:p>
          </table:table-cell>
          <table:table-cell office:value-type="float" office:value="267548" table:style-name="ce49">
            <text:p>267.548</text:p>
          </table:table-cell>
          <table:table-cell office:value-type="percentage" office:value="0.86697904717464147" table:style-name="ce50">
            <text:p>86,7%</text:p>
          </table:table-cell>
          <table:table-cell office:value-type="float" office:value="202702" table:style-name="ce49">
            <text:p>202.702</text:p>
          </table:table-cell>
          <table:table-cell office:value-type="percentage" office:value="0.87992811314366082" table:style-name="ce50">
            <text:p>88,0%</text:p>
          </table:table-cell>
          <table:table-cell office:value-type="float" office:value="193123" table:style-name="ce49">
            <text:p>193.123</text:p>
          </table:table-cell>
          <table:table-cell office:value-type="percentage" office:value="1.0533368967623702" table:style-name="ce50">
            <text:p>105,3%</text:p>
          </table:table-cell>
          <table:table-cell office:value-type="float" office:value="2349526" table:style-name="ce49">
            <text:p>2.349.526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659792836445345" table:style-name="ce50">
            <text:p>95,7%</text:p>
          </table:table-cell>
          <table:table-cell office:value-type="percentage" office:value="0.87120282875445521" table:style-name="ce50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5119" table:style-name="ce49">
            <text:p>25.119</text:p>
          </table:table-cell>
          <table:table-cell office:value-type="percentage" office:value="1" table:style-name="ce50">
            <text:p>100,0%</text:p>
          </table:table-cell>
          <table:table-cell office:value-type="float" office:value="30716" table:style-name="ce49">
            <text:p>30.716</text:p>
          </table:table-cell>
          <table:table-cell office:value-type="percentage" office:value="1" table:style-name="ce50">
            <text:p>100,0%</text:p>
          </table:table-cell>
          <table:table-cell office:value-type="float" office:value="39713" table:style-name="ce49">
            <text:p>39.713</text:p>
          </table:table-cell>
          <table:table-cell office:value-type="percentage" office:value="1.0284611798829439" table:style-name="ce50">
            <text:p>102,8%</text:p>
          </table:table-cell>
          <table:table-cell office:value-type="float" office:value="46319" table:style-name="ce49">
            <text:p>46.319</text:p>
          </table:table-cell>
          <table:table-cell office:value-type="percentage" office:value="0.97513684210526319" table:style-name="ce50">
            <text:p>97,5%</text:p>
          </table:table-cell>
          <table:table-cell office:value-type="float" office:value="48662" table:style-name="ce49">
            <text:p>48.662</text:p>
          </table:table-cell>
          <table:table-cell office:value-type="percentage" office:value="0.94080117546980124" table:style-name="ce50">
            <text:p>94,1%</text:p>
          </table:table-cell>
          <table:table-cell office:value-type="float" office:value="32464" table:style-name="ce49">
            <text:p>32.464</text:p>
          </table:table-cell>
          <table:table-cell office:value-type="percentage" office:value="0.87655254347121725" table:style-name="ce50">
            <text:p>87,7%</text:p>
          </table:table-cell>
          <table:table-cell office:value-type="float" office:value="25540" table:style-name="ce49">
            <text:p>25.540</text:p>
          </table:table-cell>
          <table:table-cell office:value-type="percentage" office:value="0.84664854471922035" table:style-name="ce50">
            <text:p>84,7%</text:p>
          </table:table-cell>
          <table:table-cell office:value-type="float" office:value="25718" table:style-name="ce49">
            <text:p>25.718</text:p>
          </table:table-cell>
          <table:table-cell office:value-type="percentage" office:value="0.98972484125456994" table:style-name="ce50">
            <text:p>99,0%</text:p>
          </table:table-cell>
          <table:table-cell office:value-type="float" office:value="274251" table:style-name="ce49">
            <text:p>274.251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7432135256981867" table:style-name="ce50">
            <text:p>97,4%</text:p>
          </table:table-cell>
          <table:table-cell office:value-type="percentage" office:value="0.86739980264156669" table:style-name="ce50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2101" table:style-name="ce49">
            <text:p>372.101</text:p>
          </table:table-cell>
          <table:table-cell office:value-type="percentage" office:value="1" table:style-name="ce50">
            <text:p>100,0%</text:p>
          </table:table-cell>
          <table:table-cell office:value-type="float" office:value="511226" table:style-name="ce49">
            <text:p>511.226</text:p>
          </table:table-cell>
          <table:table-cell office:value-type="percentage" office:value="0.96997628308509631" table:style-name="ce50">
            <text:p>97,0%</text:p>
          </table:table-cell>
          <table:table-cell office:value-type="float" office:value="691235" table:style-name="ce49">
            <text:p>691.235</text:p>
          </table:table-cell>
          <table:table-cell office:value-type="percentage" office:value="0.95943830174694433" table:style-name="ce50">
            <text:p>95,9%</text:p>
          </table:table-cell>
          <table:table-cell office:value-type="float" office:value="961925" table:style-name="ce49">
            <text:p>961.925</text:p>
          </table:table-cell>
          <table:table-cell office:value-type="percentage" office:value="0.97187800262488144" table:style-name="ce50">
            <text:p>97,2%</text:p>
          </table:table-cell>
          <table:table-cell office:value-type="float" office:value="1053253" table:style-name="ce49">
            <text:p>1.053.253</text:p>
          </table:table-cell>
          <table:table-cell office:value-type="percentage" office:value="0.91109250341469494" table:style-name="ce50">
            <text:p>91,1%</text:p>
          </table:table-cell>
          <table:table-cell office:value-type="float" office:value="774284" table:style-name="ce49">
            <text:p>774.284</text:p>
          </table:table-cell>
          <table:table-cell office:value-type="percentage" office:value="0.85950952662170144" table:style-name="ce50">
            <text:p>86,0%</text:p>
          </table:table-cell>
          <table:table-cell office:value-type="float" office:value="630339" table:style-name="ce49">
            <text:p>630.339</text:p>
          </table:table-cell>
          <table:table-cell office:value-type="percentage" office:value="0.8569546615693957" table:style-name="ce50">
            <text:p>85,7%</text:p>
          </table:table-cell>
          <table:table-cell office:value-type="float" office:value="539656" table:style-name="ce49">
            <text:p>539.656</text:p>
          </table:table-cell>
          <table:table-cell office:value-type="percentage" office:value="0.94553737253390335" table:style-name="ce50">
            <text:p>94,6%</text:p>
          </table:table-cell>
          <table:table-cell office:value-type="float" office:value="5534019" table:style-name="ce49">
            <text:p>5.534.019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683039162552827" table:style-name="ce50">
            <text:p>92,7%</text:p>
          </table:table-cell>
          <table:table-cell office:value-type="percentage" office:value="0.81914740872621383" table:style-name="ce5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5964" table:style-name="ce49">
            <text:p>75.964</text:p>
          </table:table-cell>
          <table:table-cell office:value-type="percentage" office:value="1" table:style-name="ce50">
            <text:p>100,0%</text:p>
          </table:table-cell>
          <table:table-cell office:value-type="float" office:value="108326" table:style-name="ce49">
            <text:p>108.326</text:p>
          </table:table-cell>
          <table:table-cell office:value-type="percentage" office:value="1" table:style-name="ce50">
            <text:p>100,0%</text:p>
          </table:table-cell>
          <table:table-cell office:value-type="float" office:value="154026" table:style-name="ce49">
            <text:p>154.026</text:p>
          </table:table-cell>
          <table:table-cell office:value-type="percentage" office:value="1.0031587654111931" table:style-name="ce50">
            <text:p>100,3%</text:p>
          </table:table-cell>
          <table:table-cell office:value-type="float" office:value="212043" table:style-name="ce49">
            <text:p>212.043</text:p>
          </table:table-cell>
          <table:table-cell office:value-type="percentage" office:value="0.9722149626552592" table:style-name="ce50">
            <text:p>97,2%</text:p>
          </table:table-cell>
          <table:table-cell office:value-type="float" office:value="236042" table:style-name="ce49">
            <text:p>236.042</text:p>
          </table:table-cell>
          <table:table-cell office:value-type="percentage" office:value="0.93493828920892941" table:style-name="ce50">
            <text:p>93,5%</text:p>
          </table:table-cell>
          <table:table-cell office:value-type="float" office:value="172076" table:style-name="ce49">
            <text:p>172.076</text:p>
          </table:table-cell>
          <table:table-cell office:value-type="percentage" office:value="0.86438208907240521" table:style-name="ce50">
            <text:p>86,4%</text:p>
          </table:table-cell>
          <table:table-cell office:value-type="float" office:value="145794" table:style-name="ce49">
            <text:p>145.794</text:p>
          </table:table-cell>
          <table:table-cell office:value-type="percentage" office:value="0.83819040008278767" table:style-name="ce50">
            <text:p>83,8%</text:p>
          </table:table-cell>
          <table:table-cell office:value-type="float" office:value="134047" table:style-name="ce49">
            <text:p>134.047</text:p>
          </table:table-cell>
          <table:table-cell office:value-type="percentage" office:value="0.926916800354041" table:style-name="ce50">
            <text:p>92,7%</text:p>
          </table:table-cell>
          <table:table-cell office:value-type="float" office:value="1238318" table:style-name="ce49">
            <text:p>1.238.318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981849008890317" table:style-name="ce50">
            <text:p>94,0%</text:p>
          </table:table-cell>
          <table:table-cell office:value-type="percentage" office:value="0.81841097208600233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319" table:style-name="ce49">
            <text:p>42.319</text:p>
          </table:table-cell>
          <table:table-cell office:value-type="percentage" office:value="1" table:style-name="ce50">
            <text:p>100,0%</text:p>
          </table:table-cell>
          <table:table-cell office:value-type="float" office:value="55906" table:style-name="ce49">
            <text:p>55.906</text:p>
          </table:table-cell>
          <table:table-cell office:value-type="percentage" office:value="0.98704096045197742" table:style-name="ce50">
            <text:p>98,7%</text:p>
          </table:table-cell>
          <table:table-cell office:value-type="float" office:value="72632" table:style-name="ce49">
            <text:p>72.632</text:p>
          </table:table-cell>
          <table:table-cell office:value-type="percentage" office:value="0.95985198889916745" table:style-name="ce50">
            <text:p>96,0%</text:p>
          </table:table-cell>
          <table:table-cell office:value-type="float" office:value="92624" table:style-name="ce49">
            <text:p>92.624</text:p>
          </table:table-cell>
          <table:table-cell office:value-type="percentage" office:value="0.94806444348911956" table:style-name="ce50">
            <text:p>94,8%</text:p>
          </table:table-cell>
          <table:table-cell office:value-type="float" office:value="96475" table:style-name="ce49">
            <text:p>96.475</text:p>
          </table:table-cell>
          <table:table-cell office:value-type="percentage" office:value="0.91252612960283008" table:style-name="ce50">
            <text:p>91,3%</text:p>
          </table:table-cell>
          <table:table-cell office:value-type="float" office:value="65729" table:style-name="ce49">
            <text:p>65.729</text:p>
          </table:table-cell>
          <table:table-cell office:value-type="percentage" office:value="0.85663829842693118" table:style-name="ce50">
            <text:p>85,7%</text:p>
          </table:table-cell>
          <table:table-cell office:value-type="float" office:value="59424" table:style-name="ce49">
            <text:p>59.424</text:p>
          </table:table-cell>
          <table:table-cell office:value-type="percentage" office:value="0.863695822795849" table:style-name="ce50">
            <text:p>86,4%</text:p>
          </table:table-cell>
          <table:table-cell office:value-type="float" office:value="56169" table:style-name="ce49">
            <text:p>56.169</text:p>
          </table:table-cell>
          <table:table-cell office:value-type="percentage" office:value="0.97649554075902711" table:style-name="ce50">
            <text:p>97,6%</text:p>
          </table:table-cell>
          <table:table-cell office:value-type="float" office:value="541278" table:style-name="ce49">
            <text:p>541.278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295804362139634" table:style-name="ce50">
            <text:p>93,3%</text:p>
          </table:table-cell>
          <table:table-cell office:value-type="percentage" office:value="0.82304372816100868" table:style-name="ce50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3437" table:style-name="ce49">
            <text:p>163.437</text:p>
          </table:table-cell>
          <table:table-cell office:value-type="percentage" office:value="1.0245163797750836" table:style-name="ce50">
            <text:p>102,5%</text:p>
          </table:table-cell>
          <table:table-cell office:value-type="float" office:value="214305" table:style-name="ce49">
            <text:p>214.305</text:p>
          </table:table-cell>
          <table:table-cell office:value-type="percentage" office:value="0.99047447380826936" table:style-name="ce50">
            <text:p>99,0%</text:p>
          </table:table-cell>
          <table:table-cell office:value-type="float" office:value="278141" table:style-name="ce49">
            <text:p>278.141</text:p>
          </table:table-cell>
          <table:table-cell office:value-type="percentage" office:value="0.97880793769772978" table:style-name="ce50">
            <text:p>97,9%</text:p>
          </table:table-cell>
          <table:table-cell office:value-type="float" office:value="326904" table:style-name="ce49">
            <text:p>326.904</text:p>
          </table:table-cell>
          <table:table-cell office:value-type="percentage" office:value="0.96869916169581027" table:style-name="ce50">
            <text:p>96,9%</text:p>
          </table:table-cell>
          <table:table-cell office:value-type="float" office:value="325060" table:style-name="ce49">
            <text:p>325.060</text:p>
          </table:table-cell>
          <table:table-cell office:value-type="percentage" office:value="0.93390870644479174" table:style-name="ce50">
            <text:p>93,4%</text:p>
          </table:table-cell>
          <table:table-cell office:value-type="float" office:value="209806" table:style-name="ce49">
            <text:p>209.806</text:p>
          </table:table-cell>
          <table:table-cell office:value-type="percentage" office:value="0.8828918299072106" table:style-name="ce50">
            <text:p>88,3%</text:p>
          </table:table-cell>
          <table:table-cell office:value-type="float" office:value="173611" table:style-name="ce49">
            <text:p>173.611</text:p>
          </table:table-cell>
          <table:table-cell office:value-type="percentage" office:value="0.87147554150038897" table:style-name="ce50">
            <text:p>87,1%</text:p>
          </table:table-cell>
          <table:table-cell office:value-type="float" office:value="166977" table:style-name="ce49">
            <text:p>166.977</text:p>
          </table:table-cell>
          <table:table-cell office:value-type="percentage" office:value="0.96620702824374916" table:style-name="ce50">
            <text:p>96,6%</text:p>
          </table:table-cell>
          <table:table-cell office:value-type="float" office:value="1858241" table:style-name="ce49">
            <text:p>1.858.241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038391451131898" table:style-name="ce50">
            <text:p>95,0%</text:p>
          </table:table-cell>
          <table:table-cell office:value-type="percentage" office:value="0.85010027869425431" table:style-name="ce50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396" table:style-name="ce49">
            <text:p>2.396</text:p>
          </table:table-cell>
          <table:table-cell office:value-type="percentage" office:value="0.84455410645047591" table:style-name="ce50">
            <text:p>84,5%</text:p>
          </table:table-cell>
          <table:table-cell office:value-type="float" office:value="3907" table:style-name="ce49">
            <text:p>3.907</text:p>
          </table:table-cell>
          <table:table-cell office:value-type="percentage" office:value="0.88714804722979113" table:style-name="ce50">
            <text:p>88,7%</text:p>
          </table:table-cell>
          <table:table-cell office:value-type="float" office:value="7657" table:style-name="ce49">
            <text:p>7.657</text:p>
          </table:table-cell>
          <table:table-cell office:value-type="percentage" office:value="0.91931804538359951" table:style-name="ce50">
            <text:p>91,9%</text:p>
          </table:table-cell>
          <table:table-cell office:value-type="float" office:value="10625" table:style-name="ce49">
            <text:p>10.625</text:p>
          </table:table-cell>
          <table:table-cell office:value-type="percentage" office:value="0.9193562343168642" table:style-name="ce50">
            <text:p>91,9%</text:p>
          </table:table-cell>
          <table:table-cell office:value-type="float" office:value="11218" table:style-name="ce49">
            <text:p>11.218</text:p>
          </table:table-cell>
          <table:table-cell office:value-type="percentage" office:value="0.90782552399449701" table:style-name="ce50">
            <text:p>90,8%</text:p>
          </table:table-cell>
          <table:table-cell office:value-type="float" office:value="9403" table:style-name="ce49">
            <text:p>9.403</text:p>
          </table:table-cell>
          <table:table-cell office:value-type="percentage" office:value="0.82489692078252475" table:style-name="ce50">
            <text:p>82,5%</text:p>
          </table:table-cell>
          <table:table-cell office:value-type="float" office:value="9263" table:style-name="ce49">
            <text:p>9.263</text:p>
          </table:table-cell>
          <table:table-cell office:value-type="percentage" office:value="0.8525540727105384" table:style-name="ce50">
            <text:p>85,3%</text:p>
          </table:table-cell>
          <table:table-cell office:value-type="float" office:value="9351" table:style-name="ce49">
            <text:p>9.351</text:p>
          </table:table-cell>
          <table:table-cell office:value-type="percentage" office:value="1.0075422907014331" table:style-name="ce50">
            <text:p>100,8%</text:p>
          </table:table-cell>
          <table:table-cell office:value-type="float" office:value="63820" table:style-name="ce49">
            <text:p>63.820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89850624392853629" table:style-name="ce50">
            <text:p>89,9%</text:p>
          </table:table-cell>
          <table:table-cell office:value-type="percentage" office:value="0.76415580061544353" table:style-name="ce50">
            <text:p>7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057" table:style-name="ce49">
            <text:p>2.057</text:p>
          </table:table-cell>
          <table:table-cell office:value-type="percentage" office:value="0.81919553962564717" table:style-name="ce50">
            <text:p>81,9%</text:p>
          </table:table-cell>
          <table:table-cell office:value-type="float" office:value="3372" table:style-name="ce49">
            <text:p>3.372</text:p>
          </table:table-cell>
          <table:table-cell office:value-type="percentage" office:value="0.88666841966868259" table:style-name="ce50">
            <text:p>88,7%</text:p>
          </table:table-cell>
          <table:table-cell office:value-type="float" office:value="7422" table:style-name="ce49">
            <text:p>7.422</text:p>
          </table:table-cell>
          <table:table-cell office:value-type="percentage" office:value="0.92717051842598375" table:style-name="ce50">
            <text:p>92,7%</text:p>
          </table:table-cell>
          <table:table-cell office:value-type="float" office:value="10080" table:style-name="ce49">
            <text:p>10.080</text:p>
          </table:table-cell>
          <table:table-cell office:value-type="percentage" office:value="0.93324692158133504" table:style-name="ce50">
            <text:p>93,3%</text:p>
          </table:table-cell>
          <table:table-cell office:value-type="float" office:value="10601" table:style-name="ce49">
            <text:p>10.601</text:p>
          </table:table-cell>
          <table:table-cell office:value-type="percentage" office:value="0.9705209191614026" table:style-name="ce50">
            <text:p>97,1%</text:p>
          </table:table-cell>
          <table:table-cell office:value-type="float" office:value="9175" table:style-name="ce49">
            <text:p>9.175</text:p>
          </table:table-cell>
          <table:table-cell office:value-type="percentage" office:value="0.83774653031409785" table:style-name="ce50">
            <text:p>83,8%</text:p>
          </table:table-cell>
          <table:table-cell office:value-type="float" office:value="9766" table:style-name="ce49">
            <text:p>9.766</text:p>
          </table:table-cell>
          <table:table-cell office:value-type="percentage" office:value="0.83534342656744509" table:style-name="ce50">
            <text:p>83,5%</text:p>
          </table:table-cell>
          <table:table-cell office:value-type="float" office:value="9043" table:style-name="ce49">
            <text:p>9.043</text:p>
          </table:table-cell>
          <table:table-cell office:value-type="percentage" office:value="0.94394572025052192" table:style-name="ce50">
            <text:p>94,4%</text:p>
          </table:table-cell>
          <table:table-cell office:value-type="float" office:value="61516" table:style-name="ce49">
            <text:p>61.516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0112208127032489" table:style-name="ce50">
            <text:p>90,1%</text:p>
          </table:table-cell>
          <table:table-cell office:value-type="percentage" office:value="0.73214158196662782" table:style-name="ce50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23" table:style-name="ce49">
            <text:p>23</text:p>
          </table:table-cell>
          <table:table-cell office:value-type="string" table:style-name="ce50">
            <text:p>-</text:p>
          </table:table-cell>
          <table:table-cell office:value-type="float" office:value="19" table:style-name="ce49">
            <text:p>19</text:p>
          </table:table-cell>
          <table:table-cell office:value-type="string" table:style-name="ce50">
            <text:p>-</text:p>
          </table:table-cell>
          <table:table-cell office:value-type="float" office:value="3703" table:style-name="ce49">
            <text:p>3.703</text:p>
          </table:table-cell>
          <table:table-cell office:value-type="string" table:style-name="ce50">
            <text:p>-</text:p>
          </table:table-cell>
          <table:table-cell office:value-type="float" office:value="9842" table:style-name="ce49">
            <text:p>9.842</text:p>
          </table:table-cell>
          <table:table-cell office:value-type="string" table:style-name="ce50">
            <text:p>-</text:p>
          </table:table-cell>
          <table:table-cell office:value-type="float" office:value="22738" table:style-name="ce49">
            <text:p>22.738</text:p>
          </table:table-cell>
          <table:table-cell office:value-type="string" table:style-name="ce50">
            <text:p>-</text:p>
          </table:table-cell>
          <table:table-cell office:value-type="float" office:value="32572" table:style-name="ce49">
            <text:p>32.572</text:p>
          </table:table-cell>
          <table:table-cell office:value-type="string" table:style-name="ce50">
            <text:p>-</text:p>
          </table:table-cell>
          <table:table-cell office:value-type="float" office:value="24561" table:style-name="ce49">
            <text:p>24.561</text:p>
          </table:table-cell>
          <table:table-cell office:value-type="string" table:style-name="ce50">
            <text:p>-</text:p>
          </table:table-cell>
          <table:table-cell office:value-type="float" office:value="1327" table:style-name="ce49">
            <text:p>1.327</text:p>
          </table:table-cell>
          <table:table-cell office:value-type="string" table:style-name="ce50">
            <text:p>-</text:p>
          </table:table-cell>
          <table:table-cell office:value-type="float" office:value="94785" table:style-name="ce49">
            <text:p>94.78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9">
            <text:p>Sanidad Exterior</text:p>
          </table:table-cell>
          <table:table-cell office:value-type="float" office:value="31" table:style-name="ce52">
            <text:p>31</text:p>
          </table:table-cell>
          <table:table-cell office:value-type="string" table:style-name="ce53">
            <text:p>-</text:p>
          </table:table-cell>
          <table:table-cell office:value-type="float" office:value="49" table:style-name="ce52">
            <text:p>49</text:p>
          </table:table-cell>
          <table:table-cell office:value-type="string" table:style-name="ce53">
            <text:p>-</text:p>
          </table:table-cell>
          <table:table-cell office:value-type="float" office:value="312" table:style-name="ce52">
            <text:p>312</text:p>
          </table:table-cell>
          <table:table-cell office:value-type="string" table:style-name="ce53">
            <text:p>-</text:p>
          </table:table-cell>
          <table:table-cell office:value-type="float" office:value="923" table:style-name="ce52">
            <text:p>923</text:p>
          </table:table-cell>
          <table:table-cell office:value-type="string" table:style-name="ce53">
            <text:p>-</text:p>
          </table:table-cell>
          <table:table-cell office:value-type="float" office:value="1983" table:style-name="ce52">
            <text:p>1.983</text:p>
          </table:table-cell>
          <table:table-cell office:value-type="string" table:style-name="ce53">
            <text:p>-</text:p>
          </table:table-cell>
          <table:table-cell office:value-type="float" office:value="2451" table:style-name="ce52">
            <text:p>2.451</text:p>
          </table:table-cell>
          <table:table-cell office:value-type="string" table:style-name="ce53">
            <text:p>-</text:p>
          </table:table-cell>
          <table:table-cell office:value-type="float" office:value="2134" table:style-name="ce52">
            <text:p>2.134</text:p>
          </table:table-cell>
          <table:table-cell office:value-type="string" table:style-name="ce53">
            <text:p>-</text:p>
          </table:table-cell>
          <table:table-cell office:value-type="float" office:value="257" table:style-name="ce52">
            <text:p>257</text:p>
          </table:table-cell>
          <table:table-cell office:value-type="string" table:style-name="ce53">
            <text:p>-</text:p>
          </table:table-cell>
          <table:table-cell office:value-type="float" office:value="8140" table:style-name="ce52">
            <text:p>8.14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0" table:style-name="ce29"/>
          <table:table-cell table:number-columns-repeated="16343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26410" table:style-name="ce56">
            <text:p>2.926.410</text:p>
          </table:table-cell>
          <table:table-cell office:value-type="percentage" office:value="1" table:style-name="ce57">
            <text:p>100,0%</text:p>
          </table:table-cell>
          <table:table-cell office:value-type="float" office:value="3953967" table:style-name="ce56">
            <text:p>3.953.967</text:p>
          </table:table-cell>
          <table:table-cell office:value-type="percentage" office:value="0.98927599854784876" table:style-name="ce57">
            <text:p>98,9%</text:p>
          </table:table-cell>
          <table:table-cell office:value-type="float" office:value="5320779" table:style-name="ce56">
            <text:p>5.320.779</text:p>
          </table:table-cell>
          <table:table-cell office:value-type="percentage" office:value="0.96606889314155198" table:style-name="ce57">
            <text:p>96,6%</text:p>
          </table:table-cell>
          <table:table-cell office:value-type="float" office:value="6774789" table:style-name="ce56">
            <text:p>6.774.789</text:p>
          </table:table-cell>
          <table:table-cell office:value-type="percentage" office:value="0.95021890078620264" table:style-name="ce57">
            <text:p>95,0%</text:p>
          </table:table-cell>
          <table:table-cell office:value-type="float" office:value="7103737" table:style-name="ce56">
            <text:p>7.103.737</text:p>
          </table:table-cell>
          <table:table-cell office:value-type="percentage" office:value="0.90877721443330828" table:style-name="ce57">
            <text:p>90,9%</text:p>
          </table:table-cell>
          <table:table-cell office:value-type="float" office:value="5068248" table:style-name="ce56">
            <text:p>5.068.248</text:p>
          </table:table-cell>
          <table:table-cell office:value-type="percentage" office:value="0.85295034348588528" table:style-name="ce57">
            <text:p>85,3%</text:p>
          </table:table-cell>
          <table:table-cell office:value-type="float" office:value="4177465" table:style-name="ce56">
            <text:p>4.177.465</text:p>
          </table:table-cell>
          <table:table-cell office:value-type="percentage" office:value="0.84828427863757605" table:style-name="ce57">
            <text:p>84,8%</text:p>
          </table:table-cell>
          <table:table-cell office:value-type="float" office:value="3828622" table:style-name="ce56">
            <text:p>3.828.622</text:p>
          </table:table-cell>
          <table:table-cell office:value-type="percentage" office:value="0.96100866423926734" table:style-name="ce57">
            <text:p>96,1%</text:p>
          </table:table-cell>
          <table:table-cell office:value-type="float" office:value="39154017" table:style-name="ce56">
            <text:p>39.154.017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2814949321006812" table:style-name="ce57">
            <text:p>92,8%</text:p>
          </table:table-cell>
          <table:table-cell office:value-type="percentage" office:value="0.8260568217729698" table:style-name="ce57">
            <text:p>82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60"/>
        <table:table-row table:style-name="ro10">
          <table:table-cell table:number-columns-spanned="1" table:number-rows-spanned="2" table:style-name="ce71"/>
          <table:table-cell office:value-type="string" table:number-columns-spanned="2" table:number-rows-spanned="1" table:style-name="ce72">
            <text:p><text:s/>Mayores de 70 años</text:p>
          </table:table-cell>
          <table:covered-table-cell/>
          <table:table-cell office:value-type="string" table:number-columns-spanned="2" table:number-rows-spanned="1" table:style-name="ce72">
            <text:p>60-69 años</text:p>
          </table:table-cell>
          <table:covered-table-cell/>
          <table:table-cell office:value-type="string" table:number-columns-spanned="2" table:number-rows-spanned="1" table:style-name="ce72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2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61">
            <text:p>Nº Personas &gt; 70 años con <text:s/>dosis de recuerdo</text:p>
          </table:table-cell>
          <table:table-cell office:value-type="string" table:style-name="ce61">
            <text:p>% Dosis de recuerdo en &gt; 70 años</text:p>
          </table:table-cell>
          <table:table-cell office:value-type="string" table:style-name="ce61">
            <text:p>Nº Personas 60-69 años con <text:s/>dosis de recuerdo</text:p>
          </table:table-cell>
          <table:table-cell office:value-type="string" table:style-name="ce61">
            <text:p>% Dosis de recuerdo en 60-69 años</text:p>
          </table:table-cell>
          <table:table-cell office:value-type="string" table:style-name="ce61">
            <text:p>Nº Personas 50-59 años con <text:s/>dosis de recuerdo</text:p>
          </table:table-cell>
          <table:table-cell office:value-type="string" table:style-name="ce61">
            <text:p>% Dosis de recuerdo en 50-59 años</text:p>
          </table:table-cell>
          <table:table-cell office:value-type="string" table:style-name="ce61">
            <text:p>Nº Personas 40-49 años con <text:s/>dosis de recuerdo</text:p>
          </table:table-cell>
          <table:table-cell office:value-type="string" table:style-name="ce61">
            <text:p>% Dosis de recuerdo en 40-49 años</text:p>
          </table:table-cell>
          <table:table-cell office:value-type="string" table:style-name="ce61">
            <text:p>Nº Personas 30-39 años con <text:s/>dosis de recuerdo</text:p>
          </table:table-cell>
          <table:table-cell office:value-type="string" table:style-name="ce61">
            <text:p>% Dosis de recuerdo en 30-39 años</text:p>
          </table:table-cell>
          <table:table-cell office:value-type="string" table:style-name="ce61">
            <text:p>Nº Personas 20-29 años con <text:s/>dosis de recuerdo</text:p>
          </table:table-cell>
          <table:table-cell office:value-type="string" table:style-name="ce61">
            <text:p>% Dosis de recuerdo en 20-29 años</text:p>
          </table:table-cell>
          <table:table-cell office:value-type="string" table:style-name="ce61">
            <text:p>Nº Personas 18-19 años con <text:s/>dosis de recuerdo</text:p>
          </table:table-cell>
          <table:table-cell office:value-type="string" table:style-name="ce61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Andalucía</text:p>
          </table:table-cell>
          <table:table-cell office:value-type="float" office:value="999166" table:style-name="ce63">
            <text:p>999.166</text:p>
          </table:table-cell>
          <table:table-cell office:value-type="percentage" office:value="0.92167353271628061" table:style-name="ce64">
            <text:p>92,2%</text:p>
          </table:table-cell>
          <table:table-cell office:value-type="float" office:value="874444" table:style-name="ce63">
            <text:p>874.444</text:p>
          </table:table-cell>
          <table:table-cell office:value-type="percentage" office:value="0.93521822086466966" table:style-name="ce64">
            <text:p>93,5%</text:p>
          </table:table-cell>
          <table:table-cell office:value-type="float" office:value="892797" table:style-name="ce63">
            <text:p>892.797</text:p>
          </table:table-cell>
          <table:table-cell office:value-type="percentage" office:value="0.72849452933693559" table:style-name="ce64">
            <text:p>72,8%</text:p>
          </table:table-cell>
          <table:table-cell office:value-type="float" office:value="724901" table:style-name="ce63">
            <text:p>724.901</text:p>
          </table:table-cell>
          <table:table-cell office:value-type="percentage" office:value="0.56945557325691376" table:style-name="ce64">
            <text:p>56,9%</text:p>
          </table:table-cell>
          <table:table-cell office:value-type="float" office:value="404736" table:style-name="ce63">
            <text:p>404.736</text:p>
          </table:table-cell>
          <table:table-cell office:value-type="percentage" office:value="0.42253177058158459" table:style-name="ce64">
            <text:p>42,3%</text:p>
          </table:table-cell>
          <table:table-cell office:value-type="float" office:value="288730" table:style-name="ce63">
            <text:p>288.730</text:p>
          </table:table-cell>
          <table:table-cell office:value-type="percentage" office:value="0.36115944276899331" table:style-name="ce64">
            <text:p>36,1%</text:p>
          </table:table-cell>
          <table:table-cell office:value-type="float" office:value="34595" table:style-name="ce63">
            <text:p>34.595</text:p>
          </table:table-cell>
          <table:table-cell office:value-type="percentage" office:value="0.20470898719496319" table:style-name="ce64">
            <text:p>20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ragón</text:p>
          </table:table-cell>
          <table:table-cell office:value-type="float" office:value="202333" table:style-name="ce66">
            <text:p>202.333</text:p>
          </table:table-cell>
          <table:table-cell office:value-type="percentage" office:value="0.9204736731964297" table:style-name="ce50">
            <text:p>92,0%</text:p>
          </table:table-cell>
          <table:table-cell office:value-type="float" office:value="146316" table:style-name="ce66">
            <text:p>146.316</text:p>
          </table:table-cell>
          <table:table-cell office:value-type="percentage" office:value="0.94041880374840925" table:style-name="ce50">
            <text:p>94,0%</text:p>
          </table:table-cell>
          <table:table-cell office:value-type="float" office:value="145676" table:style-name="ce66">
            <text:p>145.676</text:p>
          </table:table-cell>
          <table:table-cell office:value-type="percentage" office:value="0.77264482184340888" table:style-name="ce50">
            <text:p>77,3%</text:p>
          </table:table-cell>
          <table:table-cell office:value-type="float" office:value="117073" table:style-name="ce66">
            <text:p>117.073</text:p>
          </table:table-cell>
          <table:table-cell office:value-type="percentage" office:value="0.61204719757843173" table:style-name="ce50">
            <text:p>61,2%</text:p>
          </table:table-cell>
          <table:table-cell office:value-type="float" office:value="61199" table:style-name="ce66">
            <text:p>61.199</text:p>
          </table:table-cell>
          <table:table-cell office:value-type="percentage" office:value="0.46974976972674243" table:style-name="ce50">
            <text:p>47,0%</text:p>
          </table:table-cell>
          <table:table-cell office:value-type="float" office:value="46862" table:style-name="ce66">
            <text:p>46.862</text:p>
          </table:table-cell>
          <table:table-cell office:value-type="percentage" office:value="0.4313075811543382" table:style-name="ce50">
            <text:p>43,1%</text:p>
          </table:table-cell>
          <table:table-cell office:value-type="float" office:value="10539" table:style-name="ce63">
            <text:p>10.539</text:p>
          </table:table-cell>
          <table:table-cell office:value-type="percentage" office:value="0.46581215469613257" table:style-name="ce64">
            <text:p>46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sturias<text:s/></text:p>
          </table:table-cell>
          <table:table-cell office:value-type="float" office:value="192259" table:style-name="ce66">
            <text:p>192.259</text:p>
          </table:table-cell>
          <table:table-cell office:value-type="percentage" office:value="0.94551436524407639" table:style-name="ce50">
            <text:p>94,6%</text:p>
          </table:table-cell>
          <table:table-cell office:value-type="float" office:value="143011" table:style-name="ce66">
            <text:p>143.011</text:p>
          </table:table-cell>
          <table:table-cell office:value-type="percentage" office:value="0.95622434105831855" table:style-name="ce50">
            <text:p>95,6%</text:p>
          </table:table-cell>
          <table:table-cell office:value-type="float" office:value="145918" table:style-name="ce66">
            <text:p>145.918</text:p>
          </table:table-cell>
          <table:table-cell office:value-type="percentage" office:value="0.94132750156438494" table:style-name="ce50">
            <text:p>94,1%</text:p>
          </table:table-cell>
          <table:table-cell office:value-type="float" office:value="129081" table:style-name="ce66">
            <text:p>129.081</text:p>
          </table:table-cell>
          <table:table-cell office:value-type="percentage" office:value="0.84685482601165174" table:style-name="ce50">
            <text:p>84,7%</text:p>
          </table:table-cell>
          <table:table-cell office:value-type="float" office:value="63904" table:style-name="ce66">
            <text:p>63.904</text:p>
          </table:table-cell>
          <table:table-cell office:value-type="percentage" office:value="0.69484282747447512" table:style-name="ce50">
            <text:p>69,5%</text:p>
          </table:table-cell>
          <table:table-cell office:value-type="float" office:value="45411" table:style-name="ce66">
            <text:p>45.411</text:p>
          </table:table-cell>
          <table:table-cell office:value-type="percentage" office:value="0.67310457274142144" table:style-name="ce50">
            <text:p>67,3%</text:p>
          </table:table-cell>
          <table:table-cell office:value-type="float" office:value="10294" table:style-name="ce63">
            <text:p>10.294</text:p>
          </table:table-cell>
          <table:table-cell office:value-type="percentage" office:value="0.71501007154268248" table:style-name="ce64">
            <text:p>71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Baleares</text:p>
          </table:table-cell>
          <table:table-cell office:value-type="float" office:value="120439" table:style-name="ce66">
            <text:p>120.439</text:p>
          </table:table-cell>
          <table:table-cell office:value-type="percentage" office:value="0.91718324017241115" table:style-name="ce50">
            <text:p>91,7%</text:p>
          </table:table-cell>
          <table:table-cell office:value-type="float" office:value="99804" table:style-name="ce66">
            <text:p>99.804</text:p>
          </table:table-cell>
          <table:table-cell office:value-type="percentage" office:value="0.88952664462250108" table:style-name="ce50">
            <text:p>89,0%</text:p>
          </table:table-cell>
          <table:table-cell office:value-type="float" office:value="112039" table:style-name="ce66">
            <text:p>112.039</text:p>
          </table:table-cell>
          <table:table-cell office:value-type="percentage" office:value="0.73144442630977635" table:style-name="ce50">
            <text:p>73,1%</text:p>
          </table:table-cell>
          <table:table-cell office:value-type="float" office:value="87278" table:style-name="ce66">
            <text:p>87.278</text:p>
          </table:table-cell>
          <table:table-cell office:value-type="percentage" office:value="0.50458461004798516" table:style-name="ce50">
            <text:p>50,5%</text:p>
          </table:table-cell>
          <table:table-cell office:value-type="float" office:value="41528" table:style-name="ce66">
            <text:p>41.528</text:p>
          </table:table-cell>
          <table:table-cell office:value-type="percentage" office:value="0.3106197735126483" table:style-name="ce50">
            <text:p>31,1%</text:p>
          </table:table-cell>
          <table:table-cell office:value-type="float" office:value="28569" table:style-name="ce66">
            <text:p>28.569</text:p>
          </table:table-cell>
          <table:table-cell office:value-type="percentage" office:value="0.27734469803609391" table:style-name="ce50">
            <text:p>27,7%</text:p>
          </table:table-cell>
          <table:table-cell office:value-type="float" office:value="3625" table:style-name="ce63">
            <text:p>3.625</text:p>
          </table:table-cell>
          <table:table-cell office:value-type="percentage" office:value="0.18198704754254733" table:style-name="ce64">
            <text:p>18,2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arias</text:p>
          </table:table-cell>
          <table:table-cell office:value-type="float" office:value="225260" table:style-name="ce66">
            <text:p>225.260</text:p>
          </table:table-cell>
          <table:table-cell office:value-type="percentage" office:value="0.91924097123036119" table:style-name="ce50">
            <text:p>91,9%</text:p>
          </table:table-cell>
          <table:table-cell office:value-type="float" office:value="201351" table:style-name="ce66">
            <text:p>201.351</text:p>
          </table:table-cell>
          <table:table-cell office:value-type="percentage" office:value="0.89199929118858812" table:style-name="ce50">
            <text:p>89,2%</text:p>
          </table:table-cell>
          <table:table-cell office:value-type="float" office:value="248856" table:style-name="ce66">
            <text:p>248.856</text:p>
          </table:table-cell>
          <table:table-cell office:value-type="percentage" office:value="0.76591344171072961" table:style-name="ce50">
            <text:p>76,6%</text:p>
          </table:table-cell>
          <table:table-cell office:value-type="float" office:value="195948" table:style-name="ce66">
            <text:p>195.948</text:p>
          </table:table-cell>
          <table:table-cell office:value-type="percentage" office:value="0.60725929415264845" table:style-name="ce50">
            <text:p>60,7%</text:p>
          </table:table-cell>
          <table:table-cell office:value-type="float" office:value="91152" table:style-name="ce66">
            <text:p>91.152</text:p>
          </table:table-cell>
          <table:table-cell office:value-type="percentage" office:value="0.3891177487588206" table:style-name="ce50">
            <text:p>38,9%</text:p>
          </table:table-cell>
          <table:table-cell office:value-type="float" office:value="55118" table:style-name="ce66">
            <text:p>55.118</text:p>
          </table:table-cell>
          <table:table-cell office:value-type="percentage" office:value="0.28652225670456261" table:style-name="ce50">
            <text:p>28,7%</text:p>
          </table:table-cell>
          <table:table-cell office:value-type="float" office:value="6558" table:style-name="ce63">
            <text:p>6.558</text:p>
          </table:table-cell>
          <table:table-cell office:value-type="percentage" office:value="0.15986154108670747" table:style-name="ce64">
            <text:p>16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tabria</text:p>
          </table:table-cell>
          <table:table-cell office:value-type="float" office:value="92408" table:style-name="ce66">
            <text:p>92.408</text:p>
          </table:table-cell>
          <table:table-cell office:value-type="percentage" office:value="0.93889577533478286" table:style-name="ce50">
            <text:p>93,9%</text:p>
          </table:table-cell>
          <table:table-cell office:value-type="float" office:value="75929" table:style-name="ce66">
            <text:p>75.929</text:p>
          </table:table-cell>
          <table:table-cell office:value-type="percentage" office:value="0.98328153328153323" table:style-name="ce50">
            <text:p>98,3%</text:p>
          </table:table-cell>
          <table:table-cell office:value-type="float" office:value="71937" table:style-name="ce66">
            <text:p>71.937</text:p>
          </table:table-cell>
          <table:table-cell office:value-type="percentage" office:value="0.84408330888823702" table:style-name="ce50">
            <text:p>84,4%</text:p>
          </table:table-cell>
          <table:table-cell office:value-type="float" office:value="61817" table:style-name="ce66">
            <text:p>61.817</text:p>
          </table:table-cell>
          <table:table-cell office:value-type="percentage" office:value="0.69119472242410684" table:style-name="ce50">
            <text:p>69,1%</text:p>
          </table:table-cell>
          <table:table-cell office:value-type="float" office:value="31148" table:style-name="ce66">
            <text:p>31.148</text:p>
          </table:table-cell>
          <table:table-cell office:value-type="percentage" office:value="0.54746462782318306" table:style-name="ce50">
            <text:p>54,7%</text:p>
          </table:table-cell>
          <table:table-cell office:value-type="float" office:value="19744" table:style-name="ce66">
            <text:p>19.744</text:p>
          </table:table-cell>
          <table:table-cell office:value-type="percentage" office:value="0.45266753788660385" table:style-name="ce50">
            <text:p>45,3%</text:p>
          </table:table-cell>
          <table:table-cell office:value-type="float" office:value="2630" table:style-name="ce63">
            <text:p>2.630</text:p>
          </table:table-cell>
          <table:table-cell office:value-type="percentage" office:value="0.26268477826608072" table:style-name="ce64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y León<text:s/></text:p>
          </table:table-cell>
          <table:table-cell office:value-type="float" office:value="446642" table:style-name="ce66">
            <text:p>446.642</text:p>
          </table:table-cell>
          <table:table-cell office:value-type="percentage" office:value="0.93239810030791714" table:style-name="ce50">
            <text:p>93,2%</text:p>
          </table:table-cell>
          <table:table-cell office:value-type="float" office:value="298940" table:style-name="ce66">
            <text:p>298.940</text:p>
          </table:table-cell>
          <table:table-cell office:value-type="percentage" office:value="0.92272267081512216" table:style-name="ce50">
            <text:p>92,3%</text:p>
          </table:table-cell>
          <table:table-cell office:value-type="float" office:value="311830" table:style-name="ce66">
            <text:p>311.830</text:p>
          </table:table-cell>
          <table:table-cell office:value-type="percentage" office:value="0.87703804538896191" table:style-name="ce50">
            <text:p>87,7%</text:p>
          </table:table-cell>
          <table:table-cell office:value-type="float" office:value="239144" table:style-name="ce66">
            <text:p>239.144</text:p>
          </table:table-cell>
          <table:table-cell office:value-type="percentage" office:value="0.73787785755499125" table:style-name="ce50">
            <text:p>73,8%</text:p>
          </table:table-cell>
          <table:table-cell office:value-type="float" office:value="130220" table:style-name="ce66">
            <text:p>130.220</text:p>
          </table:table-cell>
          <table:table-cell office:value-type="percentage" office:value="0.60154196519722647" table:style-name="ce50">
            <text:p>60,2%</text:p>
          </table:table-cell>
          <table:table-cell office:value-type="float" office:value="99514" table:style-name="ce66">
            <text:p>99.514</text:p>
          </table:table-cell>
          <table:table-cell office:value-type="percentage" office:value="0.55693978061338711" table:style-name="ce50">
            <text:p>55,7%</text:p>
          </table:table-cell>
          <table:table-cell office:value-type="float" office:value="13170" table:style-name="ce63">
            <text:p>13.170</text:p>
          </table:table-cell>
          <table:table-cell office:value-type="percentage" office:value="0.3512468329110548" table:style-name="ce64">
            <text:p>35,1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- La Mancha</text:p>
          </table:table-cell>
          <table:table-cell office:value-type="float" office:value="274985" table:style-name="ce66">
            <text:p>274.985</text:p>
          </table:table-cell>
          <table:table-cell office:value-type="percentage" office:value="0.93040527280970653" table:style-name="ce50">
            <text:p>93,0%</text:p>
          </table:table-cell>
          <table:table-cell office:value-type="float" office:value="211785" table:style-name="ce66">
            <text:p>211.785</text:p>
          </table:table-cell>
          <table:table-cell office:value-type="percentage" office:value="0.94851755643138658" table:style-name="ce50">
            <text:p>94,9%</text:p>
          </table:table-cell>
          <table:table-cell office:value-type="float" office:value="235177" table:style-name="ce66">
            <text:p>235.177</text:p>
          </table:table-cell>
          <table:table-cell office:value-type="percentage" office:value="0.81989199516104849" table:style-name="ce50">
            <text:p>82,0%</text:p>
          </table:table-cell>
          <table:table-cell office:value-type="float" office:value="192888" table:style-name="ce66">
            <text:p>192.888</text:p>
          </table:table-cell>
          <table:table-cell office:value-type="percentage" office:value="0.67134444305224905" table:style-name="ce50">
            <text:p>67,1%</text:p>
          </table:table-cell>
          <table:table-cell office:value-type="float" office:value="104885" table:style-name="ce66">
            <text:p>104.885</text:p>
          </table:table-cell>
          <table:table-cell office:value-type="percentage" office:value="0.50653665792536573" table:style-name="ce50">
            <text:p>50,7%</text:p>
          </table:table-cell>
          <table:table-cell office:value-type="float" office:value="77842" table:style-name="ce66">
            <text:p>77.842</text:p>
          </table:table-cell>
          <table:table-cell office:value-type="percentage" office:value="0.44523376459956299" table:style-name="ce50">
            <text:p>44,5%</text:p>
          </table:table-cell>
          <table:table-cell office:value-type="float" office:value="11797" table:style-name="ce63">
            <text:p>11.797</text:p>
          </table:table-cell>
          <table:table-cell office:value-type="percentage" office:value="0.31931249154148056" table:style-name="ce64">
            <text:p>31,9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taluña</text:p>
          </table:table-cell>
          <table:table-cell office:value-type="float" office:value="980004" table:style-name="ce66">
            <text:p>980.004</text:p>
          </table:table-cell>
          <table:table-cell office:value-type="percentage" office:value="0.91209998064122233" table:style-name="ce50">
            <text:p>91,2%</text:p>
          </table:table-cell>
          <table:table-cell office:value-type="float" office:value="738630" table:style-name="ce66">
            <text:p>738.630</text:p>
          </table:table-cell>
          <table:table-cell office:value-type="percentage" office:value="0.92035616561252409" table:style-name="ce50">
            <text:p>92,0%</text:p>
          </table:table-cell>
          <table:table-cell office:value-type="float" office:value="807389" table:style-name="ce66">
            <text:p>807.389</text:p>
          </table:table-cell>
          <table:table-cell office:value-type="percentage" office:value="0.77611393669307904" table:style-name="ce50">
            <text:p>77,6%</text:p>
          </table:table-cell>
          <table:table-cell office:value-type="float" office:value="702935" table:style-name="ce66">
            <text:p>702.935</text:p>
          </table:table-cell>
          <table:table-cell office:value-type="percentage" office:value="0.60762742338691555" table:style-name="ce50">
            <text:p>60,8%</text:p>
          </table:table-cell>
          <table:table-cell office:value-type="float" office:value="374338" table:style-name="ce66">
            <text:p>374.338</text:p>
          </table:table-cell>
          <table:table-cell office:value-type="percentage" office:value="0.4563300065949632" table:style-name="ce50">
            <text:p>45,6%</text:p>
          </table:table-cell>
          <table:table-cell office:value-type="float" office:value="262472" table:style-name="ce66">
            <text:p>262.472</text:p>
          </table:table-cell>
          <table:table-cell office:value-type="percentage" office:value="0.38295556512033385" table:style-name="ce50">
            <text:p>38,3%</text:p>
          </table:table-cell>
          <table:table-cell office:value-type="float" office:value="37684" table:style-name="ce63">
            <text:p>37.684</text:p>
          </table:table-cell>
          <table:table-cell office:value-type="percentage" office:value="0.26503126164839264" table:style-name="ce64">
            <text:p>26,5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. Valenciana</text:p>
          </table:table-cell>
          <table:table-cell office:value-type="float" office:value="686032" table:style-name="ce66">
            <text:p>686.032</text:p>
          </table:table-cell>
          <table:table-cell office:value-type="percentage" office:value="0.93816470176369471" table:style-name="ce50">
            <text:p>93,8%</text:p>
          </table:table-cell>
          <table:table-cell office:value-type="float" office:value="561528" table:style-name="ce66">
            <text:p>561.528</text:p>
          </table:table-cell>
          <table:table-cell office:value-type="percentage" office:value="0.96863938396572069" table:style-name="ce50">
            <text:p>96,9%</text:p>
          </table:table-cell>
          <table:table-cell office:value-type="float" office:value="617598" table:style-name="ce66">
            <text:p>617.598</text:p>
          </table:table-cell>
          <table:table-cell office:value-type="percentage" office:value="0.84175821180318933" table:style-name="ce50">
            <text:p>84,2%</text:p>
          </table:table-cell>
          <table:table-cell office:value-type="float" office:value="544931" table:style-name="ce66">
            <text:p>544.931</text:p>
          </table:table-cell>
          <table:table-cell office:value-type="percentage" office:value="0.70776418207818081" table:style-name="ce50">
            <text:p>70,8%</text:p>
          </table:table-cell>
          <table:table-cell office:value-type="float" office:value="303250" table:style-name="ce66">
            <text:p>303.250</text:p>
          </table:table-cell>
          <table:table-cell office:value-type="percentage" office:value="0.57161976211569998" table:style-name="ce50">
            <text:p>57,2%</text:p>
          </table:table-cell>
          <table:table-cell office:value-type="float" office:value="236045" table:style-name="ce66">
            <text:p>236.045</text:p>
          </table:table-cell>
          <table:table-cell office:value-type="percentage" office:value="0.52777914417697802" table:style-name="ce50">
            <text:p>52,8%</text:p>
          </table:table-cell>
          <table:table-cell office:value-type="float" office:value="49669" table:style-name="ce63">
            <text:p>49.669</text:p>
          </table:table-cell>
          <table:table-cell office:value-type="percentage" office:value="0.52001256347170599" table:style-name="ce64">
            <text:p>52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Extremadura</text:p>
          </table:table-cell>
          <table:table-cell office:value-type="float" office:value="155028" table:style-name="ce66">
            <text:p>155.028</text:p>
          </table:table-cell>
          <table:table-cell office:value-type="percentage" office:value="0.89370312509007477" table:style-name="ce50">
            <text:p>89,4%</text:p>
          </table:table-cell>
          <table:table-cell office:value-type="float" office:value="127702" table:style-name="ce66">
            <text:p>127.702</text:p>
          </table:table-cell>
          <table:table-cell office:value-type="percentage" office:value="0.9609095765893888" table:style-name="ce50">
            <text:p>96,1%</text:p>
          </table:table-cell>
          <table:table-cell office:value-type="float" office:value="136475" table:style-name="ce66">
            <text:p>136.475</text:p>
          </table:table-cell>
          <table:table-cell office:value-type="percentage" office:value="0.84446603263391729" table:style-name="ce50">
            <text:p>84,4%</text:p>
          </table:table-cell>
          <table:table-cell office:value-type="float" office:value="107866" table:style-name="ce66">
            <text:p>107.866</text:p>
          </table:table-cell>
          <table:table-cell office:value-type="percentage" office:value="0.73747974539015337" table:style-name="ce50">
            <text:p>73,7%</text:p>
          </table:table-cell>
          <table:table-cell office:value-type="float" office:value="72615" table:style-name="ce66">
            <text:p>72.615</text:p>
          </table:table-cell>
          <table:table-cell office:value-type="percentage" office:value="0.64038344518621082" table:style-name="ce50">
            <text:p>64,0%</text:p>
          </table:table-cell>
          <table:table-cell office:value-type="float" office:value="51190" table:style-name="ce66">
            <text:p>51.190</text:p>
          </table:table-cell>
          <table:table-cell office:value-type="percentage" office:value="0.5467498344476962" table:style-name="ce50">
            <text:p>54,7%</text:p>
          </table:table-cell>
          <table:table-cell office:value-type="float" office:value="6665" table:style-name="ce63">
            <text:p>6.665</text:p>
          </table:table-cell>
          <table:table-cell office:value-type="percentage" office:value="0.34596418375291982" table:style-name="ce64">
            <text:p>34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Galicia</text:p>
          </table:table-cell>
          <table:table-cell office:value-type="float" office:value="508166" table:style-name="ce66">
            <text:p>508.166</text:p>
          </table:table-cell>
          <table:table-cell office:value-type="percentage" office:value="0.95279040770983137" table:style-name="ce50">
            <text:p>95,3%</text:p>
          </table:table-cell>
          <table:table-cell office:value-type="float" office:value="338552" table:style-name="ce66">
            <text:p>338.552</text:p>
          </table:table-cell>
          <table:table-cell office:value-type="percentage" office:value="0.97223594279478487" table:style-name="ce50">
            <text:p>97,2%</text:p>
          </table:table-cell>
          <table:table-cell office:value-type="float" office:value="378600" table:style-name="ce66">
            <text:p>378.600</text:p>
          </table:table-cell>
          <table:table-cell office:value-type="percentage" office:value="0.9631088114535159" table:style-name="ce50">
            <text:p>96,3%</text:p>
          </table:table-cell>
          <table:table-cell office:value-type="float" office:value="392410" table:style-name="ce66">
            <text:p>392.410</text:p>
          </table:table-cell>
          <table:table-cell office:value-type="percentage" office:value="0.95364119313901319" table:style-name="ce50">
            <text:p>95,4%</text:p>
          </table:table-cell>
          <table:table-cell office:value-type="float" office:value="207575" table:style-name="ce66">
            <text:p>207.575</text:p>
          </table:table-cell>
          <table:table-cell office:value-type="percentage" office:value="0.7758420918863157" table:style-name="ce50">
            <text:p>77,6%</text:p>
          </table:table-cell>
          <table:table-cell office:value-type="float" office:value="151481" table:style-name="ce66">
            <text:p>151.481</text:p>
          </table:table-cell>
          <table:table-cell office:value-type="percentage" office:value="0.74730885733737207" table:style-name="ce50">
            <text:p>74,7%</text:p>
          </table:table-cell>
          <table:table-cell office:value-type="float" office:value="25009" table:style-name="ce63">
            <text:p>25.009</text:p>
          </table:table-cell>
          <table:table-cell office:value-type="percentage" office:value="0.5991614758025875" table:style-name="ce64">
            <text:p>59,9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La Rioja</text:p>
          </table:table-cell>
          <table:table-cell office:value-type="float" office:value="46009" table:style-name="ce66">
            <text:p>46.009</text:p>
          </table:table-cell>
          <table:table-cell office:value-type="percentage" office:value="0.8240171935166114" table:style-name="ce50">
            <text:p>82,4%</text:p>
          </table:table-cell>
          <table:table-cell office:value-type="float" office:value="37066" table:style-name="ce66">
            <text:p>37.066</text:p>
          </table:table-cell>
          <table:table-cell office:value-type="percentage" office:value="0.93334676302470221" table:style-name="ce50">
            <text:p>93,3%</text:p>
          </table:table-cell>
          <table:table-cell office:value-type="float" office:value="38045" table:style-name="ce66">
            <text:p>38.045</text:p>
          </table:table-cell>
          <table:table-cell office:value-type="percentage" office:value="0.82136920054405316" table:style-name="ce50">
            <text:p>82,1%</text:p>
          </table:table-cell>
          <table:table-cell office:value-type="float" office:value="34490" table:style-name="ce66">
            <text:p>34.490</text:p>
          </table:table-cell>
          <table:table-cell office:value-type="percentage" office:value="0.70876659405696441" table:style-name="ce50">
            <text:p>70,9%</text:p>
          </table:table-cell>
          <table:table-cell office:value-type="float" office:value="18027" table:style-name="ce66">
            <text:p>18.027</text:p>
          </table:table-cell>
          <table:table-cell office:value-type="percentage" office:value="0.55529201577131593" table:style-name="ce50">
            <text:p>55,5%</text:p>
          </table:table-cell>
          <table:table-cell office:value-type="float" office:value="12336" table:style-name="ce66">
            <text:p>12.336</text:p>
          </table:table-cell>
          <table:table-cell office:value-type="percentage" office:value="0.48300704776820674" table:style-name="ce50">
            <text:p>48,3%</text:p>
          </table:table-cell>
          <table:table-cell office:value-type="float" office:value="2069" table:style-name="ce63">
            <text:p>2.069</text:p>
          </table:table-cell>
          <table:table-cell office:value-type="percentage" office:value="0.37178796046720575" table:style-name="ce64">
            <text:p>37,2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adrid</text:p>
          </table:table-cell>
          <table:table-cell office:value-type="float" office:value="833844" table:style-name="ce66">
            <text:p>833.844</text:p>
          </table:table-cell>
          <table:table-cell office:value-type="percentage" office:value="0.94398110778907474" table:style-name="ce50">
            <text:p>94,4%</text:p>
          </table:table-cell>
          <table:table-cell office:value-type="float" office:value="630778" table:style-name="ce66">
            <text:p>630.778</text:p>
          </table:table-cell>
          <table:table-cell office:value-type="percentage" office:value="0.91253770425398018" table:style-name="ce50">
            <text:p>91,3%</text:p>
          </table:table-cell>
          <table:table-cell office:value-type="float" office:value="730721" table:style-name="ce66">
            <text:p>730.721</text:p>
          </table:table-cell>
          <table:table-cell office:value-type="percentage" office:value="0.75964446292590382" table:style-name="ce50">
            <text:p>76,0%</text:p>
          </table:table-cell>
          <table:table-cell office:value-type="float" office:value="644042" table:style-name="ce66">
            <text:p>644.042</text:p>
          </table:table-cell>
          <table:table-cell office:value-type="percentage" office:value="0.6114789134234605" table:style-name="ce50">
            <text:p>61,1%</text:p>
          </table:table-cell>
          <table:table-cell office:value-type="float" office:value="376963" table:style-name="ce66">
            <text:p>376.963</text:p>
          </table:table-cell>
          <table:table-cell office:value-type="percentage" office:value="0.48685366093061461" table:style-name="ce50">
            <text:p>48,7%</text:p>
          </table:table-cell>
          <table:table-cell office:value-type="float" office:value="273589" table:style-name="ce66">
            <text:p>273.589</text:p>
          </table:table-cell>
          <table:table-cell office:value-type="percentage" office:value="0.43403470196196015" table:style-name="ce50">
            <text:p>43,4%</text:p>
          </table:table-cell>
          <table:table-cell office:value-type="float" office:value="32106" table:style-name="ce63">
            <text:p>32.106</text:p>
          </table:table-cell>
          <table:table-cell office:value-type="percentage" office:value="0.26014665964428957" table:style-name="ce64">
            <text:p>26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urcia<text:s/></text:p>
          </table:table-cell>
          <table:table-cell office:value-type="float" office:value="161790" table:style-name="ce66">
            <text:p>161.790</text:p>
          </table:table-cell>
          <table:table-cell office:value-type="percentage" office:value="0.87790981605078955" table:style-name="ce50">
            <text:p>87,8%</text:p>
          </table:table-cell>
          <table:table-cell office:value-type="float" office:value="134852" table:style-name="ce66">
            <text:p>134.852</text:p>
          </table:table-cell>
          <table:table-cell office:value-type="percentage" office:value="0.87551452352200276" table:style-name="ce50">
            <text:p>87,6%</text:p>
          </table:table-cell>
          <table:table-cell office:value-type="float" office:value="155879" table:style-name="ce66">
            <text:p>155.879</text:p>
          </table:table-cell>
          <table:table-cell office:value-type="percentage" office:value="0.73512919549336686" table:style-name="ce50">
            <text:p>73,5%</text:p>
          </table:table-cell>
          <table:table-cell office:value-type="float" office:value="136729" table:style-name="ce66">
            <text:p>136.729</text:p>
          </table:table-cell>
          <table:table-cell office:value-type="percentage" office:value="0.57925708136687537" table:style-name="ce50">
            <text:p>57,9%</text:p>
          </table:table-cell>
          <table:table-cell office:value-type="float" office:value="67837" table:style-name="ce66">
            <text:p>67.837</text:p>
          </table:table-cell>
          <table:table-cell office:value-type="percentage" office:value="0.39422696947860247" table:style-name="ce50">
            <text:p>39,4%</text:p>
          </table:table-cell>
          <table:table-cell office:value-type="float" office:value="50664" table:style-name="ce66">
            <text:p>50.664</text:p>
          </table:table-cell>
          <table:table-cell office:value-type="percentage" office:value="0.34750401251080293" table:style-name="ce50">
            <text:p>34,8%</text:p>
          </table:table-cell>
          <table:table-cell office:value-type="float" office:value="6289" table:style-name="ce63">
            <text:p>6.289</text:p>
          </table:table-cell>
          <table:table-cell office:value-type="percentage" office:value="0.20528806920189327" table:style-name="ce64">
            <text:p>20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Navarra</text:p>
          </table:table-cell>
          <table:table-cell office:value-type="float" office:value="93312" table:style-name="ce66">
            <text:p>93.312</text:p>
          </table:table-cell>
          <table:table-cell office:value-type="percentage" office:value="0.94998218376177146" table:style-name="ce50">
            <text:p>95,0%</text:p>
          </table:table-cell>
          <table:table-cell office:value-type="float" office:value="71864" table:style-name="ce66">
            <text:p>71.864</text:p>
          </table:table-cell>
          <table:table-cell office:value-type="percentage" office:value="0.98942614825421304" table:style-name="ce50">
            <text:p>98,9%</text:p>
          </table:table-cell>
          <table:table-cell office:value-type="float" office:value="76955" table:style-name="ce66">
            <text:p>76.955</text:p>
          </table:table-cell>
          <table:table-cell office:value-type="percentage" office:value="0.83083218172395923" table:style-name="ce50">
            <text:p>83,1%</text:p>
          </table:table-cell>
          <table:table-cell office:value-type="float" office:value="64838" table:style-name="ce66">
            <text:p>64.838</text:p>
          </table:table-cell>
          <table:table-cell office:value-type="percentage" office:value="0.67207048458149776" table:style-name="ce50">
            <text:p>67,2%</text:p>
          </table:table-cell>
          <table:table-cell office:value-type="float" office:value="33695" table:style-name="ce66">
            <text:p>33.695</text:p>
          </table:table-cell>
          <table:table-cell office:value-type="percentage" office:value="0.51263521428897441" table:style-name="ce50">
            <text:p>51,3%</text:p>
          </table:table-cell>
          <table:table-cell office:value-type="float" office:value="26325" table:style-name="ce66">
            <text:p>26.325</text:p>
          </table:table-cell>
          <table:table-cell office:value-type="percentage" office:value="0.44300282714054928" table:style-name="ce50">
            <text:p>44,3%</text:p>
          </table:table-cell>
          <table:table-cell office:value-type="float" office:value="3917" table:style-name="ce63">
            <text:p>3.917</text:p>
          </table:table-cell>
          <table:table-cell office:value-type="percentage" office:value="0.29288171078211456" table:style-name="ce64">
            <text:p>29,3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País Vasco</text:p>
          </table:table-cell>
          <table:table-cell office:value-type="float" office:value="345800" table:style-name="ce66">
            <text:p>345.800</text:p>
          </table:table-cell>
          <table:table-cell office:value-type="percentage" office:value="0.91543963869519407" table:style-name="ce50">
            <text:p>91,5%</text:p>
          </table:table-cell>
          <table:table-cell office:value-type="float" office:value="256677" table:style-name="ce66">
            <text:p>256.677</text:p>
          </table:table-cell>
          <table:table-cell office:value-type="percentage" office:value="0.92283050682927004" table:style-name="ce50">
            <text:p>92,3%</text:p>
          </table:table-cell>
          <table:table-cell office:value-type="float" office:value="267502" table:style-name="ce66">
            <text:p>267.502</text:p>
          </table:table-cell>
          <table:table-cell office:value-type="percentage" office:value="0.81828916134400309" table:style-name="ce50">
            <text:p>81,8%</text:p>
          </table:table-cell>
          <table:table-cell office:value-type="float" office:value="197883" table:style-name="ce66">
            <text:p>197.883</text:p>
          </table:table-cell>
          <table:table-cell office:value-type="percentage" office:value="0.60875838306774133" table:style-name="ce50">
            <text:p>60,9%</text:p>
          </table:table-cell>
          <table:table-cell office:value-type="float" office:value="89375" table:style-name="ce66">
            <text:p>89.375</text:p>
          </table:table-cell>
          <table:table-cell office:value-type="percentage" office:value="0.42598877057853446" table:style-name="ce50">
            <text:p>42,6%</text:p>
          </table:table-cell>
          <table:table-cell office:value-type="float" office:value="62762" table:style-name="ce66">
            <text:p>62.762</text:p>
          </table:table-cell>
          <table:table-cell office:value-type="percentage" office:value="0.36150935136598489" table:style-name="ce50">
            <text:p>36,2%</text:p>
          </table:table-cell>
          <table:table-cell office:value-type="float" office:value="11162" table:style-name="ce63">
            <text:p>11.162</text:p>
          </table:table-cell>
          <table:table-cell office:value-type="percentage" office:value="0.28995973503052347" table:style-name="ce64">
            <text:p>29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euta</text:p>
          </table:table-cell>
          <table:table-cell office:value-type="float" office:value="5718" table:style-name="ce66">
            <text:p>5.718</text:p>
          </table:table-cell>
          <table:table-cell office:value-type="percentage" office:value="0.9071870537839124" table:style-name="ce50">
            <text:p>90,7%</text:p>
          </table:table-cell>
          <table:table-cell office:value-type="float" office:value="7328" table:style-name="ce66">
            <text:p>7.328</text:p>
          </table:table-cell>
          <table:table-cell office:value-type="percentage" office:value="0.9570327804623221" table:style-name="ce50">
            <text:p>95,7%</text:p>
          </table:table-cell>
          <table:table-cell office:value-type="float" office:value="9253" table:style-name="ce66">
            <text:p>9.253</text:p>
          </table:table-cell>
          <table:table-cell office:value-type="percentage" office:value="0.87087058823529406" table:style-name="ce50">
            <text:p>87,1%</text:p>
          </table:table-cell>
          <table:table-cell office:value-type="float" office:value="8931" table:style-name="ce66">
            <text:p>8.931</text:p>
          </table:table-cell>
          <table:table-cell office:value-type="percentage" office:value="0.79613121768586204" table:style-name="ce50">
            <text:p>79,6%</text:p>
          </table:table-cell>
          <table:table-cell office:value-type="float" office:value="6369" table:style-name="ce66">
            <text:p>6.369</text:p>
          </table:table-cell>
          <table:table-cell office:value-type="percentage" office:value="0.6773370200999681" table:style-name="ce50">
            <text:p>67,7%</text:p>
          </table:table-cell>
          <table:table-cell office:value-type="float" office:value="5251" table:style-name="ce66">
            <text:p>5.251</text:p>
          </table:table-cell>
          <table:table-cell office:value-type="percentage" office:value="0.56687898089171973" table:style-name="ce50">
            <text:p>56,7%</text:p>
          </table:table-cell>
          <table:table-cell office:value-type="float" office:value="1015" table:style-name="ce63">
            <text:p>1.015</text:p>
          </table:table-cell>
          <table:table-cell office:value-type="percentage" office:value="0.43376068376068377" table:style-name="ce64">
            <text:p>43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elilla</text:p>
          </table:table-cell>
          <table:table-cell office:value-type="float" office:value="4532" table:style-name="ce66">
            <text:p>4.532</text:p>
          </table:table-cell>
          <table:table-cell office:value-type="percentage" office:value="0.83477620187879908" table:style-name="ce50">
            <text:p>83,5%</text:p>
          </table:table-cell>
          <table:table-cell office:value-type="float" office:value="6166" table:style-name="ce66">
            <text:p>6.166</text:p>
          </table:table-cell>
          <table:table-cell office:value-type="percentage" office:value="0.83077337644839666" table:style-name="ce50">
            <text:p>83,1%</text:p>
          </table:table-cell>
          <table:table-cell office:value-type="float" office:value="8005" table:style-name="ce66">
            <text:p>8.005</text:p>
          </table:table-cell>
          <table:table-cell office:value-type="percentage" office:value="0.79414682539682535" table:style-name="ce50">
            <text:p>79,4%</text:p>
          </table:table-cell>
          <table:table-cell office:value-type="float" office:value="7748" table:style-name="ce66">
            <text:p>7.748</text:p>
          </table:table-cell>
          <table:table-cell office:value-type="percentage" office:value="0.73087444580699934" table:style-name="ce50">
            <text:p>73,1%</text:p>
          </table:table-cell>
          <table:table-cell office:value-type="float" office:value="5047" table:style-name="ce66">
            <text:p>5.047</text:p>
          </table:table-cell>
          <table:table-cell office:value-type="percentage" office:value="0.55008174386920983" table:style-name="ce50">
            <text:p>55,0%</text:p>
          </table:table-cell>
          <table:table-cell office:value-type="float" office:value="4455" table:style-name="ce66">
            <text:p>4.455</text:p>
          </table:table-cell>
          <table:table-cell office:value-type="percentage" office:value="0.45617448289985663" table:style-name="ce50">
            <text:p>45,6%</text:p>
          </table:table-cell>
          <table:table-cell office:value-type="float" office:value="968" table:style-name="ce63">
            <text:p>968</text:p>
          </table:table-cell>
          <table:table-cell office:value-type="percentage" office:value="0.40066225165562913" table:style-name="ce64">
            <text:p>40,1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Fuerzas Armadas</text:p>
          </table:table-cell>
          <table:table-cell office:value-type="float" office:value="7" table:style-name="ce66">
            <text:p>7</text:p>
          </table:table-cell>
          <table:table-cell office:value-type="percentage" office:value="0.16666666666666666" table:style-name="ce50">
            <text:p>16,7%</text:p>
          </table:table-cell>
          <table:table-cell office:value-type="float" office:value="2376" table:style-name="ce66">
            <text:p>2.376</text:p>
          </table:table-cell>
          <table:table-cell office:value-type="percentage" office:value="0.64164191196327303" table:style-name="ce50">
            <text:p>64,2%</text:p>
          </table:table-cell>
          <table:table-cell office:value-type="float" office:value="7386" table:style-name="ce66">
            <text:p>7.386</text:p>
          </table:table-cell>
          <table:table-cell office:value-type="percentage" office:value="0.75045722414143468" table:style-name="ce50">
            <text:p>75,0%</text:p>
          </table:table-cell>
          <table:table-cell office:value-type="float" office:value="15193" table:style-name="ce66">
            <text:p>15.193</text:p>
          </table:table-cell>
          <table:table-cell office:value-type="percentage" office:value="0.66817662063506023" table:style-name="ce50">
            <text:p>66,8%</text:p>
          </table:table-cell>
          <table:table-cell office:value-type="float" office:value="15211" table:style-name="ce66">
            <text:p>15.211</text:p>
          </table:table-cell>
          <table:table-cell office:value-type="percentage" office:value="0.46699619304924472" table:style-name="ce50">
            <text:p>46,7%</text:p>
          </table:table-cell>
          <table:table-cell office:value-type="float" office:value="10860" table:style-name="ce66">
            <text:p>10.860</text:p>
          </table:table-cell>
          <table:table-cell office:value-type="percentage" office:value="0.44216440698668619" table:style-name="ce50">
            <text:p>44,2%</text:p>
          </table:table-cell>
          <table:table-cell office:value-type="float" office:value="212" table:style-name="ce63">
            <text:p>212</text:p>
          </table:table-cell>
          <table:table-cell office:value-type="percentage" office:value="0.16220351951032899" table:style-name="ce64">
            <text:p>16,2%</text:p>
          </table:table-cell>
          <table:table-cell table:number-columns-repeated="16369"/>
        </table:table-row>
        <table:table-row table:style-name="ro12">
          <table:table-cell office:value-type="string" table:style-name="ce67">
            <text:p>Sanidad Exterior</text:p>
          </table:table-cell>
          <table:table-cell office:value-type="float" office:value="79" table:style-name="ce66">
            <text:p>79</text:p>
          </table:table-cell>
          <table:table-cell office:value-type="percentage" office:value="0.98750000000000004" table:style-name="ce53">
            <text:p>98,8%</text:p>
          </table:table-cell>
          <table:table-cell office:value-type="float" office:value="300" table:style-name="ce66">
            <text:p>300</text:p>
          </table:table-cell>
          <table:table-cell office:value-type="percentage" office:value="0.96153846153846156" table:style-name="ce53">
            <text:p>96,2%</text:p>
          </table:table-cell>
          <table:table-cell office:value-type="float" office:value="698" table:style-name="ce66">
            <text:p>698</text:p>
          </table:table-cell>
          <table:table-cell office:value-type="percentage" office:value="0.75622968580715055" table:style-name="ce53">
            <text:p>75,6%</text:p>
          </table:table-cell>
          <table:table-cell office:value-type="float" office:value="931" table:style-name="ce66">
            <text:p>931</text:p>
          </table:table-cell>
          <table:table-cell office:value-type="percentage" office:value="0.46949067070095812" table:style-name="ce53">
            <text:p>46,9%</text:p>
          </table:table-cell>
          <table:table-cell office:value-type="float" office:value="1157" table:style-name="ce66">
            <text:p>1.157</text:p>
          </table:table-cell>
          <table:table-cell office:value-type="percentage" office:value="0.47205222358221133" table:style-name="ce53">
            <text:p>47,2%</text:p>
          </table:table-cell>
          <table:table-cell office:value-type="float" office:value="930" table:style-name="ce66">
            <text:p>930</text:p>
          </table:table-cell>
          <table:table-cell office:value-type="percentage" office:value="0.43580131208997186" table:style-name="ce53">
            <text:p>43,6%</text:p>
          </table:table-cell>
          <table:table-cell office:value-type="float" office:value="20" table:style-name="ce63">
            <text:p>20</text:p>
          </table:table-cell>
          <table:table-cell office:value-type="percentage" office:value="0.11627906976744186" table:style-name="ce64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6373813" table:style-name="ce69">
            <text:p>6.373.813</text:p>
          </table:table-cell>
          <table:table-cell office:value-type="percentage" office:value="0.92637554599115712" table:style-name="ce70">
            <text:p>92,64%</text:p>
          </table:table-cell>
          <table:table-cell office:value-type="float" office:value="4965399" table:style-name="ce69">
            <text:p>4.965.399</text:p>
          </table:table-cell>
          <table:table-cell office:value-type="percentage" office:value="0.93320902822688179" table:style-name="ce70">
            <text:p>93,32%</text:p>
          </table:table-cell>
          <table:table-cell office:value-type="float" office:value="5398736" table:style-name="ce69">
            <text:p>5.398.736</text:p>
          </table:table-cell>
          <table:table-cell office:value-type="percentage" office:value="0.79688622036789636" table:style-name="ce70">
            <text:p>79,69%</text:p>
          </table:table-cell>
          <table:table-cell office:value-type="float" office:value="4607057" table:style-name="ce69">
            <text:p>4.607.057</text:p>
          </table:table-cell>
          <table:table-cell office:value-type="percentage" office:value="0.64853991638485486" table:style-name="ce70">
            <text:p>64,85%</text:p>
          </table:table-cell>
          <table:table-cell office:value-type="float" office:value="2500231" table:style-name="ce69">
            <text:p>2.500.231</text:p>
          </table:table-cell>
          <table:table-cell office:value-type="percentage" office:value="0.49331267925326466" table:style-name="ce70">
            <text:p>49,33%</text:p>
          </table:table-cell>
          <table:table-cell office:value-type="float" office:value="1810150" table:style-name="ce69">
            <text:p>1.810.150</text:p>
          </table:table-cell>
          <table:table-cell office:value-type="percentage" office:value="0.43331302596191712" table:style-name="ce70">
            <text:p>43,33%</text:p>
          </table:table-cell>
          <table:table-cell office:value-type="float" office:value="269993" table:style-name="ce69">
            <text:p>269.993</text:p>
          </table:table-cell>
          <table:table-cell office:value-type="percentage" office:value="0.3111099076094847" table:style-name="ce70">
            <text:p>31,11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1">
        <table:table-column table:style-name="co4" table:number-columns-repeated="16384" table:default-cell-style-name="ce60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728275" table:style-name="ce79">
            <text:p>728.275</text:p>
          </table:table-cell>
          <table:table-cell office:value-type="float" office:value="453245" table:style-name="ce79">
            <text:p>453.245</text:p>
          </table:table-cell>
          <table:table-cell office:value-type="percentage" office:value="0.62235419312759599" table:style-name="ce80">
            <text:p>62,2%</text:p>
          </table:table-cell>
          <table:table-cell office:value-type="float" office:value="367401" table:style-name="ce79">
            <text:p>367.401</text:p>
          </table:table-cell>
          <table:table-cell office:value-type="percentage" office:value="0.50448113693316399" table:style-name="ce80">
            <text:p>50,4%</text:p>
          </table:table-cell>
          <table:table-cell office:value-type="date" office:date-value="2022-09-19T00:00:00" table:style-name="ce81">
            <text:p>19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ragón</text:p>
          </table:table-cell>
          <table:table-cell office:value-type="float" office:value="103760" table:style-name="ce79">
            <text:p>103.760</text:p>
          </table:table-cell>
          <table:table-cell office:value-type="float" office:value="55886" table:style-name="ce79">
            <text:p>55.886</text:p>
          </table:table-cell>
          <table:table-cell office:value-type="percentage" office:value="0.53860832690824978" table:style-name="ce80">
            <text:p>53,9%</text:p>
          </table:table-cell>
          <table:table-cell office:value-type="float" office:value="46885" table:style-name="ce79">
            <text:p>46.885</text:p>
          </table:table-cell>
          <table:table-cell office:value-type="percentage" office:value="0.45186006168080184" table:style-name="ce80">
            <text:p>45,2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sturias<text:s/></text:p>
          </table:table-cell>
          <table:table-cell office:value-type="float" office:value="62179" table:style-name="ce79">
            <text:p>62.179</text:p>
          </table:table-cell>
          <table:table-cell office:value-type="float" office:value="44645" table:style-name="ce79">
            <text:p>44.645</text:p>
          </table:table-cell>
          <table:table-cell office:value-type="percentage" office:value="0.71800768748291222" table:style-name="ce80">
            <text:p>71,8%</text:p>
          </table:table-cell>
          <table:table-cell office:value-type="float" office:value="39207" table:style-name="ce79">
            <text:p>39.207</text:p>
          </table:table-cell>
          <table:table-cell office:value-type="percentage" office:value="0.63055050740603735" table:style-name="ce80">
            <text:p>63,1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Baleares</text:p>
          </table:table-cell>
          <table:table-cell office:value-type="float" office:value="97822" table:style-name="ce79">
            <text:p>97.822</text:p>
          </table:table-cell>
          <table:table-cell office:value-type="float" office:value="34172" table:style-name="ce79">
            <text:p>34.172</text:p>
          </table:table-cell>
          <table:table-cell office:value-type="percentage" office:value="0.34932837194087218" table:style-name="ce80">
            <text:p>34,9%</text:p>
          </table:table-cell>
          <table:table-cell office:value-type="float" office:value="26839" table:style-name="ce79">
            <text:p>26.839</text:p>
          </table:table-cell>
          <table:table-cell office:value-type="percentage" office:value="0.27436568461082372" table:style-name="ce80">
            <text:p>27,4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arias</text:p>
          </table:table-cell>
          <table:table-cell office:value-type="float" office:value="156104" table:style-name="ce79">
            <text:p>156.104</text:p>
          </table:table-cell>
          <table:table-cell office:value-type="float" office:value="81647" table:style-name="ce79">
            <text:p>81.647</text:p>
          </table:table-cell>
          <table:table-cell office:value-type="percentage" office:value="0.52302951878235027" table:style-name="ce80">
            <text:p>52,3%</text:p>
          </table:table-cell>
          <table:table-cell office:value-type="float" office:value="63039" table:style-name="ce79">
            <text:p>63.039</text:p>
          </table:table-cell>
          <table:table-cell office:value-type="percentage" office:value="0.40382693588889457" table:style-name="ce80">
            <text:p>40,4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tabria</text:p>
          </table:table-cell>
          <table:table-cell office:value-type="float" office:value="42931" table:style-name="ce79">
            <text:p>42.931</text:p>
          </table:table-cell>
          <table:table-cell office:value-type="float" office:value="26172" table:style-name="ce79">
            <text:p>26.172</text:p>
          </table:table-cell>
          <table:table-cell office:value-type="percentage" office:value="0.60962940532482357" table:style-name="ce80">
            <text:p>61,0%</text:p>
          </table:table-cell>
          <table:table-cell office:value-type="float" office:value="23629" table:style-name="ce79">
            <text:p>23.629</text:p>
          </table:table-cell>
          <table:table-cell office:value-type="percentage" office:value="0.55039481959423264" table:style-name="ce80">
            <text:p>55,0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y Leon<text:s/></text:p>
          </table:table-cell>
          <table:table-cell office:value-type="float" office:value="158747" table:style-name="ce79">
            <text:p>158.747</text:p>
          </table:table-cell>
          <table:table-cell office:value-type="float" office:value="106336" table:style-name="ce79">
            <text:p>106.336</text:p>
          </table:table-cell>
          <table:table-cell office:value-type="percentage" office:value="0.66984572936811404" table:style-name="ce80">
            <text:p>67,0%</text:p>
          </table:table-cell>
          <table:table-cell office:value-type="float" office:value="97580" table:style-name="ce79">
            <text:p>97.580</text:p>
          </table:table-cell>
          <table:table-cell office:value-type="percentage" office:value="0.61468878152028072" table:style-name="ce80">
            <text:p>61,5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- La Mancha</text:p>
          </table:table-cell>
          <table:table-cell office:value-type="float" office:value="171326" table:style-name="ce79">
            <text:p>171.326</text:p>
          </table:table-cell>
          <table:table-cell office:value-type="float" office:value="106675" table:style-name="ce79">
            <text:p>106.675</text:p>
          </table:table-cell>
          <table:table-cell office:value-type="percentage" office:value="0.62264338162333799" table:style-name="ce80">
            <text:p>62,3%</text:p>
          </table:table-cell>
          <table:table-cell office:value-type="float" office:value="88462" table:style-name="ce79">
            <text:p>88.462</text:p>
          </table:table-cell>
          <table:table-cell office:value-type="percentage" office:value="0.51633727513628991" table:style-name="ce80">
            <text:p>51,6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taluña</text:p>
          </table:table-cell>
          <table:table-cell office:value-type="float" office:value="648162" table:style-name="ce79">
            <text:p>648.162</text:p>
          </table:table-cell>
          <table:table-cell office:value-type="float" office:value="264121" table:style-name="ce79">
            <text:p>264.121</text:p>
          </table:table-cell>
          <table:table-cell office:value-type="percentage" office:value="0.40749226273678496" table:style-name="ce80">
            <text:p>40,7%</text:p>
          </table:table-cell>
          <table:table-cell office:value-type="float" office:value="207104" table:style-name="ce79">
            <text:p>207.104</text:p>
          </table:table-cell>
          <table:table-cell office:value-type="percentage" office:value="0.31952505700735312" table:style-name="ce80">
            <text:p>32,0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. Valenciana</text:p>
          </table:table-cell>
          <table:table-cell office:value-type="float" office:value="410244" table:style-name="ce79">
            <text:p>410.244</text:p>
          </table:table-cell>
          <table:table-cell office:value-type="float" office:value="263884" table:style-name="ce79">
            <text:p>263.884</text:p>
          </table:table-cell>
          <table:table-cell office:value-type="percentage" office:value="0.64323670791041432" table:style-name="ce80">
            <text:p>64,3%</text:p>
          </table:table-cell>
          <table:table-cell office:value-type="float" office:value="200992" table:style-name="ce79">
            <text:p>200.992</text:p>
          </table:table-cell>
          <table:table-cell office:value-type="percentage" office:value="0.48993282046781916" table:style-name="ce80">
            <text:p>49,0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Extremadura</text:p>
          </table:table-cell>
          <table:table-cell office:value-type="float" office:value="78583" table:style-name="ce79">
            <text:p>78.583</text:p>
          </table:table-cell>
          <table:table-cell office:value-type="float" office:value="61114" table:style-name="ce79">
            <text:p>61.114</text:p>
          </table:table-cell>
          <table:table-cell office:value-type="percentage" office:value="0.77770001145285872" table:style-name="ce80">
            <text:p>77,8%</text:p>
          </table:table-cell>
          <table:table-cell office:value-type="float" office:value="52492" table:style-name="ce79">
            <text:p>52.492</text:p>
          </table:table-cell>
          <table:table-cell office:value-type="percentage" office:value="0.66798162452438825" table:style-name="ce80">
            <text:p>66,8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Galicia</text:p>
          </table:table-cell>
          <table:table-cell office:value-type="float" office:value="177577" table:style-name="ce79">
            <text:p>177.577</text:p>
          </table:table-cell>
          <table:table-cell office:value-type="float" office:value="141476" table:style-name="ce79">
            <text:p>141.476</text:p>
          </table:table-cell>
          <table:table-cell office:value-type="percentage" office:value="0.79670227563254248" table:style-name="ce80">
            <text:p>79,7%</text:p>
          </table:table-cell>
          <table:table-cell office:value-type="float" office:value="125112" table:style-name="ce79">
            <text:p>125.112</text:p>
          </table:table-cell>
          <table:table-cell office:value-type="percentage" office:value="0.7045507019490137" table:style-name="ce80">
            <text:p>70,5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La Rioja</text:p>
          </table:table-cell>
          <table:table-cell office:value-type="float" office:value="25397" table:style-name="ce79">
            <text:p>25.397</text:p>
          </table:table-cell>
          <table:table-cell office:value-type="float" office:value="17032" table:style-name="ce79">
            <text:p>17.032</text:p>
          </table:table-cell>
          <table:table-cell office:value-type="percentage" office:value="0.67063038941607278" table:style-name="ce80">
            <text:p>67,1%</text:p>
          </table:table-cell>
          <table:table-cell office:value-type="float" office:value="14809" table:style-name="ce79">
            <text:p>14.809</text:p>
          </table:table-cell>
          <table:table-cell office:value-type="percentage" office:value="0.58310036618498251" table:style-name="ce80">
            <text:p>58,3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adrid</text:p>
          </table:table-cell>
          <table:table-cell office:value-type="float" office:value="567425" table:style-name="ce79">
            <text:p>567.425</text:p>
          </table:table-cell>
          <table:table-cell office:value-type="float" office:value="269844" table:style-name="ce79">
            <text:p>269.844</text:p>
          </table:table-cell>
          <table:table-cell office:value-type="percentage" office:value="0.47555888443406619" table:style-name="ce80">
            <text:p>47,6%</text:p>
          </table:table-cell>
          <table:table-cell office:value-type="float" office:value="240560" table:style-name="ce79">
            <text:p>240.560</text:p>
          </table:table-cell>
          <table:table-cell office:value-type="percentage" office:value="0.42395030180200027" table:style-name="ce80">
            <text:p>42,4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urcia<text:s/></text:p>
          </table:table-cell>
          <table:table-cell office:value-type="float" office:value="139748" table:style-name="ce79">
            <text:p>139.748</text:p>
          </table:table-cell>
          <table:table-cell office:value-type="float" office:value="72286" table:style-name="ce79">
            <text:p>72.286</text:p>
          </table:table-cell>
          <table:table-cell office:value-type="percentage" office:value="0.51725963877837244" table:style-name="ce80">
            <text:p>51,7%</text:p>
          </table:table-cell>
          <table:table-cell office:value-type="float" office:value="52037" table:style-name="ce79">
            <text:p>52.037</text:p>
          </table:table-cell>
          <table:table-cell office:value-type="percentage" office:value="0.37236311074219308" table:style-name="ce80">
            <text:p>37,2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Navarra</text:p>
          </table:table-cell>
          <table:table-cell office:value-type="float" office:value="56431" table:style-name="ce79">
            <text:p>56.431</text:p>
          </table:table-cell>
          <table:table-cell office:value-type="float" office:value="29841" table:style-name="ce79">
            <text:p>29.841</text:p>
          </table:table-cell>
          <table:table-cell office:value-type="percentage" office:value="0.52880508940121562" table:style-name="ce80">
            <text:p>52,9%</text:p>
          </table:table-cell>
          <table:table-cell office:value-type="float" office:value="26170" table:style-name="ce79">
            <text:p>26.170</text:p>
          </table:table-cell>
          <table:table-cell office:value-type="percentage" office:value="0.46375219294359482" table:style-name="ce80">
            <text:p>46,4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País Vasco</text:p>
          </table:table-cell>
          <table:table-cell office:value-type="float" office:value="170178" table:style-name="ce79">
            <text:p>170.178</text:p>
          </table:table-cell>
          <table:table-cell office:value-type="float" office:value="87275" table:style-name="ce79">
            <text:p>87.275</text:p>
          </table:table-cell>
          <table:table-cell office:value-type="percentage" office:value="0.51284537366757155" table:style-name="ce80">
            <text:p>51,3%</text:p>
          </table:table-cell>
          <table:table-cell office:value-type="float" office:value="69870" table:style-name="ce79">
            <text:p>69.870</text:p>
          </table:table-cell>
          <table:table-cell office:value-type="percentage" office:value="0.41057010894475199" table:style-name="ce80">
            <text:p>41,1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euta</text:p>
          </table:table-cell>
          <table:table-cell office:value-type="float" office:value="9201" table:style-name="ce79">
            <text:p>9.201</text:p>
          </table:table-cell>
          <table:table-cell office:value-type="float" office:value="3244" table:style-name="ce79">
            <text:p>3.244</text:p>
          </table:table-cell>
          <table:table-cell office:value-type="percentage" office:value="0.3525703727855668" table:style-name="ce80">
            <text:p>35,3%</text:p>
          </table:table-cell>
          <table:table-cell office:value-type="float" office:value="2278" table:style-name="ce79">
            <text:p>2.278</text:p>
          </table:table-cell>
          <table:table-cell office:value-type="percentage" office:value="0.24758178458863167" table:style-name="ce80">
            <text:p>24,8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elilla</text:p>
          </table:table-cell>
          <table:table-cell office:value-type="float" office:value="11074" table:style-name="ce79">
            <text:p>11.074</text:p>
          </table:table-cell>
          <table:table-cell office:value-type="float" office:value="3657" table:style-name="ce79">
            <text:p>3.657</text:p>
          </table:table-cell>
          <table:table-cell office:value-type="percentage" office:value="0.33023297814701102" table:style-name="ce80">
            <text:p>33,0%</text:p>
          </table:table-cell>
          <table:table-cell office:value-type="float" office:value="2188" table:style-name="ce79">
            <text:p>2.188</text:p>
          </table:table-cell>
          <table:table-cell office:value-type="percentage" office:value="0.19757991692252122" table:style-name="ce80">
            <text:p>19,8%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Min. Defensa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8-01T00:00:00" table:style-name="ce81">
            <text:p>01/08/2022</text:p>
          </table:table-cell>
          <table:table-cell table:number-columns-repeated="16377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Totales</text:p>
          </table:table-cell>
          <table:table-cell office:value-type="float" office:value="3815164" table:style-name="ce86">
            <text:p>3.815.164</text:p>
          </table:table-cell>
          <table:table-cell office:value-type="float" office:value="2122552" table:style-name="ce86">
            <text:p>2.122.552</text:p>
          </table:table-cell>
          <table:table-cell office:value-type="percentage" office:value="0.55634620163117499" table:style-name="ce87">
            <text:p>55,6%</text:p>
          </table:table-cell>
          <table:table-cell office:value-type="float" office:value="1746654" table:style-name="ce86">
            <text:p>1.746.654</text:p>
          </table:table-cell>
          <table:table-cell office:value-type="percentage" office:value="0.45781885129970823" table:style-name="ce87">
            <text:p>45,8%</text:p>
          </table:table-cell>
          <table:table-cell table:style-name="ce86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2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2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2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2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9-22T12:34:09Z</dc:date>
  </office:meta>
</office:document-meta>
</file>